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  <style:map style:condition="cell-content()&gt;982000" style:apply-style-name="Error" style:base-cell-address="'26-38960'.C1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6-3896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6" table:default-cell-style-name="Default"/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B</text:p>
          </table:table-cell>
          <table:table-cell table:formula="of:=[.A1]" office:value-type="float" office:value="3001" calcext:value-type="float">
            <text:p>3001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982000" calcext:value-type="float">
            <text:p>982000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A</text:p>
          </table:table-cell>
          <table:table-cell table:formula="of:=[.C1]+[.A2]" office:value-type="float" office:value="6002" calcext:value-type="float">
            <text:p>6002</text:p>
          </table:table-cell>
          <table:table-cell table:number-columns-repeated="6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B</text:p>
          </table:table-cell>
          <table:table-cell table:formula="of:=[.C2]+[.A3]" office:value-type="float" office:value="9005" calcext:value-type="float">
            <text:p>9005</text:p>
          </table:table-cell>
          <table:table-cell table:number-columns-repeated="6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A</text:p>
          </table:table-cell>
          <table:table-cell table:formula="of:=[.C3]+[.A4]" office:value-type="float" office:value="12009" calcext:value-type="float">
            <text:p>12009</text:p>
          </table:table-cell>
          <table:table-cell table:number-columns-repeated="6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B</text:p>
          </table:table-cell>
          <table:table-cell table:formula="of:=[.C4]+[.A5]" office:value-type="float" office:value="15015" calcext:value-type="float">
            <text:p>15015</text:p>
          </table:table-cell>
          <table:table-cell table:number-columns-repeated="6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B</text:p>
          </table:table-cell>
          <table:table-cell table:formula="of:=[.C5]+[.A6]" office:value-type="float" office:value="18023" calcext:value-type="float">
            <text:p>18023</text:p>
          </table:table-cell>
          <table:table-cell table:number-columns-repeated="6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B</text:p>
          </table:table-cell>
          <table:table-cell table:formula="of:=[.C6]+[.A7]" office:value-type="float" office:value="21037" calcext:value-type="float">
            <text:p>21037</text:p>
          </table:table-cell>
          <table:table-cell table:number-columns-repeated="6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B</text:p>
          </table:table-cell>
          <table:table-cell table:formula="of:=[.C7]+[.A8]" office:value-type="float" office:value="24055" calcext:value-type="float">
            <text:p>24055</text:p>
          </table:table-cell>
          <table:table-cell table:number-columns-repeated="6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A</text:p>
          </table:table-cell>
          <table:table-cell table:formula="of:=[.C8]+[.A9]" office:value-type="float" office:value="27078" calcext:value-type="float">
            <text:p>27078</text:p>
          </table:table-cell>
          <table:table-cell table:number-columns-repeated="6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A</text:p>
          </table:table-cell>
          <table:table-cell table:formula="of:=[.C9]+[.A10]" office:value-type="float" office:value="30102" calcext:value-type="float">
            <text:p>30102</text:p>
          </table:table-cell>
          <table:table-cell table:number-columns-repeated="6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A</text:p>
          </table:table-cell>
          <table:table-cell table:formula="of:=[.C10]+[.A11]" office:value-type="float" office:value="33126" calcext:value-type="float">
            <text:p>33126</text:p>
          </table:table-cell>
          <table:table-cell table:number-columns-repeated="6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A</text:p>
          </table:table-cell>
          <table:table-cell table:formula="of:=[.C11]+[.A12]" office:value-type="float" office:value="36153" calcext:value-type="float">
            <text:p>36153</text:p>
          </table:table-cell>
          <table:table-cell table:number-columns-repeated="6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A</text:p>
          </table:table-cell>
          <table:table-cell table:formula="of:=[.C12]+[.A13]" office:value-type="float" office:value="39188" calcext:value-type="float">
            <text:p>39188</text:p>
          </table:table-cell>
          <table:table-cell table:number-columns-repeated="6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B</text:p>
          </table:table-cell>
          <table:table-cell table:formula="of:=[.C13]+[.A14]" office:value-type="float" office:value="42228" calcext:value-type="float">
            <text:p>42228</text:p>
          </table:table-cell>
          <table:table-cell table:number-columns-repeated="6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B</text:p>
          </table:table-cell>
          <table:table-cell table:formula="of:=[.C14]+[.A15]" office:value-type="float" office:value="45271" calcext:value-type="float">
            <text:p>45271</text:p>
          </table:table-cell>
          <table:table-cell table:number-columns-repeated="6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B</text:p>
          </table:table-cell>
          <table:table-cell table:formula="of:=[.C15]+[.A16]" office:value-type="float" office:value="48317" calcext:value-type="float">
            <text:p>48317</text:p>
          </table:table-cell>
          <table:table-cell table:number-columns-repeated="6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A</text:p>
          </table:table-cell>
          <table:table-cell table:formula="of:=[.C16]+[.A17]" office:value-type="float" office:value="51364" calcext:value-type="float">
            <text:p>51364</text:p>
          </table:table-cell>
          <table:table-cell table:number-columns-repeated="6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B</text:p>
          </table:table-cell>
          <table:table-cell table:formula="of:=[.C17]+[.A18]" office:value-type="float" office:value="54414" calcext:value-type="float">
            <text:p>54414</text:p>
          </table:table-cell>
          <table:table-cell table:number-columns-repeated="6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A</text:p>
          </table:table-cell>
          <table:table-cell table:formula="of:=[.C18]+[.A19]" office:value-type="float" office:value="57465" calcext:value-type="float">
            <text:p>57465</text:p>
          </table:table-cell>
          <table:table-cell table:number-columns-repeated="6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B</text:p>
          </table:table-cell>
          <table:table-cell table:formula="of:=[.C19]+[.A20]" office:value-type="float" office:value="60527" calcext:value-type="float">
            <text:p>60527</text:p>
          </table:table-cell>
          <table:table-cell table:number-columns-repeated="6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A</text:p>
          </table:table-cell>
          <table:table-cell table:formula="of:=[.C20]+[.A21]" office:value-type="float" office:value="63591" calcext:value-type="float">
            <text:p>63591</text:p>
          </table:table-cell>
          <table:table-cell table:number-columns-repeated="6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A</text:p>
          </table:table-cell>
          <table:table-cell table:formula="of:=[.C21]+[.A22]" office:value-type="float" office:value="66659" calcext:value-type="float">
            <text:p>66659</text:p>
          </table:table-cell>
          <table:table-cell table:number-columns-repeated="6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B</text:p>
          </table:table-cell>
          <table:table-cell table:formula="of:=[.C22]+[.A23]" office:value-type="float" office:value="69739" calcext:value-type="float">
            <text:p>69739</text:p>
          </table:table-cell>
          <table:table-cell table:number-columns-repeated="6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B</text:p>
          </table:table-cell>
          <table:table-cell table:formula="of:=[.C23]+[.A24]" office:value-type="float" office:value="72820" calcext:value-type="float">
            <text:p>72820</text:p>
          </table:table-cell>
          <table:table-cell table:number-columns-repeated="6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A</text:p>
          </table:table-cell>
          <table:table-cell table:formula="of:=[.C24]+[.A25]" office:value-type="float" office:value="75901" calcext:value-type="float">
            <text:p>75901</text:p>
          </table:table-cell>
          <table:table-cell table:number-columns-repeated="6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B</text:p>
          </table:table-cell>
          <table:table-cell table:formula="of:=[.C25]+[.A26]" office:value-type="float" office:value="78996" calcext:value-type="float">
            <text:p>78996</text:p>
          </table:table-cell>
          <table:table-cell table:number-columns-repeated="6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A</text:p>
          </table:table-cell>
          <table:table-cell table:formula="of:=[.C26]+[.A27]" office:value-type="float" office:value="82103" calcext:value-type="float">
            <text:p>82103</text:p>
          </table:table-cell>
          <table:table-cell table:number-columns-repeated="6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A</text:p>
          </table:table-cell>
          <table:table-cell table:formula="of:=[.C27]+[.A28]" office:value-type="float" office:value="85212" calcext:value-type="float">
            <text:p>85212</text:p>
          </table:table-cell>
          <table:table-cell table:number-columns-repeated="6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B</text:p>
          </table:table-cell>
          <table:table-cell table:formula="of:=[.C28]+[.A29]" office:value-type="float" office:value="88322" calcext:value-type="float">
            <text:p>88322</text:p>
          </table:table-cell>
          <table:table-cell table:number-columns-repeated="6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B</text:p>
          </table:table-cell>
          <table:table-cell table:formula="of:=[.C29]+[.A30]" office:value-type="float" office:value="91432" calcext:value-type="float">
            <text:p>91432</text:p>
          </table:table-cell>
          <table:table-cell table:number-columns-repeated="6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A</text:p>
          </table:table-cell>
          <table:table-cell table:formula="of:=[.C30]+[.A31]" office:value-type="float" office:value="94548" calcext:value-type="float">
            <text:p>94548</text:p>
          </table:table-cell>
          <table:table-cell table:number-columns-repeated="6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B</text:p>
          </table:table-cell>
          <table:table-cell table:formula="of:=[.C31]+[.A32]" office:value-type="float" office:value="97666" calcext:value-type="float">
            <text:p>97666</text:p>
          </table:table-cell>
          <table:table-cell table:number-columns-repeated="6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B</text:p>
          </table:table-cell>
          <table:table-cell table:formula="of:=[.C32]+[.A33]" office:value-type="float" office:value="100789" calcext:value-type="float">
            <text:p>100789</text:p>
          </table:table-cell>
          <table:table-cell table:number-columns-repeated="6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A</text:p>
          </table:table-cell>
          <table:table-cell table:formula="of:=[.C33]+[.A34]" office:value-type="float" office:value="103913" calcext:value-type="float">
            <text:p>103913</text:p>
          </table:table-cell>
          <table:table-cell table:number-columns-repeated="6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A</text:p>
          </table:table-cell>
          <table:table-cell table:formula="of:=[.C34]+[.A35]" office:value-type="float" office:value="107047" calcext:value-type="float">
            <text:p>107047</text:p>
          </table:table-cell>
          <table:table-cell table:number-columns-repeated="6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A</text:p>
          </table:table-cell>
          <table:table-cell table:formula="of:=[.C35]+[.A36]" office:value-type="float" office:value="110184" calcext:value-type="float">
            <text:p>110184</text:p>
          </table:table-cell>
          <table:table-cell table:number-columns-repeated="6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B</text:p>
          </table:table-cell>
          <table:table-cell table:formula="of:=[.C36]+[.A37]" office:value-type="float" office:value="113326" calcext:value-type="float">
            <text:p>113326</text:p>
          </table:table-cell>
          <table:table-cell table:number-columns-repeated="6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B</text:p>
          </table:table-cell>
          <table:table-cell table:formula="of:=[.C37]+[.A38]" office:value-type="float" office:value="116477" calcext:value-type="float">
            <text:p>116477</text:p>
          </table:table-cell>
          <table:table-cell table:number-columns-repeated="6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A</text:p>
          </table:table-cell>
          <table:table-cell table:formula="of:=[.C38]+[.A39]" office:value-type="float" office:value="119634" calcext:value-type="float">
            <text:p>119634</text:p>
          </table:table-cell>
          <table:table-cell table:number-columns-repeated="6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B</text:p>
          </table:table-cell>
          <table:table-cell table:formula="of:=[.C39]+[.A40]" office:value-type="float" office:value="122795" calcext:value-type="float">
            <text:p>122795</text:p>
          </table:table-cell>
          <table:table-cell table:number-columns-repeated="6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A</text:p>
          </table:table-cell>
          <table:table-cell table:formula="of:=[.C40]+[.A41]" office:value-type="float" office:value="125957" calcext:value-type="float">
            <text:p>125957</text:p>
          </table:table-cell>
          <table:table-cell table:number-columns-repeated="6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B</text:p>
          </table:table-cell>
          <table:table-cell table:formula="of:=[.C41]+[.A42]" office:value-type="float" office:value="129119" calcext:value-type="float">
            <text:p>129119</text:p>
          </table:table-cell>
          <table:table-cell table:number-columns-repeated="6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A</text:p>
          </table:table-cell>
          <table:table-cell table:formula="of:=[.C42]+[.A43]" office:value-type="float" office:value="132298" calcext:value-type="float">
            <text:p>132298</text:p>
          </table:table-cell>
          <table:table-cell table:number-columns-repeated="6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B</text:p>
          </table:table-cell>
          <table:table-cell table:formula="of:=[.C43]+[.A44]" office:value-type="float" office:value="135477" calcext:value-type="float">
            <text:p>135477</text:p>
          </table:table-cell>
          <table:table-cell table:number-columns-repeated="6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B</text:p>
          </table:table-cell>
          <table:table-cell table:formula="of:=[.C44]+[.A45]" office:value-type="float" office:value="138657" calcext:value-type="float">
            <text:p>138657</text:p>
          </table:table-cell>
          <table:table-cell table:number-columns-repeated="6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A</text:p>
          </table:table-cell>
          <table:table-cell table:formula="of:=[.C45]+[.A46]" office:value-type="float" office:value="141837" calcext:value-type="float">
            <text:p>141837</text:p>
          </table:table-cell>
          <table:table-cell table:number-columns-repeated="6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B</text:p>
          </table:table-cell>
          <table:table-cell table:formula="of:=[.C46]+[.A47]" office:value-type="float" office:value="145018" calcext:value-type="float">
            <text:p>145018</text:p>
          </table:table-cell>
          <table:table-cell table:number-columns-repeated="6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B</text:p>
          </table:table-cell>
          <table:table-cell table:formula="of:=[.C47]+[.A48]" office:value-type="float" office:value="148218" calcext:value-type="float">
            <text:p>148218</text:p>
          </table:table-cell>
          <table:table-cell table:number-columns-repeated="6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B</text:p>
          </table:table-cell>
          <table:table-cell table:formula="of:=[.C48]+[.A49]" office:value-type="float" office:value="151419" calcext:value-type="float">
            <text:p>151419</text:p>
          </table:table-cell>
          <table:table-cell table:number-columns-repeated="6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B</text:p>
          </table:table-cell>
          <table:table-cell table:formula="of:=[.C49]+[.A50]" office:value-type="float" office:value="154622" calcext:value-type="float">
            <text:p>154622</text:p>
          </table:table-cell>
          <table:table-cell table:number-columns-repeated="6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B</text:p>
          </table:table-cell>
          <table:table-cell table:formula="of:=[.C50]+[.A51]" office:value-type="float" office:value="157826" calcext:value-type="float">
            <text:p>157826</text:p>
          </table:table-cell>
          <table:table-cell table:number-columns-repeated="6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B</text:p>
          </table:table-cell>
          <table:table-cell table:formula="of:=[.C51]+[.A52]" office:value-type="float" office:value="161030" calcext:value-type="float">
            <text:p>161030</text:p>
          </table:table-cell>
          <table:table-cell table:number-columns-repeated="6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B</text:p>
          </table:table-cell>
          <table:table-cell table:formula="of:=[.C52]+[.A53]" office:value-type="float" office:value="164243" calcext:value-type="float">
            <text:p>164243</text:p>
          </table:table-cell>
          <table:table-cell table:number-columns-repeated="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B</text:p>
          </table:table-cell>
          <table:table-cell table:formula="of:=[.C53]+[.A54]" office:value-type="float" office:value="167465" calcext:value-type="float">
            <text:p>167465</text:p>
          </table:table-cell>
          <table:table-cell table:number-columns-repeated="6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A</text:p>
          </table:table-cell>
          <table:table-cell table:formula="of:=[.C54]+[.A55]" office:value-type="float" office:value="170691" calcext:value-type="float">
            <text:p>170691</text:p>
          </table:table-cell>
          <table:table-cell table:number-columns-repeated="6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A</text:p>
          </table:table-cell>
          <table:table-cell table:formula="of:=[.C55]+[.A56]" office:value-type="float" office:value="173918" calcext:value-type="float">
            <text:p>173918</text:p>
          </table:table-cell>
          <table:table-cell table:number-columns-repeated="6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B</text:p>
          </table:table-cell>
          <table:table-cell table:formula="of:=[.C56]+[.A57]" office:value-type="float" office:value="177146" calcext:value-type="float">
            <text:p>177146</text:p>
          </table:table-cell>
          <table:table-cell table:number-columns-repeated="6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A</text:p>
          </table:table-cell>
          <table:table-cell table:formula="of:=[.C57]+[.A58]" office:value-type="float" office:value="180376" calcext:value-type="float">
            <text:p>180376</text:p>
          </table:table-cell>
          <table:table-cell table:number-columns-repeated="6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A</text:p>
          </table:table-cell>
          <table:table-cell table:formula="of:=[.C58]+[.A59]" office:value-type="float" office:value="183607" calcext:value-type="float">
            <text:p>183607</text:p>
          </table:table-cell>
          <table:table-cell table:number-columns-repeated="6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A</text:p>
          </table:table-cell>
          <table:table-cell table:formula="of:=[.C59]+[.A60]" office:value-type="float" office:value="186839" calcext:value-type="float">
            <text:p>186839</text:p>
          </table:table-cell>
          <table:table-cell table:number-columns-repeated="6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B</text:p>
          </table:table-cell>
          <table:table-cell table:formula="of:=[.C60]+[.A61]" office:value-type="float" office:value="190073" calcext:value-type="float">
            <text:p>190073</text:p>
          </table:table-cell>
          <table:table-cell table:number-columns-repeated="6"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B</text:p>
          </table:table-cell>
          <table:table-cell table:formula="of:=[.C61]+[.A62]" office:value-type="float" office:value="193327" calcext:value-type="float">
            <text:p>193327</text:p>
          </table:table-cell>
          <table:table-cell table:number-columns-repeated="6"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B</text:p>
          </table:table-cell>
          <table:table-cell table:formula="of:=[.C62]+[.A63]" office:value-type="float" office:value="196581" calcext:value-type="float">
            <text:p>196581</text:p>
          </table:table-cell>
          <table:table-cell table:number-columns-repeated="6"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A</text:p>
          </table:table-cell>
          <table:table-cell table:formula="of:=[.C63]+[.A64]" office:value-type="float" office:value="199838" calcext:value-type="float">
            <text:p>199838</text:p>
          </table:table-cell>
          <table:table-cell table:number-columns-repeated="6"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B</text:p>
          </table:table-cell>
          <table:table-cell table:formula="of:=[.C64]+[.A65]" office:value-type="float" office:value="203101" calcext:value-type="float">
            <text:p>203101</text:p>
          </table:table-cell>
          <table:table-cell table:number-columns-repeated="6"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string" calcext:value-type="string">
            <text:p>A</text:p>
          </table:table-cell>
          <table:table-cell table:formula="of:=[.C65]+[.A66]" office:value-type="float" office:value="206368" calcext:value-type="float">
            <text:p>206368</text:p>
          </table:table-cell>
          <table:table-cell table:number-columns-repeated="6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B</text:p>
          </table:table-cell>
          <table:table-cell table:formula="of:=[.C66]+[.A67]" office:value-type="float" office:value="209636" calcext:value-type="float">
            <text:p>209636</text:p>
          </table:table-cell>
          <table:table-cell table:number-columns-repeated="6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A</text:p>
          </table:table-cell>
          <table:table-cell table:formula="of:=[.C67]+[.A68]" office:value-type="float" office:value="212904" calcext:value-type="float">
            <text:p>212904</text:p>
          </table:table-cell>
          <table:table-cell table:number-columns-repeated="6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B</text:p>
          </table:table-cell>
          <table:table-cell table:formula="of:=[.C68]+[.A69]" office:value-type="float" office:value="216172" calcext:value-type="float">
            <text:p>216172</text:p>
          </table:table-cell>
          <table:table-cell table:number-columns-repeated="6"/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string" calcext:value-type="string">
            <text:p>B</text:p>
          </table:table-cell>
          <table:table-cell table:formula="of:=[.C69]+[.A70]" office:value-type="float" office:value="219441" calcext:value-type="float">
            <text:p>219441</text:p>
          </table:table-cell>
          <table:table-cell table:number-columns-repeated="6"/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string" calcext:value-type="string">
            <text:p>B</text:p>
          </table:table-cell>
          <table:table-cell table:formula="of:=[.C70]+[.A71]" office:value-type="float" office:value="222710" calcext:value-type="float">
            <text:p>222710</text:p>
          </table:table-cell>
          <table:table-cell table:number-columns-repeated="6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A</text:p>
          </table:table-cell>
          <table:table-cell table:formula="of:=[.C71]+[.A72]" office:value-type="float" office:value="225990" calcext:value-type="float">
            <text:p>225990</text:p>
          </table:table-cell>
          <table:table-cell table:number-columns-repeated="6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string" calcext:value-type="string">
            <text:p>A</text:p>
          </table:table-cell>
          <table:table-cell table:formula="of:=[.C72]+[.A73]" office:value-type="float" office:value="229272" calcext:value-type="float">
            <text:p>229272</text:p>
          </table:table-cell>
          <table:table-cell table:number-columns-repeated="6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string" calcext:value-type="string">
            <text:p>A</text:p>
          </table:table-cell>
          <table:table-cell table:formula="of:=[.C73]+[.A74]" office:value-type="float" office:value="232554" calcext:value-type="float">
            <text:p>232554</text:p>
          </table:table-cell>
          <table:table-cell table:number-columns-repeated="6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string" calcext:value-type="string">
            <text:p>A</text:p>
          </table:table-cell>
          <table:table-cell table:formula="of:=[.C74]+[.A75]" office:value-type="float" office:value="235836" calcext:value-type="float">
            <text:p>235836</text:p>
          </table:table-cell>
          <table:table-cell table:number-columns-repeated="6"/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A</text:p>
          </table:table-cell>
          <table:table-cell table:formula="of:=[.C75]+[.A76]" office:value-type="float" office:value="239122" calcext:value-type="float">
            <text:p>239122</text:p>
          </table:table-cell>
          <table:table-cell table:number-columns-repeated="6"/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string" calcext:value-type="string">
            <text:p>A</text:p>
          </table:table-cell>
          <table:table-cell table:formula="of:=[.C76]+[.A77]" office:value-type="float" office:value="242409" calcext:value-type="float">
            <text:p>242409</text:p>
          </table:table-cell>
          <table:table-cell table:number-columns-repeated="6"/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string" calcext:value-type="string">
            <text:p>A</text:p>
          </table:table-cell>
          <table:table-cell table:formula="of:=[.C77]+[.A78]" office:value-type="float" office:value="245698" calcext:value-type="float">
            <text:p>245698</text:p>
          </table:table-cell>
          <table:table-cell table:number-columns-repeated="6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A</text:p>
          </table:table-cell>
          <table:table-cell table:formula="of:=[.C78]+[.A79]" office:value-type="float" office:value="249001" calcext:value-type="float">
            <text:p>249001</text:p>
          </table:table-cell>
          <table:table-cell table:number-columns-repeated="6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B</text:p>
          </table:table-cell>
          <table:table-cell table:formula="of:=[.C79]+[.A80]" office:value-type="float" office:value="252305" calcext:value-type="float">
            <text:p>252305</text:p>
          </table:table-cell>
          <table:table-cell table:number-columns-repeated="6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B</text:p>
          </table:table-cell>
          <table:table-cell table:formula="of:=[.C80]+[.A81]" office:value-type="float" office:value="255617" calcext:value-type="float">
            <text:p>255617</text:p>
          </table:table-cell>
          <table:table-cell table:number-columns-repeated="6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B</text:p>
          </table:table-cell>
          <table:table-cell table:formula="of:=[.C81]+[.A82]" office:value-type="float" office:value="258929" calcext:value-type="float">
            <text:p>258929</text:p>
          </table:table-cell>
          <table:table-cell table:number-columns-repeated="6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A</text:p>
          </table:table-cell>
          <table:table-cell table:formula="of:=[.C82]+[.A83]" office:value-type="float" office:value="262244" calcext:value-type="float">
            <text:p>262244</text:p>
          </table:table-cell>
          <table:table-cell table:number-columns-repeated="6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B</text:p>
          </table:table-cell>
          <table:table-cell table:formula="of:=[.C83]+[.A84]" office:value-type="float" office:value="265563" calcext:value-type="float">
            <text:p>265563</text:p>
          </table:table-cell>
          <table:table-cell table:number-columns-repeated="6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B</text:p>
          </table:table-cell>
          <table:table-cell table:formula="of:=[.C84]+[.A85]" office:value-type="float" office:value="268887" calcext:value-type="float">
            <text:p>268887</text:p>
          </table:table-cell>
          <table:table-cell table:number-columns-repeated="6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B</text:p>
          </table:table-cell>
          <table:table-cell table:formula="of:=[.C85]+[.A86]" office:value-type="float" office:value="272212" calcext:value-type="float">
            <text:p>272212</text:p>
          </table:table-cell>
          <table:table-cell table:number-columns-repeated="6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B</text:p>
          </table:table-cell>
          <table:table-cell table:formula="of:=[.C86]+[.A87]" office:value-type="float" office:value="275538" calcext:value-type="float">
            <text:p>275538</text:p>
          </table:table-cell>
          <table:table-cell table:number-columns-repeated="6"/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B</text:p>
          </table:table-cell>
          <table:table-cell table:formula="of:=[.C87]+[.A88]" office:value-type="float" office:value="278867" calcext:value-type="float">
            <text:p>278867</text:p>
          </table:table-cell>
          <table:table-cell table:number-columns-repeated="6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B</text:p>
          </table:table-cell>
          <table:table-cell table:formula="of:=[.C88]+[.A89]" office:value-type="float" office:value="282198" calcext:value-type="float">
            <text:p>282198</text:p>
          </table:table-cell>
          <table:table-cell table:number-columns-repeated="6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B</text:p>
          </table:table-cell>
          <table:table-cell table:formula="of:=[.C89]+[.A90]" office:value-type="float" office:value="285529" calcext:value-type="float">
            <text:p>285529</text:p>
          </table:table-cell>
          <table:table-cell table:number-columns-repeated="6"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B</text:p>
          </table:table-cell>
          <table:table-cell table:formula="of:=[.C90]+[.A91]" office:value-type="float" office:value="288873" calcext:value-type="float">
            <text:p>288873</text:p>
          </table:table-cell>
          <table:table-cell table:number-columns-repeated="6"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A</text:p>
          </table:table-cell>
          <table:table-cell table:formula="of:=[.C91]+[.A92]" office:value-type="float" office:value="292218" calcext:value-type="float">
            <text:p>292218</text:p>
          </table:table-cell>
          <table:table-cell table:number-columns-repeated="6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A</text:p>
          </table:table-cell>
          <table:table-cell table:formula="of:=[.C92]+[.A93]" office:value-type="float" office:value="295570" calcext:value-type="float">
            <text:p>295570</text:p>
          </table:table-cell>
          <table:table-cell table:number-columns-repeated="6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B</text:p>
          </table:table-cell>
          <table:table-cell table:formula="of:=[.C93]+[.A94]" office:value-type="float" office:value="298933" calcext:value-type="float">
            <text:p>298933</text:p>
          </table:table-cell>
          <table:table-cell table:number-columns-repeated="6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B</text:p>
          </table:table-cell>
          <table:table-cell table:formula="of:=[.C94]+[.A95]" office:value-type="float" office:value="302296" calcext:value-type="float">
            <text:p>302296</text:p>
          </table:table-cell>
          <table:table-cell table:number-columns-repeated="6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string" calcext:value-type="string">
            <text:p>A</text:p>
          </table:table-cell>
          <table:table-cell table:formula="of:=[.C95]+[.A96]" office:value-type="float" office:value="305691" calcext:value-type="float">
            <text:p>305691</text:p>
          </table:table-cell>
          <table:table-cell table:number-columns-repeated="6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string" calcext:value-type="string">
            <text:p>B</text:p>
          </table:table-cell>
          <table:table-cell table:formula="of:=[.C96]+[.A97]" office:value-type="float" office:value="309087" calcext:value-type="float">
            <text:p>309087</text:p>
          </table:table-cell>
          <table:table-cell table:number-columns-repeated="6"/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string" calcext:value-type="string">
            <text:p>B</text:p>
          </table:table-cell>
          <table:table-cell table:formula="of:=[.C97]+[.A98]" office:value-type="float" office:value="312484" calcext:value-type="float">
            <text:p>312484</text:p>
          </table:table-cell>
          <table:table-cell table:number-columns-repeated="6"/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string" calcext:value-type="string">
            <text:p>A</text:p>
          </table:table-cell>
          <table:table-cell table:formula="of:=[.C98]+[.A99]" office:value-type="float" office:value="315886" calcext:value-type="float">
            <text:p>315886</text:p>
          </table:table-cell>
          <table:table-cell table:number-columns-repeated="6"/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A</text:p>
          </table:table-cell>
          <table:table-cell table:formula="of:=[.C99]+[.A100]" office:value-type="float" office:value="319289" calcext:value-type="float">
            <text:p>319289</text:p>
          </table:table-cell>
          <table:table-cell table:number-columns-repeated="6"/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A</text:p>
          </table:table-cell>
          <table:table-cell table:formula="of:=[.C100]+[.A101]" office:value-type="float" office:value="322692" calcext:value-type="float">
            <text:p>322692</text:p>
          </table:table-cell>
          <table:table-cell table:number-columns-repeated="6"/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string" calcext:value-type="string">
            <text:p>A</text:p>
          </table:table-cell>
          <table:table-cell table:formula="of:=[.C101]+[.A102]" office:value-type="float" office:value="326098" calcext:value-type="float">
            <text:p>326098</text:p>
          </table:table-cell>
          <table:table-cell table:number-columns-repeated="6"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B</text:p>
          </table:table-cell>
          <table:table-cell table:formula="of:=[.C102]+[.A103]" office:value-type="float" office:value="329508" calcext:value-type="float">
            <text:p>329508</text:p>
          </table:table-cell>
          <table:table-cell table:number-columns-repeated="6"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A</text:p>
          </table:table-cell>
          <table:table-cell table:formula="of:=[.C103]+[.A104]" office:value-type="float" office:value="332920" calcext:value-type="float">
            <text:p>332920</text:p>
          </table:table-cell>
          <table:table-cell table:number-columns-repeated="6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B</text:p>
          </table:table-cell>
          <table:table-cell table:formula="of:=[.C104]+[.A105]" office:value-type="float" office:value="336342" calcext:value-type="float">
            <text:p>336342</text:p>
          </table:table-cell>
          <table:table-cell table:number-columns-repeated="6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B</text:p>
          </table:table-cell>
          <table:table-cell table:formula="of:=[.C105]+[.A106]" office:value-type="float" office:value="339764" calcext:value-type="float">
            <text:p>339764</text:p>
          </table:table-cell>
          <table:table-cell table:number-columns-repeated="6"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B</text:p>
          </table:table-cell>
          <table:table-cell table:formula="of:=[.C106]+[.A107]" office:value-type="float" office:value="343208" calcext:value-type="float">
            <text:p>343208</text:p>
          </table:table-cell>
          <table:table-cell table:number-columns-repeated="6"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B</text:p>
          </table:table-cell>
          <table:table-cell table:formula="of:=[.C107]+[.A108]" office:value-type="float" office:value="346654" calcext:value-type="float">
            <text:p>346654</text:p>
          </table:table-cell>
          <table:table-cell table:number-columns-repeated="6"/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string" calcext:value-type="string">
            <text:p>B</text:p>
          </table:table-cell>
          <table:table-cell table:formula="of:=[.C108]+[.A109]" office:value-type="float" office:value="350103" calcext:value-type="float">
            <text:p>350103</text:p>
          </table:table-cell>
          <table:table-cell table:number-columns-repeated="6"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A</text:p>
          </table:table-cell>
          <table:table-cell table:formula="of:=[.C109]+[.A110]" office:value-type="float" office:value="353556" calcext:value-type="float">
            <text:p>353556</text:p>
          </table:table-cell>
          <table:table-cell table:number-columns-repeated="6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A</text:p>
          </table:table-cell>
          <table:table-cell table:formula="of:=[.C110]+[.A111]" office:value-type="float" office:value="357012" calcext:value-type="float">
            <text:p>357012</text:p>
          </table:table-cell>
          <table:table-cell table:number-columns-repeated="6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string" calcext:value-type="string">
            <text:p>B</text:p>
          </table:table-cell>
          <table:table-cell table:formula="of:=[.C111]+[.A112]" office:value-type="float" office:value="360469" calcext:value-type="float">
            <text:p>360469</text:p>
          </table:table-cell>
          <table:table-cell table:number-columns-repeated="6"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string" calcext:value-type="string">
            <text:p>A</text:p>
          </table:table-cell>
          <table:table-cell table:formula="of:=[.C112]+[.A113]" office:value-type="float" office:value="363932" calcext:value-type="float">
            <text:p>363932</text:p>
          </table:table-cell>
          <table:table-cell table:number-columns-repeated="6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string" calcext:value-type="string">
            <text:p>A</text:p>
          </table:table-cell>
          <table:table-cell table:formula="of:=[.C113]+[.A114]" office:value-type="float" office:value="367404" calcext:value-type="float">
            <text:p>367404</text:p>
          </table:table-cell>
          <table:table-cell table:number-columns-repeated="6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string" calcext:value-type="string">
            <text:p>B</text:p>
          </table:table-cell>
          <table:table-cell table:formula="of:=[.C114]+[.A115]" office:value-type="float" office:value="370885" calcext:value-type="float">
            <text:p>370885</text:p>
          </table:table-cell>
          <table:table-cell table:number-columns-repeated="6"/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string" calcext:value-type="string">
            <text:p>A</text:p>
          </table:table-cell>
          <table:table-cell table:formula="of:=[.C115]+[.A116]" office:value-type="float" office:value="374371" calcext:value-type="float">
            <text:p>374371</text:p>
          </table:table-cell>
          <table:table-cell table:number-columns-repeated="6"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string" calcext:value-type="string">
            <text:p>A</text:p>
          </table:table-cell>
          <table:table-cell table:formula="of:=[.C116]+[.A117]" office:value-type="float" office:value="377859" calcext:value-type="float">
            <text:p>377859</text:p>
          </table:table-cell>
          <table:table-cell table:number-columns-repeated="6"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string" calcext:value-type="string">
            <text:p>B</text:p>
          </table:table-cell>
          <table:table-cell table:formula="of:=[.C117]+[.A118]" office:value-type="float" office:value="381355" calcext:value-type="float">
            <text:p>381355</text:p>
          </table:table-cell>
          <table:table-cell table:number-columns-repeated="6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A</text:p>
          </table:table-cell>
          <table:table-cell table:formula="of:=[.C118]+[.A119]" office:value-type="float" office:value="384854" calcext:value-type="float">
            <text:p>384854</text:p>
          </table:table-cell>
          <table:table-cell table:number-columns-repeated="6"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string" calcext:value-type="string">
            <text:p>A</text:p>
          </table:table-cell>
          <table:table-cell table:formula="of:=[.C119]+[.A120]" office:value-type="float" office:value="388362" calcext:value-type="float">
            <text:p>388362</text:p>
          </table:table-cell>
          <table:table-cell table:number-columns-repeated="6"/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string" calcext:value-type="string">
            <text:p>A</text:p>
          </table:table-cell>
          <table:table-cell table:formula="of:=[.C120]+[.A121]" office:value-type="float" office:value="391871" calcext:value-type="float">
            <text:p>391871</text:p>
          </table:table-cell>
          <table:table-cell table:number-columns-repeated="6"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B</text:p>
          </table:table-cell>
          <table:table-cell table:formula="of:=[.C121]+[.A122]" office:value-type="float" office:value="395384" calcext:value-type="float">
            <text:p>395384</text:p>
          </table:table-cell>
          <table:table-cell table:number-columns-repeated="6"/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A</text:p>
          </table:table-cell>
          <table:table-cell table:formula="of:=[.C122]+[.A123]" office:value-type="float" office:value="398900" calcext:value-type="float">
            <text:p>398900</text:p>
          </table:table-cell>
          <table:table-cell table:number-columns-repeated="6"/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A</text:p>
          </table:table-cell>
          <table:table-cell table:formula="of:=[.C123]+[.A124]" office:value-type="float" office:value="402416" calcext:value-type="float">
            <text:p>402416</text:p>
          </table:table-cell>
          <table:table-cell table:number-columns-repeated="6"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A</text:p>
          </table:table-cell>
          <table:table-cell table:formula="of:=[.C124]+[.A125]" office:value-type="float" office:value="405934" calcext:value-type="float">
            <text:p>405934</text:p>
          </table:table-cell>
          <table:table-cell table:number-columns-repeated="6"/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string" calcext:value-type="string">
            <text:p>A</text:p>
          </table:table-cell>
          <table:table-cell table:formula="of:=[.C125]+[.A126]" office:value-type="float" office:value="409471" calcext:value-type="float">
            <text:p>409471</text:p>
          </table:table-cell>
          <table:table-cell table:number-columns-repeated="6"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A</text:p>
          </table:table-cell>
          <table:table-cell table:formula="of:=[.C126]+[.A127]" office:value-type="float" office:value="413013" calcext:value-type="float">
            <text:p>413013</text:p>
          </table:table-cell>
          <table:table-cell table:number-columns-repeated="6"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A</text:p>
          </table:table-cell>
          <table:table-cell table:formula="of:=[.C127]+[.A128]" office:value-type="float" office:value="416557" calcext:value-type="float">
            <text:p>416557</text:p>
          </table:table-cell>
          <table:table-cell table:number-columns-repeated="6"/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B</text:p>
          </table:table-cell>
          <table:table-cell table:formula="of:=[.C128]+[.A129]" office:value-type="float" office:value="420104" calcext:value-type="float">
            <text:p>420104</text:p>
          </table:table-cell>
          <table:table-cell table:number-columns-repeated="6"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A</text:p>
          </table:table-cell>
          <table:table-cell table:formula="of:=[.C129]+[.A130]" office:value-type="float" office:value="423656" calcext:value-type="float">
            <text:p>423656</text:p>
          </table:table-cell>
          <table:table-cell table:number-columns-repeated="6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A</text:p>
          </table:table-cell>
          <table:table-cell table:formula="of:=[.C130]+[.A131]" office:value-type="float" office:value="427213" calcext:value-type="float">
            <text:p>427213</text:p>
          </table:table-cell>
          <table:table-cell table:number-columns-repeated="6"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A</text:p>
          </table:table-cell>
          <table:table-cell table:formula="of:=[.C131]+[.A132]" office:value-type="float" office:value="430774" calcext:value-type="float">
            <text:p>430774</text:p>
          </table:table-cell>
          <table:table-cell table:number-columns-repeated="6"/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string" calcext:value-type="string">
            <text:p>A</text:p>
          </table:table-cell>
          <table:table-cell table:formula="of:=[.C132]+[.A133]" office:value-type="float" office:value="434341" calcext:value-type="float">
            <text:p>434341</text:p>
          </table:table-cell>
          <table:table-cell table:number-columns-repeated="6"/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string" calcext:value-type="string">
            <text:p>B</text:p>
          </table:table-cell>
          <table:table-cell table:formula="of:=[.C133]+[.A134]" office:value-type="float" office:value="437908" calcext:value-type="float">
            <text:p>437908</text:p>
          </table:table-cell>
          <table:table-cell table:number-columns-repeated="6"/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string" calcext:value-type="string">
            <text:p>A</text:p>
          </table:table-cell>
          <table:table-cell table:formula="of:=[.C134]+[.A135]" office:value-type="float" office:value="441479" calcext:value-type="float">
            <text:p>441479</text:p>
          </table:table-cell>
          <table:table-cell table:number-columns-repeated="6"/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string" calcext:value-type="string">
            <text:p>B</text:p>
          </table:table-cell>
          <table:table-cell table:formula="of:=[.C135]+[.A136]" office:value-type="float" office:value="445050" calcext:value-type="float">
            <text:p>445050</text:p>
          </table:table-cell>
          <table:table-cell table:number-columns-repeated="6"/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string" calcext:value-type="string">
            <text:p>A</text:p>
          </table:table-cell>
          <table:table-cell table:formula="of:=[.C136]+[.A137]" office:value-type="float" office:value="448628" calcext:value-type="float">
            <text:p>448628</text:p>
          </table:table-cell>
          <table:table-cell table:number-columns-repeated="6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string" calcext:value-type="string">
            <text:p>B</text:p>
          </table:table-cell>
          <table:table-cell table:formula="of:=[.C137]+[.A138]" office:value-type="float" office:value="452208" calcext:value-type="float">
            <text:p>452208</text:p>
          </table:table-cell>
          <table:table-cell table:number-columns-repeated="6"/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string" calcext:value-type="string">
            <text:p>A</text:p>
          </table:table-cell>
          <table:table-cell table:formula="of:=[.C138]+[.A139]" office:value-type="float" office:value="455805" calcext:value-type="float">
            <text:p>455805</text:p>
          </table:table-cell>
          <table:table-cell table:number-columns-repeated="6"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string" calcext:value-type="string">
            <text:p>B</text:p>
          </table:table-cell>
          <table:table-cell table:formula="of:=[.C139]+[.A140]" office:value-type="float" office:value="459403" calcext:value-type="float">
            <text:p>459403</text:p>
          </table:table-cell>
          <table:table-cell table:number-columns-repeated="6"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string" calcext:value-type="string">
            <text:p>A</text:p>
          </table:table-cell>
          <table:table-cell table:formula="of:=[.C140]+[.A141]" office:value-type="float" office:value="463005" calcext:value-type="float">
            <text:p>463005</text:p>
          </table:table-cell>
          <table:table-cell table:number-columns-repeated="6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string" calcext:value-type="string">
            <text:p>B</text:p>
          </table:table-cell>
          <table:table-cell table:formula="of:=[.C141]+[.A142]" office:value-type="float" office:value="466612" calcext:value-type="float">
            <text:p>466612</text:p>
          </table:table-cell>
          <table:table-cell table:number-columns-repeated="6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string" calcext:value-type="string">
            <text:p>A</text:p>
          </table:table-cell>
          <table:table-cell table:formula="of:=[.C142]+[.A143]" office:value-type="float" office:value="470219" calcext:value-type="float">
            <text:p>470219</text:p>
          </table:table-cell>
          <table:table-cell table:number-columns-repeated="6"/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B</text:p>
          </table:table-cell>
          <table:table-cell table:formula="of:=[.C143]+[.A144]" office:value-type="float" office:value="473830" calcext:value-type="float">
            <text:p>473830</text:p>
          </table:table-cell>
          <table:table-cell table:number-columns-repeated="6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A</text:p>
          </table:table-cell>
          <table:table-cell table:formula="of:=[.C144]+[.A145]" office:value-type="float" office:value="477451" calcext:value-type="float">
            <text:p>477451</text:p>
          </table:table-cell>
          <table:table-cell table:number-columns-repeated="6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A</text:p>
          </table:table-cell>
          <table:table-cell table:formula="of:=[.C145]+[.A146]" office:value-type="float" office:value="481073" calcext:value-type="float">
            <text:p>481073</text:p>
          </table:table-cell>
          <table:table-cell table:number-columns-repeated="6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A</text:p>
          </table:table-cell>
          <table:table-cell table:formula="of:=[.C146]+[.A147]" office:value-type="float" office:value="484712" calcext:value-type="float">
            <text:p>484712</text:p>
          </table:table-cell>
          <table:table-cell table:number-columns-repeated="6"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string" calcext:value-type="string">
            <text:p>B</text:p>
          </table:table-cell>
          <table:table-cell table:formula="of:=[.C147]+[.A148]" office:value-type="float" office:value="488353" calcext:value-type="float">
            <text:p>488353</text:p>
          </table:table-cell>
          <table:table-cell table:number-columns-repeated="6"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string" calcext:value-type="string">
            <text:p>A</text:p>
          </table:table-cell>
          <table:table-cell table:formula="of:=[.C148]+[.A149]" office:value-type="float" office:value="492004" calcext:value-type="float">
            <text:p>492004</text:p>
          </table:table-cell>
          <table:table-cell table:number-columns-repeated="6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B</text:p>
          </table:table-cell>
          <table:table-cell table:formula="of:=[.C149]+[.A150]" office:value-type="float" office:value="495660" calcext:value-type="float">
            <text:p>495660</text:p>
          </table:table-cell>
          <table:table-cell table:number-columns-repeated="6"/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string" calcext:value-type="string">
            <text:p>A</text:p>
          </table:table-cell>
          <table:table-cell table:formula="of:=[.C150]+[.A151]" office:value-type="float" office:value="499319" calcext:value-type="float">
            <text:p>499319</text:p>
          </table:table-cell>
          <table:table-cell table:number-columns-repeated="6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A</text:p>
          </table:table-cell>
          <table:table-cell table:formula="of:=[.C151]+[.A152]" office:value-type="float" office:value="502991" calcext:value-type="float">
            <text:p>502991</text:p>
          </table:table-cell>
          <table:table-cell table:number-columns-repeated="6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B</text:p>
          </table:table-cell>
          <table:table-cell table:formula="of:=[.C152]+[.A153]" office:value-type="float" office:value="506666" calcext:value-type="float">
            <text:p>506666</text:p>
          </table:table-cell>
          <table:table-cell table:number-columns-repeated="6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string" calcext:value-type="string">
            <text:p>B</text:p>
          </table:table-cell>
          <table:table-cell table:formula="of:=[.C153]+[.A154]" office:value-type="float" office:value="510344" calcext:value-type="float">
            <text:p>510344</text:p>
          </table:table-cell>
          <table:table-cell table:number-columns-repeated="6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string" calcext:value-type="string">
            <text:p>B</text:p>
          </table:table-cell>
          <table:table-cell table:formula="of:=[.C154]+[.A155]" office:value-type="float" office:value="514022" calcext:value-type="float">
            <text:p>514022</text:p>
          </table:table-cell>
          <table:table-cell table:number-columns-repeated="6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A</text:p>
          </table:table-cell>
          <table:table-cell table:formula="of:=[.C155]+[.A156]" office:value-type="float" office:value="517702" calcext:value-type="float">
            <text:p>517702</text:p>
          </table:table-cell>
          <table:table-cell table:number-columns-repeated="6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string" calcext:value-type="string">
            <text:p>B</text:p>
          </table:table-cell>
          <table:table-cell table:formula="of:=[.C156]+[.A157]" office:value-type="float" office:value="521392" calcext:value-type="float">
            <text:p>521392</text:p>
          </table:table-cell>
          <table:table-cell table:number-columns-repeated="6"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B</text:p>
          </table:table-cell>
          <table:table-cell table:formula="of:=[.C157]+[.A158]" office:value-type="float" office:value="525084" calcext:value-type="float">
            <text:p>525084</text:p>
          </table:table-cell>
          <table:table-cell table:number-columns-repeated="6"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string" calcext:value-type="string">
            <text:p>A</text:p>
          </table:table-cell>
          <table:table-cell table:formula="of:=[.C158]+[.A159]" office:value-type="float" office:value="528777" calcext:value-type="float">
            <text:p>528777</text:p>
          </table:table-cell>
          <table:table-cell table:number-columns-repeated="6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A</text:p>
          </table:table-cell>
          <table:table-cell table:formula="of:=[.C159]+[.A160]" office:value-type="float" office:value="532473" calcext:value-type="float">
            <text:p>532473</text:p>
          </table:table-cell>
          <table:table-cell table:number-columns-repeated="6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A</text:p>
          </table:table-cell>
          <table:table-cell table:formula="of:=[.C160]+[.A161]" office:value-type="float" office:value="536180" calcext:value-type="float">
            <text:p>536180</text:p>
          </table:table-cell>
          <table:table-cell table:number-columns-repeated="6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A</text:p>
          </table:table-cell>
          <table:table-cell table:formula="of:=[.C161]+[.A162]" office:value-type="float" office:value="539887" calcext:value-type="float">
            <text:p>539887</text:p>
          </table:table-cell>
          <table:table-cell table:number-columns-repeated="6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A</text:p>
          </table:table-cell>
          <table:table-cell table:formula="of:=[.C162]+[.A163]" office:value-type="float" office:value="543603" calcext:value-type="float">
            <text:p>543603</text:p>
          </table:table-cell>
          <table:table-cell table:number-columns-repeated="6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A</text:p>
          </table:table-cell>
          <table:table-cell table:formula="of:=[.C163]+[.A164]" office:value-type="float" office:value="547320" calcext:value-type="float">
            <text:p>547320</text:p>
          </table:table-cell>
          <table:table-cell table:number-columns-repeated="6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string" calcext:value-type="string">
            <text:p>B</text:p>
          </table:table-cell>
          <table:table-cell table:formula="of:=[.C164]+[.A165]" office:value-type="float" office:value="551049" calcext:value-type="float">
            <text:p>551049</text:p>
          </table:table-cell>
          <table:table-cell table:number-columns-repeated="6"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string" calcext:value-type="string">
            <text:p>B</text:p>
          </table:table-cell>
          <table:table-cell table:formula="of:=[.C165]+[.A166]" office:value-type="float" office:value="554779" calcext:value-type="float">
            <text:p>554779</text:p>
          </table:table-cell>
          <table:table-cell table:number-columns-repeated="6"/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string" calcext:value-type="string">
            <text:p>A</text:p>
          </table:table-cell>
          <table:table-cell table:formula="of:=[.C166]+[.A167]" office:value-type="float" office:value="558513" calcext:value-type="float">
            <text:p>558513</text:p>
          </table:table-cell>
          <table:table-cell table:number-columns-repeated="6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A</text:p>
          </table:table-cell>
          <table:table-cell table:formula="of:=[.C167]+[.A168]" office:value-type="float" office:value="562248" calcext:value-type="float">
            <text:p>562248</text:p>
          </table:table-cell>
          <table:table-cell table:number-columns-repeated="6"/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string" calcext:value-type="string">
            <text:p>A</text:p>
          </table:table-cell>
          <table:table-cell table:formula="of:=[.C168]+[.A169]" office:value-type="float" office:value="565987" calcext:value-type="float">
            <text:p>565987</text:p>
          </table:table-cell>
          <table:table-cell table:number-columns-repeated="6"/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string" calcext:value-type="string">
            <text:p>A</text:p>
          </table:table-cell>
          <table:table-cell table:formula="of:=[.C169]+[.A170]" office:value-type="float" office:value="569726" calcext:value-type="float">
            <text:p>569726</text:p>
          </table:table-cell>
          <table:table-cell table:number-columns-repeated="6"/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string" calcext:value-type="string">
            <text:p>B</text:p>
          </table:table-cell>
          <table:table-cell table:formula="of:=[.C170]+[.A171]" office:value-type="float" office:value="573469" calcext:value-type="float">
            <text:p>573469</text:p>
          </table:table-cell>
          <table:table-cell table:number-columns-repeated="6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A</text:p>
          </table:table-cell>
          <table:table-cell table:formula="of:=[.C171]+[.A172]" office:value-type="float" office:value="577213" calcext:value-type="float">
            <text:p>577213</text:p>
          </table:table-cell>
          <table:table-cell table:number-columns-repeated="6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string" calcext:value-type="string">
            <text:p>B</text:p>
          </table:table-cell>
          <table:table-cell table:formula="of:=[.C172]+[.A173]" office:value-type="float" office:value="580958" calcext:value-type="float">
            <text:p>580958</text:p>
          </table:table-cell>
          <table:table-cell table:number-columns-repeated="6"/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string" calcext:value-type="string">
            <text:p>B</text:p>
          </table:table-cell>
          <table:table-cell table:formula="of:=[.C173]+[.A174]" office:value-type="float" office:value="584712" calcext:value-type="float">
            <text:p>584712</text:p>
          </table:table-cell>
          <table:table-cell table:number-columns-repeated="6"/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string" calcext:value-type="string">
            <text:p>A</text:p>
          </table:table-cell>
          <table:table-cell table:formula="of:=[.C174]+[.A175]" office:value-type="float" office:value="588468" calcext:value-type="float">
            <text:p>588468</text:p>
          </table:table-cell>
          <table:table-cell table:number-columns-repeated="6"/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string" calcext:value-type="string">
            <text:p>B</text:p>
          </table:table-cell>
          <table:table-cell table:formula="of:=[.C175]+[.A176]" office:value-type="float" office:value="592234" calcext:value-type="float">
            <text:p>592234</text:p>
          </table:table-cell>
          <table:table-cell table:number-columns-repeated="6"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string" calcext:value-type="string">
            <text:p>A</text:p>
          </table:table-cell>
          <table:table-cell table:formula="of:=[.C176]+[.A177]" office:value-type="float" office:value="596001" calcext:value-type="float">
            <text:p>596001</text:p>
          </table:table-cell>
          <table:table-cell table:number-columns-repeated="6"/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string" calcext:value-type="string">
            <text:p>A</text:p>
          </table:table-cell>
          <table:table-cell table:formula="of:=[.C177]+[.A178]" office:value-type="float" office:value="599775" calcext:value-type="float">
            <text:p>599775</text:p>
          </table:table-cell>
          <table:table-cell table:number-columns-repeated="6"/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string" calcext:value-type="string">
            <text:p>B</text:p>
          </table:table-cell>
          <table:table-cell table:formula="of:=[.C178]+[.A179]" office:value-type="float" office:value="603551" calcext:value-type="float">
            <text:p>603551</text:p>
          </table:table-cell>
          <table:table-cell table:number-columns-repeated="6"/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string" calcext:value-type="string">
            <text:p>A</text:p>
          </table:table-cell>
          <table:table-cell table:formula="of:=[.C179]+[.A180]" office:value-type="float" office:value="607342" calcext:value-type="float">
            <text:p>607342</text:p>
          </table:table-cell>
          <table:table-cell table:number-columns-repeated="6"/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string" calcext:value-type="string">
            <text:p>B</text:p>
          </table:table-cell>
          <table:table-cell table:formula="of:=[.C180]+[.A181]" office:value-type="float" office:value="611138" calcext:value-type="float">
            <text:p>611138</text:p>
          </table:table-cell>
          <table:table-cell table:number-columns-repeated="6"/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string" calcext:value-type="string">
            <text:p>B</text:p>
          </table:table-cell>
          <table:table-cell table:formula="of:=[.C181]+[.A182]" office:value-type="float" office:value="614937" calcext:value-type="float">
            <text:p>614937</text:p>
          </table:table-cell>
          <table:table-cell table:number-columns-repeated="6"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string" calcext:value-type="string">
            <text:p>B</text:p>
          </table:table-cell>
          <table:table-cell table:formula="of:=[.C182]+[.A183]" office:value-type="float" office:value="618742" calcext:value-type="float">
            <text:p>618742</text:p>
          </table:table-cell>
          <table:table-cell table:number-columns-repeated="6"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string" calcext:value-type="string">
            <text:p>B</text:p>
          </table:table-cell>
          <table:table-cell table:formula="of:=[.C183]+[.A184]" office:value-type="float" office:value="622558" calcext:value-type="float">
            <text:p>622558</text:p>
          </table:table-cell>
          <table:table-cell table:number-columns-repeated="6"/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string" calcext:value-type="string">
            <text:p>A</text:p>
          </table:table-cell>
          <table:table-cell table:formula="of:=[.C184]+[.A185]" office:value-type="float" office:value="626376" calcext:value-type="float">
            <text:p>626376</text:p>
          </table:table-cell>
          <table:table-cell table:number-columns-repeated="6"/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string" calcext:value-type="string">
            <text:p>A</text:p>
          </table:table-cell>
          <table:table-cell table:formula="of:=[.C185]+[.A186]" office:value-type="float" office:value="630194" calcext:value-type="float">
            <text:p>630194</text:p>
          </table:table-cell>
          <table:table-cell table:number-columns-repeated="6"/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B</text:p>
          </table:table-cell>
          <table:table-cell table:formula="of:=[.C186]+[.A187]" office:value-type="float" office:value="634017" calcext:value-type="float">
            <text:p>634017</text:p>
          </table:table-cell>
          <table:table-cell table:number-columns-repeated="6"/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A</text:p>
          </table:table-cell>
          <table:table-cell table:formula="of:=[.C187]+[.A188]" office:value-type="float" office:value="637840" calcext:value-type="float">
            <text:p>637840</text:p>
          </table:table-cell>
          <table:table-cell table:number-columns-repeated="6"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string" calcext:value-type="string">
            <text:p>B</text:p>
          </table:table-cell>
          <table:table-cell table:formula="of:=[.C188]+[.A189]" office:value-type="float" office:value="641675" calcext:value-type="float">
            <text:p>641675</text:p>
          </table:table-cell>
          <table:table-cell table:number-columns-repeated="6"/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string" calcext:value-type="string">
            <text:p>A</text:p>
          </table:table-cell>
          <table:table-cell table:formula="of:=[.C189]+[.A190]" office:value-type="float" office:value="645511" calcext:value-type="float">
            <text:p>645511</text:p>
          </table:table-cell>
          <table:table-cell table:number-columns-repeated="6"/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string" calcext:value-type="string">
            <text:p>B</text:p>
          </table:table-cell>
          <table:table-cell table:formula="of:=[.C190]+[.A191]" office:value-type="float" office:value="649350" calcext:value-type="float">
            <text:p>649350</text:p>
          </table:table-cell>
          <table:table-cell table:number-columns-repeated="6"/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string" calcext:value-type="string">
            <text:p>A</text:p>
          </table:table-cell>
          <table:table-cell table:formula="of:=[.C191]+[.A192]" office:value-type="float" office:value="653194" calcext:value-type="float">
            <text:p>653194</text:p>
          </table:table-cell>
          <table:table-cell table:number-columns-repeated="6"/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string" calcext:value-type="string">
            <text:p>B</text:p>
          </table:table-cell>
          <table:table-cell table:formula="of:=[.C192]+[.A193]" office:value-type="float" office:value="657041" calcext:value-type="float">
            <text:p>657041</text:p>
          </table:table-cell>
          <table:table-cell table:number-columns-repeated="6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string" calcext:value-type="string">
            <text:p>A</text:p>
          </table:table-cell>
          <table:table-cell table:formula="of:=[.C193]+[.A194]" office:value-type="float" office:value="660893" calcext:value-type="float">
            <text:p>660893</text:p>
          </table:table-cell>
          <table:table-cell table:number-columns-repeated="6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string" calcext:value-type="string">
            <text:p>A</text:p>
          </table:table-cell>
          <table:table-cell table:formula="of:=[.C194]+[.A195]" office:value-type="float" office:value="664748" calcext:value-type="float">
            <text:p>664748</text:p>
          </table:table-cell>
          <table:table-cell table:number-columns-repeated="6"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string" calcext:value-type="string">
            <text:p>A</text:p>
          </table:table-cell>
          <table:table-cell table:formula="of:=[.C195]+[.A196]" office:value-type="float" office:value="668616" calcext:value-type="float">
            <text:p>668616</text:p>
          </table:table-cell>
          <table:table-cell table:number-columns-repeated="6"/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string" calcext:value-type="string">
            <text:p>B</text:p>
          </table:table-cell>
          <table:table-cell table:formula="of:=[.C196]+[.A197]" office:value-type="float" office:value="672490" calcext:value-type="float">
            <text:p>672490</text:p>
          </table:table-cell>
          <table:table-cell table:number-columns-repeated="6"/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string" calcext:value-type="string">
            <text:p>A</text:p>
          </table:table-cell>
          <table:table-cell table:formula="of:=[.C197]+[.A198]" office:value-type="float" office:value="676367" calcext:value-type="float">
            <text:p>676367</text:p>
          </table:table-cell>
          <table:table-cell table:number-columns-repeated="6"/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string" calcext:value-type="string">
            <text:p>B</text:p>
          </table:table-cell>
          <table:table-cell table:formula="of:=[.C198]+[.A199]" office:value-type="float" office:value="680251" calcext:value-type="float">
            <text:p>680251</text:p>
          </table:table-cell>
          <table:table-cell table:number-columns-repeated="6"/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string" calcext:value-type="string">
            <text:p>A</text:p>
          </table:table-cell>
          <table:table-cell table:formula="of:=[.C199]+[.A200]" office:value-type="float" office:value="684137" calcext:value-type="float">
            <text:p>684137</text:p>
          </table:table-cell>
          <table:table-cell table:number-columns-repeated="6"/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string" calcext:value-type="string">
            <text:p>A</text:p>
          </table:table-cell>
          <table:table-cell table:formula="of:=[.C200]+[.A201]" office:value-type="float" office:value="688024" calcext:value-type="float">
            <text:p>688024</text:p>
          </table:table-cell>
          <table:table-cell table:number-columns-repeated="6"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string" calcext:value-type="string">
            <text:p>B</text:p>
          </table:table-cell>
          <table:table-cell table:formula="of:=[.C201]+[.A202]" office:value-type="float" office:value="691916" calcext:value-type="float">
            <text:p>691916</text:p>
          </table:table-cell>
          <table:table-cell table:number-columns-repeated="6"/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string" calcext:value-type="string">
            <text:p>B</text:p>
          </table:table-cell>
          <table:table-cell table:formula="of:=[.C202]+[.A203]" office:value-type="float" office:value="695812" calcext:value-type="float">
            <text:p>695812</text:p>
          </table:table-cell>
          <table:table-cell table:number-columns-repeated="6"/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string" calcext:value-type="string">
            <text:p>A</text:p>
          </table:table-cell>
          <table:table-cell table:formula="of:=[.C203]+[.A204]" office:value-type="float" office:value="699715" calcext:value-type="float">
            <text:p>699715</text:p>
          </table:table-cell>
          <table:table-cell table:number-columns-repeated="6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B</text:p>
          </table:table-cell>
          <table:table-cell table:formula="of:=[.C204]+[.A205]" office:value-type="float" office:value="703619" calcext:value-type="float">
            <text:p>703619</text:p>
          </table:table-cell>
          <table:table-cell table:number-columns-repeated="6"/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A</text:p>
          </table:table-cell>
          <table:table-cell table:formula="of:=[.C205]+[.A206]" office:value-type="float" office:value="707527" calcext:value-type="float">
            <text:p>707527</text:p>
          </table:table-cell>
          <table:table-cell table:number-columns-repeated="6"/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string" calcext:value-type="string">
            <text:p>A</text:p>
          </table:table-cell>
          <table:table-cell table:formula="of:=[.C206]+[.A207]" office:value-type="float" office:value="711441" calcext:value-type="float">
            <text:p>711441</text:p>
          </table:table-cell>
          <table:table-cell table:number-columns-repeated="6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string" calcext:value-type="string">
            <text:p>A</text:p>
          </table:table-cell>
          <table:table-cell table:formula="of:=[.C207]+[.A208]" office:value-type="float" office:value="715357" calcext:value-type="float">
            <text:p>715357</text:p>
          </table:table-cell>
          <table:table-cell table:number-columns-repeated="6"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string" calcext:value-type="string">
            <text:p>B</text:p>
          </table:table-cell>
          <table:table-cell table:formula="of:=[.C208]+[.A209]" office:value-type="float" office:value="719277" calcext:value-type="float">
            <text:p>719277</text:p>
          </table:table-cell>
          <table:table-cell table:number-columns-repeated="6"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string" calcext:value-type="string">
            <text:p>B</text:p>
          </table:table-cell>
          <table:table-cell table:formula="of:=[.C209]+[.A210]" office:value-type="float" office:value="723198" calcext:value-type="float">
            <text:p>723198</text:p>
          </table:table-cell>
          <table:table-cell table:number-columns-repeated="6"/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string" calcext:value-type="string">
            <text:p>B</text:p>
          </table:table-cell>
          <table:table-cell table:formula="of:=[.C210]+[.A211]" office:value-type="float" office:value="727126" calcext:value-type="float">
            <text:p>727126</text:p>
          </table:table-cell>
          <table:table-cell table:number-columns-repeated="6"/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string" calcext:value-type="string">
            <text:p>B</text:p>
          </table:table-cell>
          <table:table-cell table:formula="of:=[.C211]+[.A212]" office:value-type="float" office:value="731061" calcext:value-type="float">
            <text:p>731061</text:p>
          </table:table-cell>
          <table:table-cell table:number-columns-repeated="6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string" calcext:value-type="string">
            <text:p>B</text:p>
          </table:table-cell>
          <table:table-cell table:formula="of:=[.C212]+[.A213]" office:value-type="float" office:value="734997" calcext:value-type="float">
            <text:p>734997</text:p>
          </table:table-cell>
          <table:table-cell table:number-columns-repeated="6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string" calcext:value-type="string">
            <text:p>A</text:p>
          </table:table-cell>
          <table:table-cell table:formula="of:=[.C213]+[.A214]" office:value-type="float" office:value="738933" calcext:value-type="float">
            <text:p>738933</text:p>
          </table:table-cell>
          <table:table-cell table:number-columns-repeated="6"/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string" calcext:value-type="string">
            <text:p>B</text:p>
          </table:table-cell>
          <table:table-cell table:formula="of:=[.C214]+[.A215]" office:value-type="float" office:value="742889" calcext:value-type="float">
            <text:p>742889</text:p>
          </table:table-cell>
          <table:table-cell table:number-columns-repeated="6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string" calcext:value-type="string">
            <text:p>B</text:p>
          </table:table-cell>
          <table:table-cell table:formula="of:=[.C215]+[.A216]" office:value-type="float" office:value="746849" calcext:value-type="float">
            <text:p>746849</text:p>
          </table:table-cell>
          <table:table-cell table:number-columns-repeated="6"/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string" calcext:value-type="string">
            <text:p>A</text:p>
          </table:table-cell>
          <table:table-cell table:formula="of:=[.C216]+[.A217]" office:value-type="float" office:value="750811" calcext:value-type="float">
            <text:p>750811</text:p>
          </table:table-cell>
          <table:table-cell table:number-columns-repeated="6"/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string" calcext:value-type="string">
            <text:p>A</text:p>
          </table:table-cell>
          <table:table-cell table:formula="of:=[.C217]+[.A218]" office:value-type="float" office:value="754780" calcext:value-type="float">
            <text:p>754780</text:p>
          </table:table-cell>
          <table:table-cell table:number-columns-repeated="6"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string" calcext:value-type="string">
            <text:p>B</text:p>
          </table:table-cell>
          <table:table-cell table:formula="of:=[.C218]+[.A219]" office:value-type="float" office:value="758760" calcext:value-type="float">
            <text:p>758760</text:p>
          </table:table-cell>
          <table:table-cell table:number-columns-repeated="6"/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string" calcext:value-type="string">
            <text:p>B</text:p>
          </table:table-cell>
          <table:table-cell table:formula="of:=[.C219]+[.A220]" office:value-type="float" office:value="762747" calcext:value-type="float">
            <text:p>762747</text:p>
          </table:table-cell>
          <table:table-cell table:number-columns-repeated="6"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A</text:p>
          </table:table-cell>
          <table:table-cell table:formula="of:=[.C220]+[.A221]" office:value-type="float" office:value="766736" calcext:value-type="float">
            <text:p>766736</text:p>
          </table:table-cell>
          <table:table-cell table:number-columns-repeated="6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string" calcext:value-type="string">
            <text:p>B</text:p>
          </table:table-cell>
          <table:table-cell table:formula="of:=[.C221]+[.A222]" office:value-type="float" office:value="770728" calcext:value-type="float">
            <text:p>770728</text:p>
          </table:table-cell>
          <table:table-cell table:number-columns-repeated="6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string" calcext:value-type="string">
            <text:p>B</text:p>
          </table:table-cell>
          <table:table-cell table:formula="of:=[.C222]+[.A223]" office:value-type="float" office:value="774720" calcext:value-type="float">
            <text:p>774720</text:p>
          </table:table-cell>
          <table:table-cell table:number-columns-repeated="6"/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string" calcext:value-type="string">
            <text:p>B</text:p>
          </table:table-cell>
          <table:table-cell table:formula="of:=[.C223]+[.A224]" office:value-type="float" office:value="778716" calcext:value-type="float">
            <text:p>778716</text:p>
          </table:table-cell>
          <table:table-cell table:number-columns-repeated="6"/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string" calcext:value-type="string">
            <text:p>B</text:p>
          </table:table-cell>
          <table:table-cell table:formula="of:=[.C224]+[.A225]" office:value-type="float" office:value="782713" calcext:value-type="float">
            <text:p>782713</text:p>
          </table:table-cell>
          <table:table-cell table:number-columns-repeated="6"/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string" calcext:value-type="string">
            <text:p>A</text:p>
          </table:table-cell>
          <table:table-cell table:formula="of:=[.C225]+[.A226]" office:value-type="float" office:value="786710" calcext:value-type="float">
            <text:p>786710</text:p>
          </table:table-cell>
          <table:table-cell table:number-columns-repeated="6"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A</text:p>
          </table:table-cell>
          <table:table-cell table:formula="of:=[.C226]+[.A227]" office:value-type="float" office:value="790716" calcext:value-type="float">
            <text:p>790716</text:p>
          </table:table-cell>
          <table:table-cell table:number-columns-repeated="6"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A</text:p>
          </table:table-cell>
          <table:table-cell table:formula="of:=[.C227]+[.A228]" office:value-type="float" office:value="794722" calcext:value-type="float">
            <text:p>794722</text:p>
          </table:table-cell>
          <table:table-cell table:number-columns-repeated="6"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string" calcext:value-type="string">
            <text:p>B</text:p>
          </table:table-cell>
          <table:table-cell table:formula="of:=[.C228]+[.A229]" office:value-type="float" office:value="798736" calcext:value-type="float">
            <text:p>798736</text:p>
          </table:table-cell>
          <table:table-cell table:number-columns-repeated="6"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string" calcext:value-type="string">
            <text:p>B</text:p>
          </table:table-cell>
          <table:table-cell table:formula="of:=[.C229]+[.A230]" office:value-type="float" office:value="802752" calcext:value-type="float">
            <text:p>802752</text:p>
          </table:table-cell>
          <table:table-cell table:number-columns-repeated="6"/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string" calcext:value-type="string">
            <text:p>B</text:p>
          </table:table-cell>
          <table:table-cell table:formula="of:=[.C230]+[.A231]" office:value-type="float" office:value="806772" calcext:value-type="float">
            <text:p>806772</text:p>
          </table:table-cell>
          <table:table-cell table:number-columns-repeated="6"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string" calcext:value-type="string">
            <text:p>A</text:p>
          </table:table-cell>
          <table:table-cell table:formula="of:=[.C231]+[.A232]" office:value-type="float" office:value="811080" calcext:value-type="float">
            <text:p>811080</text:p>
          </table:table-cell>
          <table:table-cell table:number-columns-repeated="6"/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A</text:p>
          </table:table-cell>
          <table:table-cell table:formula="of:=[.C232]+[.A233]" office:value-type="float" office:value="815107" calcext:value-type="float">
            <text:p>815107</text:p>
          </table:table-cell>
          <table:table-cell table:number-columns-repeated="6"/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string" calcext:value-type="string">
            <text:p>A</text:p>
          </table:table-cell>
          <table:table-cell table:formula="of:=[.C233]+[.A234]" office:value-type="float" office:value="819136" calcext:value-type="float">
            <text:p>819136</text:p>
          </table:table-cell>
          <table:table-cell table:number-columns-repeated="6"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string" calcext:value-type="string">
            <text:p>A</text:p>
          </table:table-cell>
          <table:table-cell table:formula="of:=[.C234]+[.A235]" office:value-type="float" office:value="823444" calcext:value-type="float">
            <text:p>823444</text:p>
          </table:table-cell>
          <table:table-cell table:number-columns-repeated="6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string" calcext:value-type="string">
            <text:p>A</text:p>
          </table:table-cell>
          <table:table-cell table:formula="of:=[.C235]+[.A236]" office:value-type="float" office:value="827481" calcext:value-type="float">
            <text:p>827481</text:p>
          </table:table-cell>
          <table:table-cell table:number-columns-repeated="6"/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string" calcext:value-type="string">
            <text:p>A</text:p>
          </table:table-cell>
          <table:table-cell table:formula="of:=[.C236]+[.A237]" office:value-type="float" office:value="831535" calcext:value-type="float">
            <text:p>831535</text:p>
          </table:table-cell>
          <table:table-cell table:number-columns-repeated="6"/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string" calcext:value-type="string">
            <text:p>A</text:p>
          </table:table-cell>
          <table:table-cell table:formula="of:=[.C237]+[.A238]" office:value-type="float" office:value="835589" calcext:value-type="float">
            <text:p>835589</text:p>
          </table:table-cell>
          <table:table-cell table:number-columns-repeated="6"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string" calcext:value-type="string">
            <text:p>A</text:p>
          </table:table-cell>
          <table:table-cell table:formula="of:=[.C238]+[.A239]" office:value-type="float" office:value="839645" calcext:value-type="float">
            <text:p>839645</text:p>
          </table:table-cell>
          <table:table-cell table:number-columns-repeated="6"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string" calcext:value-type="string">
            <text:p>A</text:p>
          </table:table-cell>
          <table:table-cell table:formula="of:=[.C239]+[.A240]" office:value-type="float" office:value="843949" calcext:value-type="float">
            <text:p>843949</text:p>
          </table:table-cell>
          <table:table-cell table:number-columns-repeated="6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string" calcext:value-type="string">
            <text:p>A</text:p>
          </table:table-cell>
          <table:table-cell table:formula="of:=[.C240]+[.A241]" office:value-type="float" office:value="848009" calcext:value-type="float">
            <text:p>848009</text:p>
          </table:table-cell>
          <table:table-cell table:number-columns-repeated="6"/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string" calcext:value-type="string">
            <text:p>A</text:p>
          </table:table-cell>
          <table:table-cell table:formula="of:=[.C241]+[.A242]" office:value-type="float" office:value="852295" calcext:value-type="float">
            <text:p>852295</text:p>
          </table:table-cell>
          <table:table-cell table:number-columns-repeated="6"/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string" calcext:value-type="string">
            <text:p>A</text:p>
          </table:table-cell>
          <table:table-cell table:formula="of:=[.C242]+[.A243]" office:value-type="float" office:value="856585" calcext:value-type="float">
            <text:p>856585</text:p>
          </table:table-cell>
          <table:table-cell table:number-columns-repeated="6"/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string" calcext:value-type="string">
            <text:p>A</text:p>
          </table:table-cell>
          <table:table-cell table:formula="of:=[.C243]+[.A244]" office:value-type="float" office:value="860658" calcext:value-type="float">
            <text:p>860658</text:p>
          </table:table-cell>
          <table:table-cell table:number-columns-repeated="6"/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string" calcext:value-type="string">
            <text:p>A</text:p>
          </table:table-cell>
          <table:table-cell table:formula="of:=[.C244]+[.A245]" office:value-type="float" office:value="864735" calcext:value-type="float">
            <text:p>864735</text:p>
          </table:table-cell>
          <table:table-cell table:number-columns-repeated="6"/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string" calcext:value-type="string">
            <text:p>A</text:p>
          </table:table-cell>
          <table:table-cell table:formula="of:=[.C245]+[.A246]" office:value-type="float" office:value="869020" calcext:value-type="float">
            <text:p>869020</text:p>
          </table:table-cell>
          <table:table-cell table:number-columns-repeated="6"/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string" calcext:value-type="string">
            <text:p>A</text:p>
          </table:table-cell>
          <table:table-cell table:formula="of:=[.C246]+[.A247]" office:value-type="float" office:value="873107" calcext:value-type="float">
            <text:p>873107</text:p>
          </table:table-cell>
          <table:table-cell table:number-columns-repeated="6"/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string" calcext:value-type="string">
            <text:p>A</text:p>
          </table:table-cell>
          <table:table-cell table:formula="of:=[.C247]+[.A248]" office:value-type="float" office:value="877370" calcext:value-type="float">
            <text:p>877370</text:p>
          </table:table-cell>
          <table:table-cell table:number-columns-repeated="6"/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string" calcext:value-type="string">
            <text:p>A</text:p>
          </table:table-cell>
          <table:table-cell table:formula="of:=[.C248]+[.A249]" office:value-type="float" office:value="881459" calcext:value-type="float">
            <text:p>881459</text:p>
          </table:table-cell>
          <table:table-cell table:number-columns-repeated="6"/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string" calcext:value-type="string">
            <text:p>A</text:p>
          </table:table-cell>
          <table:table-cell table:formula="of:=[.C249]+[.A250]" office:value-type="float" office:value="885549" calcext:value-type="float">
            <text:p>885549</text:p>
          </table:table-cell>
          <table:table-cell table:number-columns-repeated="6"/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string" calcext:value-type="string">
            <text:p>A</text:p>
          </table:table-cell>
          <table:table-cell table:formula="of:=[.C250]+[.A251]" office:value-type="float" office:value="889803" calcext:value-type="float">
            <text:p>889803</text:p>
          </table:table-cell>
          <table:table-cell table:number-columns-repeated="6"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string" calcext:value-type="string">
            <text:p>A</text:p>
          </table:table-cell>
          <table:table-cell table:formula="of:=[.C251]+[.A252]" office:value-type="float" office:value="893894" calcext:value-type="float">
            <text:p>893894</text:p>
          </table:table-cell>
          <table:table-cell table:number-columns-repeated="6"/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string" calcext:value-type="string">
            <text:p>A</text:p>
          </table:table-cell>
          <table:table-cell table:formula="of:=[.C252]+[.A253]" office:value-type="float" office:value="897986" calcext:value-type="float">
            <text:p>897986</text:p>
          </table:table-cell>
          <table:table-cell table:number-columns-repeated="6"/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string" calcext:value-type="string">
            <text:p>A</text:p>
          </table:table-cell>
          <table:table-cell table:formula="of:=[.C253]+[.A254]" office:value-type="float" office:value="902238" calcext:value-type="float">
            <text:p>902238</text:p>
          </table:table-cell>
          <table:table-cell table:number-columns-repeated="6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A</text:p>
          </table:table-cell>
          <table:table-cell table:formula="of:=[.C254]+[.A255]" office:value-type="float" office:value="906491" calcext:value-type="float">
            <text:p>906491</text:p>
          </table:table-cell>
          <table:table-cell table:number-columns-repeated="6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A</text:p>
          </table:table-cell>
          <table:table-cell table:formula="of:=[.C255]+[.A256]" office:value-type="float" office:value="910744" calcext:value-type="float">
            <text:p>910744</text:p>
          </table:table-cell>
          <table:table-cell table:number-columns-repeated="6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string" calcext:value-type="string">
            <text:p>A</text:p>
          </table:table-cell>
          <table:table-cell table:formula="of:=[.C256]+[.A257]" office:value-type="float" office:value="914993" calcext:value-type="float">
            <text:p>914993</text:p>
          </table:table-cell>
          <table:table-cell table:number-columns-repeated="6"/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string" calcext:value-type="string">
            <text:p>A</text:p>
          </table:table-cell>
          <table:table-cell table:formula="of:=[.C257]+[.A258]" office:value-type="float" office:value="919098" calcext:value-type="float">
            <text:p>919098</text:p>
          </table:table-cell>
          <table:table-cell table:number-columns-repeated="6"/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string" calcext:value-type="string">
            <text:p>A</text:p>
          </table:table-cell>
          <table:table-cell table:formula="of:=[.C258]+[.A259]" office:value-type="float" office:value="923217" calcext:value-type="float">
            <text:p>923217</text:p>
          </table:table-cell>
          <table:table-cell table:number-columns-repeated="6"/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string" calcext:value-type="string">
            <text:p>A</text:p>
          </table:table-cell>
          <table:table-cell table:formula="of:=[.C259]+[.A260]" office:value-type="float" office:value="927458" calcext:value-type="float">
            <text:p>927458</text:p>
          </table:table-cell>
          <table:table-cell table:number-columns-repeated="6"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A</text:p>
          </table:table-cell>
          <table:table-cell table:formula="of:=[.C260]+[.A261]" office:value-type="float" office:value="931582" calcext:value-type="float">
            <text:p>931582</text:p>
          </table:table-cell>
          <table:table-cell table:number-columns-repeated="6"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string" calcext:value-type="string">
            <text:p>A</text:p>
          </table:table-cell>
          <table:table-cell table:formula="of:=[.C261]+[.A262]" office:value-type="float" office:value="935708" calcext:value-type="float">
            <text:p>935708</text:p>
          </table:table-cell>
          <table:table-cell table:number-columns-repeated="6"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A</text:p>
          </table:table-cell>
          <table:table-cell table:formula="of:=[.C262]+[.A263]" office:value-type="float" office:value="939839" calcext:value-type="float">
            <text:p>939839</text:p>
          </table:table-cell>
          <table:table-cell table:number-columns-repeated="6"/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string" calcext:value-type="string">
            <text:p>A</text:p>
          </table:table-cell>
          <table:table-cell table:formula="of:=[.C263]+[.A264]" office:value-type="float" office:value="943973" calcext:value-type="float">
            <text:p>943973</text:p>
          </table:table-cell>
          <table:table-cell table:number-columns-repeated="6"/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string" calcext:value-type="string">
            <text:p>A</text:p>
          </table:table-cell>
          <table:table-cell table:formula="of:=[.C264]+[.A265]" office:value-type="float" office:value="948197" calcext:value-type="float">
            <text:p>948197</text:p>
          </table:table-cell>
          <table:table-cell table:number-columns-repeated="6"/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string" calcext:value-type="string">
            <text:p>A</text:p>
          </table:table-cell>
          <table:table-cell table:formula="of:=[.C265]+[.A266]" office:value-type="float" office:value="952416" calcext:value-type="float">
            <text:p>952416</text:p>
          </table:table-cell>
          <table:table-cell table:number-columns-repeated="6"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A</text:p>
          </table:table-cell>
          <table:table-cell table:formula="of:=[.C266]+[.A267]" office:value-type="float" office:value="956567" calcext:value-type="float">
            <text:p>956567</text:p>
          </table:table-cell>
          <table:table-cell table:number-columns-repeated="6"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A</text:p>
          </table:table-cell>
          <table:table-cell table:formula="of:=[.C267]+[.A268]" office:value-type="float" office:value="960779" calcext:value-type="float">
            <text:p>960779</text:p>
          </table:table-cell>
          <table:table-cell table:number-columns-repeated="6"/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string" calcext:value-type="string">
            <text:p>A</text:p>
          </table:table-cell>
          <table:table-cell table:formula="of:=[.C268]+[.A269]" office:value-type="float" office:value="964946" calcext:value-type="float">
            <text:p>964946</text:p>
          </table:table-cell>
          <table:table-cell table:number-columns-repeated="6"/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string" calcext:value-type="string">
            <text:p>A</text:p>
          </table:table-cell>
          <table:table-cell table:formula="of:=[.C269]+[.A270]" office:value-type="float" office:value="969152" calcext:value-type="float">
            <text:p>969152</text:p>
          </table:table-cell>
          <table:table-cell table:number-columns-repeated="6"/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string" calcext:value-type="string">
            <text:p>A</text:p>
          </table:table-cell>
          <table:table-cell table:formula="of:=[.C270]+[.A271]" office:value-type="float" office:value="973349" calcext:value-type="float">
            <text:p>973349</text:p>
          </table:table-cell>
          <table:table-cell table:number-columns-repeated="6"/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string" calcext:value-type="string">
            <text:p>A</text:p>
          </table:table-cell>
          <table:table-cell table:formula="of:=[.C271]+[.A272]" office:value-type="float" office:value="977539" calcext:value-type="float">
            <text:p>977539</text:p>
          </table:table-cell>
          <table:table-cell table:number-columns-repeated="6"/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string" calcext:value-type="string">
            <text:p>A</text:p>
          </table:table-cell>
          <table:table-cell table:formula="of:=[.C272]+[.A273]" office:value-type="float" office:value="981733" calcext:value-type="float">
            <text:p>981733</text:p>
          </table:table-cell>
          <table:table-cell/>
          <table:table-cell table:style-name="ce2" table:formula="of:=COUNTIF([.B1:.B273];&quot;=A&quot;)" office:value-type="float" office:value="157" calcext:value-type="float">
            <text:p>157</text:p>
          </table:table-cell>
          <table:table-cell table:style-name="ce2" table:formula="of:=[.I1]-[.C273]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73]+[.A273]" office:value-type="float" office:value="985927" calcext:value-type="float">
            <text:p>985927</text:p>
          </table:table-cell>
          <table:table-cell table:number-columns-repeated="6"/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string" calcext:value-type="string">
            <text:p>B</text:p>
          </table:table-cell>
          <table:table-cell table:formula="of:=[.C274]+[.A275]" office:value-type="float" office:value="990122" calcext:value-type="float">
            <text:p>990122</text:p>
          </table:table-cell>
          <table:table-cell table:number-columns-repeated="6"/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string" calcext:value-type="string">
            <text:p>B</text:p>
          </table:table-cell>
          <table:table-cell table:formula="of:=[.C275]+[.A276]" office:value-type="float" office:value="994317" calcext:value-type="float">
            <text:p>9943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76]+[.A271]" office:value-type="float" office:value="998514" calcext:value-type="float">
            <text:p>998514</text:p>
          </table:table-cell>
          <table:table-cell table:number-columns-repeated="6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string" calcext:value-type="string">
            <text:p>B</text:p>
          </table:table-cell>
          <table:table-cell table:formula="of:=[.C277]+[.A278]" office:value-type="float" office:value="1002714" calcext:value-type="float">
            <text:p>1002714</text:p>
          </table:table-cell>
          <table:table-cell table:number-columns-repeated="6"/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string" calcext:value-type="string">
            <text:p>B</text:p>
          </table:table-cell>
          <table:table-cell table:formula="of:=[.C278]+[.A279]" office:value-type="float" office:value="1006919" calcext:value-type="float">
            <text:p>10069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79]+[.A270]" office:value-type="float" office:value="1011125" calcext:value-type="float">
            <text:p>10111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80]+[.A268]" office:value-type="float" office:value="1015337" calcext:value-type="float">
            <text:p>1015337</text:p>
          </table:table-cell>
          <table:table-cell table:number-columns-repeated="6"/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string" calcext:value-type="string">
            <text:p>B</text:p>
          </table:table-cell>
          <table:table-cell table:formula="of:=[.C281]+[.A282]" office:value-type="float" office:value="1019551" calcext:value-type="float">
            <text:p>101955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82]+[.A266]" office:value-type="float" office:value="1023770" calcext:value-type="float">
            <text:p>102377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83]+[.A265]" office:value-type="float" office:value="1027994" calcext:value-type="float">
            <text:p>1027994</text:p>
          </table:table-cell>
          <table:table-cell table:number-columns-repeated="6"/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string" calcext:value-type="string">
            <text:p>B</text:p>
          </table:table-cell>
          <table:table-cell table:formula="of:=[.C284]+[.A285]" office:value-type="float" office:value="1032235" calcext:value-type="float">
            <text:p>103223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85]+[.A260]" office:value-type="float" office:value="1036476" calcext:value-type="float">
            <text:p>1036476</text:p>
          </table:table-cell>
          <table:table-cell table:number-columns-repeated="6"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string" calcext:value-type="string">
            <text:p>B</text:p>
          </table:table-cell>
          <table:table-cell table:formula="of:=[.C286]+[.A287]" office:value-type="float" office:value="1040722" calcext:value-type="float">
            <text:p>104072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87]+[.A257]" office:value-type="float" office:value="1044971" calcext:value-type="float">
            <text:p>1044971</text:p>
          </table:table-cell>
          <table:table-cell table:number-columns-repeated="6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string" calcext:value-type="string">
            <text:p>B</text:p>
          </table:table-cell>
          <table:table-cell table:formula="of:=[.C288]+[.A289]" office:value-type="float" office:value="1049220" calcext:value-type="float">
            <text:p>1049220</text:p>
          </table:table-cell>
          <table:table-cell table:number-columns-repeated="6"/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string" calcext:value-type="string">
            <text:p>B</text:p>
          </table:table-cell>
          <table:table-cell table:formula="of:=[.C289]+[.A290]" office:value-type="float" office:value="1053471" calcext:value-type="float">
            <text:p>105347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90]+[.A254]" office:value-type="float" office:value="1057723" calcext:value-type="float">
            <text:p>1057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91]+[.A255]" office:value-type="float" office:value="1061976" calcext:value-type="float">
            <text:p>106197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92]+[.A256]" office:value-type="float" office:value="1066229" calcext:value-type="float">
            <text:p>106622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93]+[.A251]" office:value-type="float" office:value="1070483" calcext:value-type="float">
            <text:p>1070483</text:p>
          </table:table-cell>
          <table:table-cell table:number-columns-repeated="6"/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string" calcext:value-type="string">
            <text:p>B</text:p>
          </table:table-cell>
          <table:table-cell table:formula="of:=[.C294]+[.A295]" office:value-type="float" office:value="1074740" calcext:value-type="float">
            <text:p>107474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95]+[.A248]" office:value-type="float" office:value="1079003" calcext:value-type="float">
            <text:p>1079003</text:p>
          </table:table-cell>
          <table:table-cell table:number-columns-repeated="6"/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string" calcext:value-type="string">
            <text:p>B</text:p>
          </table:table-cell>
          <table:table-cell table:formula="of:=[.C296]+[.A297]" office:value-type="float" office:value="1083271" calcext:value-type="float">
            <text:p>108327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97]+[.A246]" office:value-type="float" office:value="1087556" calcext:value-type="float">
            <text:p>108755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98]+[.A242]" office:value-type="float" office:value="1091842" calcext:value-type="float">
            <text:p>1091842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99]+[.A243]" office:value-type="float" office:value="1096132" calcext:value-type="float">
            <text:p>1096132</text:p>
          </table:table-cell>
          <table:table-cell table:number-columns-repeated="6"/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string" calcext:value-type="string">
            <text:p>B</text:p>
          </table:table-cell>
          <table:table-cell table:formula="of:=[.C300]+[.A301]" office:value-type="float" office:value="1100422" calcext:value-type="float">
            <text:p>1100422</text:p>
          </table:table-cell>
          <table:table-cell table:number-columns-repeated="6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string" calcext:value-type="string">
            <text:p>B</text:p>
          </table:table-cell>
          <table:table-cell table:formula="of:=[.C301]+[.A302]" office:value-type="float" office:value="1104713" calcext:value-type="float">
            <text:p>1104713</text:p>
          </table:table-cell>
          <table:table-cell table:number-columns-repeated="6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string" calcext:value-type="string">
            <text:p>B</text:p>
          </table:table-cell>
          <table:table-cell table:formula="of:=[.C302]+[.A303]" office:value-type="float" office:value="1109013" calcext:value-type="float">
            <text:p>1109013</text:p>
          </table:table-cell>
          <table:table-cell table:number-columns-repeated="6"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string" calcext:value-type="string">
            <text:p>B</text:p>
          </table:table-cell>
          <table:table-cell table:formula="of:=[.C303]+[.A304]" office:value-type="float" office:value="1113317" calcext:value-type="float">
            <text:p>11133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304]+[.A240]" office:value-type="float" office:value="1117621" calcext:value-type="float">
            <text:p>1117621</text:p>
          </table:table-cell>
          <table:table-cell table:number-columns-repeated="6"/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string" calcext:value-type="string">
            <text:p>B</text:p>
          </table:table-cell>
          <table:table-cell table:formula="of:=[.C305]+[.A306]" office:value-type="float" office:value="1121927" calcext:value-type="float">
            <text:p>1121927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306]+[.A235]" office:value-type="float" office:value="1126235" calcext:value-type="float">
            <text:p>112623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307]+[.A232]" office:value-type="float" office:value="1130543" calcext:value-type="float">
            <text:p>1130543</text:p>
          </table:table-cell>
          <table:table-cell table:number-columns-repeated="6"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B</text:p>
          </table:table-cell>
          <table:table-cell table:formula="of:=[.C308]+[.A309]" office:value-type="float" office:value="1134854" calcext:value-type="float">
            <text:p>1134854</text:p>
          </table:table-cell>
          <table:table-cell table:number-columns-repeated="6"/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string" calcext:value-type="string">
            <text:p>B</text:p>
          </table:table-cell>
          <table:table-cell table:formula="of:=[.C309]+[.A310]" office:value-type="float" office:value="1139172" calcext:value-type="float">
            <text:p>1139172</text:p>
          </table:table-cell>
          <table:table-cell table:number-columns-repeated="6"/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string" calcext:value-type="string">
            <text:p>A</text:p>
          </table:table-cell>
          <table:table-cell table:formula="of:=[.C310]+[.A311]" office:value-type="float" office:value="1143493" calcext:value-type="float">
            <text:p>1143493</text:p>
          </table:table-cell>
          <table:table-cell table:number-columns-repeated="6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string" calcext:value-type="string">
            <text:p>B</text:p>
          </table:table-cell>
          <table:table-cell table:formula="of:=[.C311]+[.A312]" office:value-type="float" office:value="1147818" calcext:value-type="float">
            <text:p>1147818</text:p>
          </table:table-cell>
          <table:table-cell table:number-columns-repeated="6"/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string" calcext:value-type="string">
            <text:p>B</text:p>
          </table:table-cell>
          <table:table-cell table:formula="of:=[.C312]+[.A313]" office:value-type="float" office:value="1152144" calcext:value-type="float">
            <text:p>1152144</text:p>
          </table:table-cell>
          <table:table-cell table:number-columns-repeated="6"/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string" calcext:value-type="string">
            <text:p>A</text:p>
          </table:table-cell>
          <table:table-cell table:formula="of:=[.C313]+[.A314]" office:value-type="float" office:value="1156470" calcext:value-type="float">
            <text:p>1156470</text:p>
          </table:table-cell>
          <table:table-cell table:number-columns-repeated="6"/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string" calcext:value-type="string">
            <text:p>B</text:p>
          </table:table-cell>
          <table:table-cell table:formula="of:=[.C314]+[.A315]" office:value-type="float" office:value="1160797" calcext:value-type="float">
            <text:p>1160797</text:p>
          </table:table-cell>
          <table:table-cell table:number-columns-repeated="6"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string" calcext:value-type="string">
            <text:p>B</text:p>
          </table:table-cell>
          <table:table-cell table:formula="of:=[.C315]+[.A316]" office:value-type="float" office:value="1165130" calcext:value-type="float">
            <text:p>1165130</text:p>
          </table:table-cell>
          <table:table-cell table:number-columns-repeated="6"/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string" calcext:value-type="string">
            <text:p>A</text:p>
          </table:table-cell>
          <table:table-cell table:formula="of:=[.C316]+[.A317]" office:value-type="float" office:value="1169466" calcext:value-type="float">
            <text:p>1169466</text:p>
          </table:table-cell>
          <table:table-cell table:number-columns-repeated="6"/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string" calcext:value-type="string">
            <text:p>B</text:p>
          </table:table-cell>
          <table:table-cell table:formula="of:=[.C317]+[.A318]" office:value-type="float" office:value="1173804" calcext:value-type="float">
            <text:p>1173804</text:p>
          </table:table-cell>
          <table:table-cell table:number-columns-repeated="6"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string" calcext:value-type="string">
            <text:p>B</text:p>
          </table:table-cell>
          <table:table-cell table:formula="of:=[.C318]+[.A319]" office:value-type="float" office:value="1178145" calcext:value-type="float">
            <text:p>1178145</text:p>
          </table:table-cell>
          <table:table-cell table:number-columns-repeated="6"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string" calcext:value-type="string">
            <text:p>A</text:p>
          </table:table-cell>
          <table:table-cell table:formula="of:=[.C319]+[.A320]" office:value-type="float" office:value="1182487" calcext:value-type="float">
            <text:p>1182487</text:p>
          </table:table-cell>
          <table:table-cell table:number-columns-repeated="6"/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string" calcext:value-type="string">
            <text:p>A</text:p>
          </table:table-cell>
          <table:table-cell table:formula="of:=[.C320]+[.A321]" office:value-type="float" office:value="1186832" calcext:value-type="float">
            <text:p>1186832</text:p>
          </table:table-cell>
          <table:table-cell table:number-columns-repeated="6"/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string" calcext:value-type="string">
            <text:p>A</text:p>
          </table:table-cell>
          <table:table-cell table:formula="of:=[.C321]+[.A322]" office:value-type="float" office:value="1191186" calcext:value-type="float">
            <text:p>1191186</text:p>
          </table:table-cell>
          <table:table-cell table:number-columns-repeated="6"/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string" calcext:value-type="string">
            <text:p>B</text:p>
          </table:table-cell>
          <table:table-cell table:formula="of:=[.C322]+[.A323]" office:value-type="float" office:value="1195541" calcext:value-type="float">
            <text:p>1195541</text:p>
          </table:table-cell>
          <table:table-cell table:number-columns-repeated="6"/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string" calcext:value-type="string">
            <text:p>A</text:p>
          </table:table-cell>
          <table:table-cell table:formula="of:=[.C323]+[.A324]" office:value-type="float" office:value="1199899" calcext:value-type="float">
            <text:p>1199899</text:p>
          </table:table-cell>
          <table:table-cell table:number-columns-repeated="6"/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string" calcext:value-type="string">
            <text:p>B</text:p>
          </table:table-cell>
          <table:table-cell table:formula="of:=[.C324]+[.A325]" office:value-type="float" office:value="1204259" calcext:value-type="float">
            <text:p>1204259</text:p>
          </table:table-cell>
          <table:table-cell table:number-columns-repeated="6"/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string" calcext:value-type="string">
            <text:p>A</text:p>
          </table:table-cell>
          <table:table-cell table:formula="of:=[.C325]+[.A326]" office:value-type="float" office:value="1208619" calcext:value-type="float">
            <text:p>1208619</text:p>
          </table:table-cell>
          <table:table-cell table:number-columns-repeated="6"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string" calcext:value-type="string">
            <text:p>B</text:p>
          </table:table-cell>
          <table:table-cell table:formula="of:=[.C326]+[.A327]" office:value-type="float" office:value="1212989" calcext:value-type="float">
            <text:p>1212989</text:p>
          </table:table-cell>
          <table:table-cell table:number-columns-repeated="6"/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string" calcext:value-type="string">
            <text:p>B</text:p>
          </table:table-cell>
          <table:table-cell table:formula="of:=[.C327]+[.A328]" office:value-type="float" office:value="1217368" calcext:value-type="float">
            <text:p>1217368</text:p>
          </table:table-cell>
          <table:table-cell table:number-columns-repeated="6"/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string" calcext:value-type="string">
            <text:p>B</text:p>
          </table:table-cell>
          <table:table-cell table:formula="of:=[.C328]+[.A329]" office:value-type="float" office:value="1221750" calcext:value-type="float">
            <text:p>1221750</text:p>
          </table:table-cell>
          <table:table-cell table:number-columns-repeated="6"/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string" calcext:value-type="string">
            <text:p>B</text:p>
          </table:table-cell>
          <table:table-cell table:formula="of:=[.C329]+[.A330]" office:value-type="float" office:value="1226141" calcext:value-type="float">
            <text:p>1226141</text:p>
          </table:table-cell>
          <table:table-cell table:number-columns-repeated="6"/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string" calcext:value-type="string">
            <text:p>B</text:p>
          </table:table-cell>
          <table:table-cell table:formula="of:=[.C330]+[.A331]" office:value-type="float" office:value="1230538" calcext:value-type="float">
            <text:p>1230538</text:p>
          </table:table-cell>
          <table:table-cell table:number-columns-repeated="6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A</text:p>
          </table:table-cell>
          <table:table-cell table:formula="of:=[.C331]+[.A332]" office:value-type="float" office:value="1234938" calcext:value-type="float">
            <text:p>1234938</text:p>
          </table:table-cell>
          <table:table-cell table:number-columns-repeated="6"/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string" calcext:value-type="string">
            <text:p>B</text:p>
          </table:table-cell>
          <table:table-cell table:formula="of:=[.C332]+[.A333]" office:value-type="float" office:value="1239344" calcext:value-type="float">
            <text:p>1239344</text:p>
          </table:table-cell>
          <table:table-cell table:number-columns-repeated="6"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string" calcext:value-type="string">
            <text:p>B</text:p>
          </table:table-cell>
          <table:table-cell table:formula="of:=[.C333]+[.A334]" office:value-type="float" office:value="1243754" calcext:value-type="float">
            <text:p>1243754</text:p>
          </table:table-cell>
          <table:table-cell table:number-columns-repeated="6"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string" calcext:value-type="string">
            <text:p>A</text:p>
          </table:table-cell>
          <table:table-cell table:formula="of:=[.C334]+[.A335]" office:value-type="float" office:value="1248166" calcext:value-type="float">
            <text:p>1248166</text:p>
          </table:table-cell>
          <table:table-cell table:number-columns-repeated="6"/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string" calcext:value-type="string">
            <text:p>B</text:p>
          </table:table-cell>
          <table:table-cell table:formula="of:=[.C335]+[.A336]" office:value-type="float" office:value="1252583" calcext:value-type="float">
            <text:p>1252583</text:p>
          </table:table-cell>
          <table:table-cell table:number-columns-repeated="6"/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string" calcext:value-type="string">
            <text:p>B</text:p>
          </table:table-cell>
          <table:table-cell table:formula="of:=[.C336]+[.A337]" office:value-type="float" office:value="1257014" calcext:value-type="float">
            <text:p>1257014</text:p>
          </table:table-cell>
          <table:table-cell table:number-columns-repeated="6"/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string" calcext:value-type="string">
            <text:p>B</text:p>
          </table:table-cell>
          <table:table-cell table:formula="of:=[.C337]+[.A338]" office:value-type="float" office:value="1261446" calcext:value-type="float">
            <text:p>1261446</text:p>
          </table:table-cell>
          <table:table-cell table:number-columns-repeated="6"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string" calcext:value-type="string">
            <text:p>A</text:p>
          </table:table-cell>
          <table:table-cell table:formula="of:=[.C338]+[.A339]" office:value-type="float" office:value="1265888" calcext:value-type="float">
            <text:p>1265888</text:p>
          </table:table-cell>
          <table:table-cell table:number-columns-repeated="6"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string" calcext:value-type="string">
            <text:p>B</text:p>
          </table:table-cell>
          <table:table-cell table:formula="of:=[.C339]+[.A340]" office:value-type="float" office:value="1270331" calcext:value-type="float">
            <text:p>1270331</text:p>
          </table:table-cell>
          <table:table-cell table:number-columns-repeated="6"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string" calcext:value-type="string">
            <text:p>A</text:p>
          </table:table-cell>
          <table:table-cell table:formula="of:=[.C340]+[.A341]" office:value-type="float" office:value="1274774" calcext:value-type="float">
            <text:p>1274774</text:p>
          </table:table-cell>
          <table:table-cell table:number-columns-repeated="6"/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string" calcext:value-type="string">
            <text:p>A</text:p>
          </table:table-cell>
          <table:table-cell table:formula="of:=[.C341]+[.A342]" office:value-type="float" office:value="1279232" calcext:value-type="float">
            <text:p>1279232</text:p>
          </table:table-cell>
          <table:table-cell table:number-columns-repeated="6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string" calcext:value-type="string">
            <text:p>A</text:p>
          </table:table-cell>
          <table:table-cell table:formula="of:=[.C342]+[.A343]" office:value-type="float" office:value="1283691" calcext:value-type="float">
            <text:p>1283691</text:p>
          </table:table-cell>
          <table:table-cell table:number-columns-repeated="6"/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string" calcext:value-type="string">
            <text:p>A</text:p>
          </table:table-cell>
          <table:table-cell table:formula="of:=[.C343]+[.A344]" office:value-type="float" office:value="1288155" calcext:value-type="float">
            <text:p>1288155</text:p>
          </table:table-cell>
          <table:table-cell table:number-columns-repeated="6"/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string" calcext:value-type="string">
            <text:p>A</text:p>
          </table:table-cell>
          <table:table-cell table:formula="of:=[.C344]+[.A345]" office:value-type="float" office:value="1292630" calcext:value-type="float">
            <text:p>1292630</text:p>
          </table:table-cell>
          <table:table-cell table:number-columns-repeated="6"/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string" calcext:value-type="string">
            <text:p>B</text:p>
          </table:table-cell>
          <table:table-cell table:formula="of:=[.C345]+[.A346]" office:value-type="float" office:value="1297105" calcext:value-type="float">
            <text:p>1297105</text:p>
          </table:table-cell>
          <table:table-cell table:number-columns-repeated="6"/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string" calcext:value-type="string">
            <text:p>B</text:p>
          </table:table-cell>
          <table:table-cell table:formula="of:=[.C346]+[.A347]" office:value-type="float" office:value="1301584" calcext:value-type="float">
            <text:p>1301584</text:p>
          </table:table-cell>
          <table:table-cell table:number-columns-repeated="6"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string" calcext:value-type="string">
            <text:p>B</text:p>
          </table:table-cell>
          <table:table-cell table:formula="of:=[.C347]+[.A348]" office:value-type="float" office:value="1306064" calcext:value-type="float">
            <text:p>1306064</text:p>
          </table:table-cell>
          <table:table-cell table:number-columns-repeated="6"/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string" calcext:value-type="string">
            <text:p>B</text:p>
          </table:table-cell>
          <table:table-cell table:formula="of:=[.C348]+[.A349]" office:value-type="float" office:value="1310546" calcext:value-type="float">
            <text:p>1310546</text:p>
          </table:table-cell>
          <table:table-cell table:number-columns-repeated="6"/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string" calcext:value-type="string">
            <text:p>A</text:p>
          </table:table-cell>
          <table:table-cell table:formula="of:=[.C349]+[.A350]" office:value-type="float" office:value="1315038" calcext:value-type="float">
            <text:p>1315038</text:p>
          </table:table-cell>
          <table:table-cell table:number-columns-repeated="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table:formula="of:=[.C350]+[.A351]" office:value-type="float" office:value="1319538" calcext:value-type="float">
            <text:p>1319538</text:p>
          </table:table-cell>
          <table:table-cell table:number-columns-repeated="6"/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string" calcext:value-type="string">
            <text:p>A</text:p>
          </table:table-cell>
          <table:table-cell table:formula="of:=[.C351]+[.A352]" office:value-type="float" office:value="1324039" calcext:value-type="float">
            <text:p>1324039</text:p>
          </table:table-cell>
          <table:table-cell table:number-columns-repeated="6"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string" calcext:value-type="string">
            <text:p>B</text:p>
          </table:table-cell>
          <table:table-cell table:formula="of:=[.C352]+[.A353]" office:value-type="float" office:value="1328551" calcext:value-type="float">
            <text:p>1328551</text:p>
          </table:table-cell>
          <table:table-cell table:number-columns-repeated="6"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string" calcext:value-type="string">
            <text:p>B</text:p>
          </table:table-cell>
          <table:table-cell table:formula="of:=[.C353]+[.A354]" office:value-type="float" office:value="1333065" calcext:value-type="float">
            <text:p>1333065</text:p>
          </table:table-cell>
          <table:table-cell table:number-columns-repeated="6"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string" calcext:value-type="string">
            <text:p>A</text:p>
          </table:table-cell>
          <table:table-cell table:formula="of:=[.C354]+[.A355]" office:value-type="float" office:value="1337581" calcext:value-type="float">
            <text:p>1337581</text:p>
          </table:table-cell>
          <table:table-cell table:number-columns-repeated="6"/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string" calcext:value-type="string">
            <text:p>B</text:p>
          </table:table-cell>
          <table:table-cell table:formula="of:=[.C355]+[.A356]" office:value-type="float" office:value="1342100" calcext:value-type="float">
            <text:p>1342100</text:p>
          </table:table-cell>
          <table:table-cell table:number-columns-repeated="6"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string" calcext:value-type="string">
            <text:p>B</text:p>
          </table:table-cell>
          <table:table-cell table:formula="of:=[.C356]+[.A357]" office:value-type="float" office:value="1346624" calcext:value-type="float">
            <text:p>1346624</text:p>
          </table:table-cell>
          <table:table-cell table:number-columns-repeated="6"/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string" calcext:value-type="string">
            <text:p>A</text:p>
          </table:table-cell>
          <table:table-cell table:formula="of:=[.C357]+[.A358]" office:value-type="float" office:value="1351155" calcext:value-type="float">
            <text:p>1351155</text:p>
          </table:table-cell>
          <table:table-cell table:number-columns-repeated="6"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string" calcext:value-type="string">
            <text:p>A</text:p>
          </table:table-cell>
          <table:table-cell table:formula="of:=[.C358]+[.A359]" office:value-type="float" office:value="1355690" calcext:value-type="float">
            <text:p>1355690</text:p>
          </table:table-cell>
          <table:table-cell table:number-columns-repeated="6"/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string" calcext:value-type="string">
            <text:p>B</text:p>
          </table:table-cell>
          <table:table-cell table:formula="of:=[.C359]+[.A360]" office:value-type="float" office:value="1360226" calcext:value-type="float">
            <text:p>1360226</text:p>
          </table:table-cell>
          <table:table-cell table:number-columns-repeated="6"/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string" calcext:value-type="string">
            <text:p>B</text:p>
          </table:table-cell>
          <table:table-cell table:formula="of:=[.C360]+[.A361]" office:value-type="float" office:value="1364764" calcext:value-type="float">
            <text:p>1364764</text:p>
          </table:table-cell>
          <table:table-cell table:number-columns-repeated="6"/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string" calcext:value-type="string">
            <text:p>A</text:p>
          </table:table-cell>
          <table:table-cell table:formula="of:=[.C361]+[.A362]" office:value-type="float" office:value="1369331" calcext:value-type="float">
            <text:p>1369331</text:p>
          </table:table-cell>
          <table:table-cell table:number-columns-repeated="6"/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string" calcext:value-type="string">
            <text:p>A</text:p>
          </table:table-cell>
          <table:table-cell table:formula="of:=[.C362]+[.A363]" office:value-type="float" office:value="1373906" calcext:value-type="float">
            <text:p>1373906</text:p>
          </table:table-cell>
          <table:table-cell table:number-columns-repeated="6"/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string" calcext:value-type="string">
            <text:p>A</text:p>
          </table:table-cell>
          <table:table-cell table:formula="of:=[.C363]+[.A364]" office:value-type="float" office:value="1378486" calcext:value-type="float">
            <text:p>1378486</text:p>
          </table:table-cell>
          <table:table-cell table:number-columns-repeated="6"/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string" calcext:value-type="string">
            <text:p>A</text:p>
          </table:table-cell>
          <table:table-cell table:formula="of:=[.C364]+[.A365]" office:value-type="float" office:value="1383067" calcext:value-type="float">
            <text:p>1383067</text:p>
          </table:table-cell>
          <table:table-cell table:number-columns-repeated="6"/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string" calcext:value-type="string">
            <text:p>B</text:p>
          </table:table-cell>
          <table:table-cell table:formula="of:=[.C365]+[.A366]" office:value-type="float" office:value="1387652" calcext:value-type="float">
            <text:p>1387652</text:p>
          </table:table-cell>
          <table:table-cell table:number-columns-repeated="6"/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string" calcext:value-type="string">
            <text:p>A</text:p>
          </table:table-cell>
          <table:table-cell table:formula="of:=[.C366]+[.A367]" office:value-type="float" office:value="1392238" calcext:value-type="float">
            <text:p>1392238</text:p>
          </table:table-cell>
          <table:table-cell table:number-columns-repeated="6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string" calcext:value-type="string">
            <text:p>B</text:p>
          </table:table-cell>
          <table:table-cell table:formula="of:=[.C367]+[.A368]" office:value-type="float" office:value="1396838" calcext:value-type="float">
            <text:p>1396838</text:p>
          </table:table-cell>
          <table:table-cell table:number-columns-repeated="6"/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string" calcext:value-type="string">
            <text:p>B</text:p>
          </table:table-cell>
          <table:table-cell table:formula="of:=[.C368]+[.A369]" office:value-type="float" office:value="1401440" calcext:value-type="float">
            <text:p>1401440</text:p>
          </table:table-cell>
          <table:table-cell table:number-columns-repeated="6"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string" calcext:value-type="string">
            <text:p>B</text:p>
          </table:table-cell>
          <table:table-cell table:formula="of:=[.C369]+[.A370]" office:value-type="float" office:value="1406048" calcext:value-type="float">
            <text:p>1406048</text:p>
          </table:table-cell>
          <table:table-cell table:number-columns-repeated="6"/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string" calcext:value-type="string">
            <text:p>B</text:p>
          </table:table-cell>
          <table:table-cell table:formula="of:=[.C370]+[.A371]" office:value-type="float" office:value="1410658" calcext:value-type="float">
            <text:p>1410658</text:p>
          </table:table-cell>
          <table:table-cell table:number-columns-repeated="6"/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string" calcext:value-type="string">
            <text:p>A</text:p>
          </table:table-cell>
          <table:table-cell table:formula="of:=[.C371]+[.A372]" office:value-type="float" office:value="1415284" calcext:value-type="float">
            <text:p>1415284</text:p>
          </table:table-cell>
          <table:table-cell table:number-columns-repeated="6"/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string" calcext:value-type="string">
            <text:p>B</text:p>
          </table:table-cell>
          <table:table-cell table:formula="of:=[.C372]+[.A373]" office:value-type="float" office:value="1419911" calcext:value-type="float">
            <text:p>1419911</text:p>
          </table:table-cell>
          <table:table-cell table:number-columns-repeated="6"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string" calcext:value-type="string">
            <text:p>A</text:p>
          </table:table-cell>
          <table:table-cell table:formula="of:=[.C373]+[.A374]" office:value-type="float" office:value="1424544" calcext:value-type="float">
            <text:p>1424544</text:p>
          </table:table-cell>
          <table:table-cell table:number-columns-repeated="6"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string" calcext:value-type="string">
            <text:p>A</text:p>
          </table:table-cell>
          <table:table-cell table:formula="of:=[.C374]+[.A375]" office:value-type="float" office:value="1429177" calcext:value-type="float">
            <text:p>1429177</text:p>
          </table:table-cell>
          <table:table-cell table:number-columns-repeated="6"/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string" calcext:value-type="string">
            <text:p>A</text:p>
          </table:table-cell>
          <table:table-cell table:formula="of:=[.C375]+[.A376]" office:value-type="float" office:value="1433812" calcext:value-type="float">
            <text:p>1433812</text:p>
          </table:table-cell>
          <table:table-cell table:number-columns-repeated="6"/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string" calcext:value-type="string">
            <text:p>B</text:p>
          </table:table-cell>
          <table:table-cell table:formula="of:=[.C376]+[.A377]" office:value-type="float" office:value="1438450" calcext:value-type="float">
            <text:p>1438450</text:p>
          </table:table-cell>
          <table:table-cell table:number-columns-repeated="6"/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string" calcext:value-type="string">
            <text:p>A</text:p>
          </table:table-cell>
          <table:table-cell table:formula="of:=[.C377]+[.A378]" office:value-type="float" office:value="1443089" calcext:value-type="float">
            <text:p>1443089</text:p>
          </table:table-cell>
          <table:table-cell table:number-columns-repeated="6"/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string" calcext:value-type="string">
            <text:p>A</text:p>
          </table:table-cell>
          <table:table-cell table:formula="of:=[.C378]+[.A379]" office:value-type="float" office:value="1447730" calcext:value-type="float">
            <text:p>1447730</text:p>
          </table:table-cell>
          <table:table-cell table:number-columns-repeated="6"/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string" calcext:value-type="string">
            <text:p>A</text:p>
          </table:table-cell>
          <table:table-cell table:formula="of:=[.C379]+[.A380]" office:value-type="float" office:value="1452371" calcext:value-type="float">
            <text:p>1452371</text:p>
          </table:table-cell>
          <table:table-cell table:number-columns-repeated="6"/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string" calcext:value-type="string">
            <text:p>A</text:p>
          </table:table-cell>
          <table:table-cell table:formula="of:=[.C380]+[.A381]" office:value-type="float" office:value="1457016" calcext:value-type="float">
            <text:p>1457016</text:p>
          </table:table-cell>
          <table:table-cell table:number-columns-repeated="6"/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string" calcext:value-type="string">
            <text:p>A</text:p>
          </table:table-cell>
          <table:table-cell table:formula="of:=[.C381]+[.A382]" office:value-type="float" office:value="1461667" calcext:value-type="float">
            <text:p>1461667</text:p>
          </table:table-cell>
          <table:table-cell table:number-columns-repeated="6"/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string" calcext:value-type="string">
            <text:p>A</text:p>
          </table:table-cell>
          <table:table-cell table:formula="of:=[.C382]+[.A383]" office:value-type="float" office:value="1466354" calcext:value-type="float">
            <text:p>1466354</text:p>
          </table:table-cell>
          <table:table-cell table:number-columns-repeated="6"/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string" calcext:value-type="string">
            <text:p>A</text:p>
          </table:table-cell>
          <table:table-cell table:formula="of:=[.C383]+[.A384]" office:value-type="float" office:value="1471044" calcext:value-type="float">
            <text:p>1471044</text:p>
          </table:table-cell>
          <table:table-cell table:number-columns-repeated="6"/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string" calcext:value-type="string">
            <text:p>A</text:p>
          </table:table-cell>
          <table:table-cell table:formula="of:=[.C384]+[.A385]" office:value-type="float" office:value="1475739" calcext:value-type="float">
            <text:p>1475739</text:p>
          </table:table-cell>
          <table:table-cell table:number-columns-repeated="6"/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string" calcext:value-type="string">
            <text:p>A</text:p>
          </table:table-cell>
          <table:table-cell table:formula="of:=[.C385]+[.A386]" office:value-type="float" office:value="1480437" calcext:value-type="float">
            <text:p>1480437</text:p>
          </table:table-cell>
          <table:table-cell table:number-columns-repeated="6"/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string" calcext:value-type="string">
            <text:p>B</text:p>
          </table:table-cell>
          <table:table-cell table:formula="of:=[.C386]+[.A387]" office:value-type="float" office:value="1485139" calcext:value-type="float">
            <text:p>1485139</text:p>
          </table:table-cell>
          <table:table-cell table:number-columns-repeated="6"/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string" calcext:value-type="string">
            <text:p>B</text:p>
          </table:table-cell>
          <table:table-cell table:formula="of:=[.C387]+[.A388]" office:value-type="float" office:value="1489844" calcext:value-type="float">
            <text:p>1489844</text:p>
          </table:table-cell>
          <table:table-cell table:number-columns-repeated="6"/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string" calcext:value-type="string">
            <text:p>B</text:p>
          </table:table-cell>
          <table:table-cell table:formula="of:=[.C388]+[.A389]" office:value-type="float" office:value="1494557" calcext:value-type="float">
            <text:p>1494557</text:p>
          </table:table-cell>
          <table:table-cell table:number-columns-repeated="6"/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string" calcext:value-type="string">
            <text:p>A</text:p>
          </table:table-cell>
          <table:table-cell table:formula="of:=[.C389]+[.A390]" office:value-type="float" office:value="1499285" calcext:value-type="float">
            <text:p>1499285</text:p>
          </table:table-cell>
          <table:table-cell table:number-columns-repeated="6"/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string" calcext:value-type="string">
            <text:p>B</text:p>
          </table:table-cell>
          <table:table-cell table:formula="of:=[.C390]+[.A391]" office:value-type="float" office:value="1504018" calcext:value-type="float">
            <text:p>1504018</text:p>
          </table:table-cell>
          <table:table-cell table:number-columns-repeated="6"/>
        </table:table-row>
        <table:table-row table:style-name="ro1">
          <table:table-cell office:value-type="float" office:value="4739" calcext:value-type="float">
            <text:p>4739</text:p>
          </table:table-cell>
          <table:table-cell office:value-type="string" calcext:value-type="string">
            <text:p>A</text:p>
          </table:table-cell>
          <table:table-cell table:formula="of:=[.C391]+[.A392]" office:value-type="float" office:value="1508757" calcext:value-type="float">
            <text:p>1508757</text:p>
          </table:table-cell>
          <table:table-cell table:number-columns-repeated="6"/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string" calcext:value-type="string">
            <text:p>A</text:p>
          </table:table-cell>
          <table:table-cell table:formula="of:=[.C392]+[.A393]" office:value-type="float" office:value="1513509" calcext:value-type="float">
            <text:p>1513509</text:p>
          </table:table-cell>
          <table:table-cell table:number-columns-repeated="6"/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string" calcext:value-type="string">
            <text:p>A</text:p>
          </table:table-cell>
          <table:table-cell table:formula="of:=[.C393]+[.A394]" office:value-type="float" office:value="1518261" calcext:value-type="float">
            <text:p>1518261</text:p>
          </table:table-cell>
          <table:table-cell table:number-columns-repeated="6"/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string" calcext:value-type="string">
            <text:p>B</text:p>
          </table:table-cell>
          <table:table-cell table:formula="of:=[.C394]+[.A395]" office:value-type="float" office:value="1523015" calcext:value-type="float">
            <text:p>1523015</text:p>
          </table:table-cell>
          <table:table-cell table:number-columns-repeated="6"/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string" calcext:value-type="string">
            <text:p>B</text:p>
          </table:table-cell>
          <table:table-cell table:formula="of:=[.C395]+[.A396]" office:value-type="float" office:value="1527777" calcext:value-type="float">
            <text:p>1527777</text:p>
          </table:table-cell>
          <table:table-cell table:number-columns-repeated="6"/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string" calcext:value-type="string">
            <text:p>A</text:p>
          </table:table-cell>
          <table:table-cell table:formula="of:=[.C396]+[.A397]" office:value-type="float" office:value="1532547" calcext:value-type="float">
            <text:p>1532547</text:p>
          </table:table-cell>
          <table:table-cell table:number-columns-repeated="6"/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string" calcext:value-type="string">
            <text:p>A</text:p>
          </table:table-cell>
          <table:table-cell table:formula="of:=[.C397]+[.A398]" office:value-type="float" office:value="1537317" calcext:value-type="float">
            <text:p>1537317</text:p>
          </table:table-cell>
          <table:table-cell table:number-columns-repeated="6"/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string" calcext:value-type="string">
            <text:p>A</text:p>
          </table:table-cell>
          <table:table-cell table:formula="of:=[.C398]+[.A399]" office:value-type="float" office:value="1542088" calcext:value-type="float">
            <text:p>1542088</text:p>
          </table:table-cell>
          <table:table-cell table:number-columns-repeated="6"/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string" calcext:value-type="string">
            <text:p>A</text:p>
          </table:table-cell>
          <table:table-cell table:formula="of:=[.C399]+[.A400]" office:value-type="float" office:value="1546861" calcext:value-type="float">
            <text:p>1546861</text:p>
          </table:table-cell>
          <table:table-cell table:number-columns-repeated="6"/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string" calcext:value-type="string">
            <text:p>A</text:p>
          </table:table-cell>
          <table:table-cell table:formula="of:=[.C400]+[.A401]" office:value-type="float" office:value="1551634" calcext:value-type="float">
            <text:p>1551634</text:p>
          </table:table-cell>
          <table:table-cell table:number-columns-repeated="6"/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string" calcext:value-type="string">
            <text:p>B</text:p>
          </table:table-cell>
          <table:table-cell table:formula="of:=[.C401]+[.A402]" office:value-type="float" office:value="1556414" calcext:value-type="float">
            <text:p>1556414</text:p>
          </table:table-cell>
          <table:table-cell table:number-columns-repeated="6"/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string" calcext:value-type="string">
            <text:p>B</text:p>
          </table:table-cell>
          <table:table-cell table:formula="of:=[.C402]+[.A403]" office:value-type="float" office:value="1561198" calcext:value-type="float">
            <text:p>1561198</text:p>
          </table:table-cell>
          <table:table-cell table:number-columns-repeated="6"/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string" calcext:value-type="string">
            <text:p>B</text:p>
          </table:table-cell>
          <table:table-cell table:formula="of:=[.C403]+[.A404]" office:value-type="float" office:value="1565993" calcext:value-type="float">
            <text:p>1565993</text:p>
          </table:table-cell>
          <table:table-cell table:number-columns-repeated="6"/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string" calcext:value-type="string">
            <text:p>B</text:p>
          </table:table-cell>
          <table:table-cell table:formula="of:=[.C404]+[.A405]" office:value-type="float" office:value="1570798" calcext:value-type="float">
            <text:p>1570798</text:p>
          </table:table-cell>
          <table:table-cell table:number-columns-repeated="6"/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string" calcext:value-type="string">
            <text:p>A</text:p>
          </table:table-cell>
          <table:table-cell table:formula="of:=[.C405]+[.A406]" office:value-type="float" office:value="1575604" calcext:value-type="float">
            <text:p>1575604</text:p>
          </table:table-cell>
          <table:table-cell table:number-columns-repeated="6"/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string" calcext:value-type="string">
            <text:p>B</text:p>
          </table:table-cell>
          <table:table-cell table:formula="of:=[.C406]+[.A407]" office:value-type="float" office:value="1580411" calcext:value-type="float">
            <text:p>1580411</text:p>
          </table:table-cell>
          <table:table-cell table:number-columns-repeated="6"/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string" calcext:value-type="string">
            <text:p>B</text:p>
          </table:table-cell>
          <table:table-cell table:formula="of:=[.C407]+[.A408]" office:value-type="float" office:value="1585221" calcext:value-type="float">
            <text:p>1585221</text:p>
          </table:table-cell>
          <table:table-cell table:number-columns-repeated="6"/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string" calcext:value-type="string">
            <text:p>A</text:p>
          </table:table-cell>
          <table:table-cell table:formula="of:=[.C408]+[.A409]" office:value-type="float" office:value="1590034" calcext:value-type="float">
            <text:p>1590034</text:p>
          </table:table-cell>
          <table:table-cell table:number-columns-repeated="6"/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string" calcext:value-type="string">
            <text:p>B</text:p>
          </table:table-cell>
          <table:table-cell table:formula="of:=[.C409]+[.A410]" office:value-type="float" office:value="1594849" calcext:value-type="float">
            <text:p>1594849</text:p>
          </table:table-cell>
          <table:table-cell table:number-columns-repeated="6"/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string" calcext:value-type="string">
            <text:p>A</text:p>
          </table:table-cell>
          <table:table-cell table:formula="of:=[.C410]+[.A411]" office:value-type="float" office:value="1599671" calcext:value-type="float">
            <text:p>1599671</text:p>
          </table:table-cell>
          <table:table-cell table:number-columns-repeated="6"/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string" calcext:value-type="string">
            <text:p>B</text:p>
          </table:table-cell>
          <table:table-cell table:formula="of:=[.C411]+[.A412]" office:value-type="float" office:value="1604495" calcext:value-type="float">
            <text:p>1604495</text:p>
          </table:table-cell>
          <table:table-cell table:number-columns-repeated="6"/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string" calcext:value-type="string">
            <text:p>A</text:p>
          </table:table-cell>
          <table:table-cell table:formula="of:=[.C412]+[.A413]" office:value-type="float" office:value="1609328" calcext:value-type="float">
            <text:p>1609328</text:p>
          </table:table-cell>
          <table:table-cell table:number-columns-repeated="6"/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string" calcext:value-type="string">
            <text:p>B</text:p>
          </table:table-cell>
          <table:table-cell table:formula="of:=[.C413]+[.A414]" office:value-type="float" office:value="1614162" calcext:value-type="float">
            <text:p>1614162</text:p>
          </table:table-cell>
          <table:table-cell table:number-columns-repeated="6"/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string" calcext:value-type="string">
            <text:p>A</text:p>
          </table:table-cell>
          <table:table-cell table:formula="of:=[.C414]+[.A415]" office:value-type="float" office:value="1618999" calcext:value-type="float">
            <text:p>1618999</text:p>
          </table:table-cell>
          <table:table-cell table:number-columns-repeated="6"/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string" calcext:value-type="string">
            <text:p>B</text:p>
          </table:table-cell>
          <table:table-cell table:formula="of:=[.C415]+[.A416]" office:value-type="float" office:value="1623839" calcext:value-type="float">
            <text:p>1623839</text:p>
          </table:table-cell>
          <table:table-cell table:number-columns-repeated="6"/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string" calcext:value-type="string">
            <text:p>B</text:p>
          </table:table-cell>
          <table:table-cell table:formula="of:=[.C416]+[.A417]" office:value-type="float" office:value="1628684" calcext:value-type="float">
            <text:p>1628684</text:p>
          </table:table-cell>
          <table:table-cell table:number-columns-repeated="6"/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string" calcext:value-type="string">
            <text:p>B</text:p>
          </table:table-cell>
          <table:table-cell table:formula="of:=[.C417]+[.A418]" office:value-type="float" office:value="1633529" calcext:value-type="float">
            <text:p>1633529</text:p>
          </table:table-cell>
          <table:table-cell table:number-columns-repeated="6"/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string" calcext:value-type="string">
            <text:p>B</text:p>
          </table:table-cell>
          <table:table-cell table:formula="of:=[.C418]+[.A419]" office:value-type="float" office:value="1638380" calcext:value-type="float">
            <text:p>1638380</text:p>
          </table:table-cell>
          <table:table-cell table:number-columns-repeated="6"/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string" calcext:value-type="string">
            <text:p>A</text:p>
          </table:table-cell>
          <table:table-cell table:formula="of:=[.C419]+[.A420]" office:value-type="float" office:value="1643234" calcext:value-type="float">
            <text:p>1643234</text:p>
          </table:table-cell>
          <table:table-cell table:number-columns-repeated="6"/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string" calcext:value-type="string">
            <text:p>B</text:p>
          </table:table-cell>
          <table:table-cell table:formula="of:=[.C420]+[.A421]" office:value-type="float" office:value="1648090" calcext:value-type="float">
            <text:p>1648090</text:p>
          </table:table-cell>
          <table:table-cell table:number-columns-repeated="6"/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string" calcext:value-type="string">
            <text:p>B</text:p>
          </table:table-cell>
          <table:table-cell table:formula="of:=[.C421]+[.A422]" office:value-type="float" office:value="1652948" calcext:value-type="float">
            <text:p>1652948</text:p>
          </table:table-cell>
          <table:table-cell table:number-columns-repeated="6"/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string" calcext:value-type="string">
            <text:p>A</text:p>
          </table:table-cell>
          <table:table-cell table:formula="of:=[.C422]+[.A423]" office:value-type="float" office:value="1657806" calcext:value-type="float">
            <text:p>1657806</text:p>
          </table:table-cell>
          <table:table-cell table:number-columns-repeated="6"/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string" calcext:value-type="string">
            <text:p>B</text:p>
          </table:table-cell>
          <table:table-cell table:formula="of:=[.C423]+[.A424]" office:value-type="float" office:value="1662669" calcext:value-type="float">
            <text:p>1662669</text:p>
          </table:table-cell>
          <table:table-cell table:number-columns-repeated="6"/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string" calcext:value-type="string">
            <text:p>B</text:p>
          </table:table-cell>
          <table:table-cell table:formula="of:=[.C424]+[.A425]" office:value-type="float" office:value="1667534" calcext:value-type="float">
            <text:p>1667534</text:p>
          </table:table-cell>
          <table:table-cell table:number-columns-repeated="6"/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string" calcext:value-type="string">
            <text:p>B</text:p>
          </table:table-cell>
          <table:table-cell table:formula="of:=[.C425]+[.A426]" office:value-type="float" office:value="1672426" calcext:value-type="float">
            <text:p>1672426</text:p>
          </table:table-cell>
          <table:table-cell table:number-columns-repeated="6"/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string" calcext:value-type="string">
            <text:p>B</text:p>
          </table:table-cell>
          <table:table-cell table:formula="of:=[.C426]+[.A427]" office:value-type="float" office:value="1677323" calcext:value-type="float">
            <text:p>1677323</text:p>
          </table:table-cell>
          <table:table-cell table:number-columns-repeated="6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string" calcext:value-type="string">
            <text:p>B</text:p>
          </table:table-cell>
          <table:table-cell table:formula="of:=[.C427]+[.A428]" office:value-type="float" office:value="1682223" calcext:value-type="float">
            <text:p>1682223</text:p>
          </table:table-cell>
          <table:table-cell table:number-columns-repeated="6"/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string" calcext:value-type="string">
            <text:p>A</text:p>
          </table:table-cell>
          <table:table-cell table:formula="of:=[.C428]+[.A429]" office:value-type="float" office:value="1687128" calcext:value-type="float">
            <text:p>1687128</text:p>
          </table:table-cell>
          <table:table-cell table:number-columns-repeated="6"/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string" calcext:value-type="string">
            <text:p>A</text:p>
          </table:table-cell>
          <table:table-cell table:formula="of:=[.C429]+[.A430]" office:value-type="float" office:value="1692042" calcext:value-type="float">
            <text:p>1692042</text:p>
          </table:table-cell>
          <table:table-cell table:number-columns-repeated="6"/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string" calcext:value-type="string">
            <text:p>A</text:p>
          </table:table-cell>
          <table:table-cell table:formula="of:=[.C430]+[.A431]" office:value-type="float" office:value="1696957" calcext:value-type="float">
            <text:p>1696957</text:p>
          </table:table-cell>
          <table:table-cell table:number-columns-repeated="6"/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string" calcext:value-type="string">
            <text:p>B</text:p>
          </table:table-cell>
          <table:table-cell table:formula="of:=[.C431]+[.A432]" office:value-type="float" office:value="1701882" calcext:value-type="float">
            <text:p>1701882</text:p>
          </table:table-cell>
          <table:table-cell table:number-columns-repeated="6"/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string" calcext:value-type="string">
            <text:p>A</text:p>
          </table:table-cell>
          <table:table-cell table:formula="of:=[.C432]+[.A433]" office:value-type="float" office:value="1706814" calcext:value-type="float">
            <text:p>1706814</text:p>
          </table:table-cell>
          <table:table-cell table:number-columns-repeated="6"/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string" calcext:value-type="string">
            <text:p>A</text:p>
          </table:table-cell>
          <table:table-cell table:formula="of:=[.C433]+[.A434]" office:value-type="float" office:value="1711746" calcext:value-type="float">
            <text:p>1711746</text:p>
          </table:table-cell>
          <table:table-cell table:number-columns-repeated="6"/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string" calcext:value-type="string">
            <text:p>B</text:p>
          </table:table-cell>
          <table:table-cell table:formula="of:=[.C434]+[.A435]" office:value-type="float" office:value="1716689" calcext:value-type="float">
            <text:p>1716689</text:p>
          </table:table-cell>
          <table:table-cell table:number-columns-repeated="6"/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string" calcext:value-type="string">
            <text:p>B</text:p>
          </table:table-cell>
          <table:table-cell table:formula="of:=[.C435]+[.A436]" office:value-type="float" office:value="1721633" calcext:value-type="float">
            <text:p>1721633</text:p>
          </table:table-cell>
          <table:table-cell table:number-columns-repeated="6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string" calcext:value-type="string">
            <text:p>A</text:p>
          </table:table-cell>
          <table:table-cell table:formula="of:=[.C436]+[.A437]" office:value-type="float" office:value="1726583" calcext:value-type="float">
            <text:p>1726583</text:p>
          </table:table-cell>
          <table:table-cell table:number-columns-repeated="6"/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string" calcext:value-type="string">
            <text:p>A</text:p>
          </table:table-cell>
          <table:table-cell table:formula="of:=[.C437]+[.A438]" office:value-type="float" office:value="1731538" calcext:value-type="float">
            <text:p>1731538</text:p>
          </table:table-cell>
          <table:table-cell table:number-columns-repeated="6"/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string" calcext:value-type="string">
            <text:p>A</text:p>
          </table:table-cell>
          <table:table-cell table:formula="of:=[.C438]+[.A439]" office:value-type="float" office:value="1736495" calcext:value-type="float">
            <text:p>1736495</text:p>
          </table:table-cell>
          <table:table-cell table:number-columns-repeated="6"/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string" calcext:value-type="string">
            <text:p>B</text:p>
          </table:table-cell>
          <table:table-cell table:formula="of:=[.C439]+[.A440]" office:value-type="float" office:value="1741454" calcext:value-type="float">
            <text:p>1741454</text:p>
          </table:table-cell>
          <table:table-cell table:number-columns-repeated="6"/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string" calcext:value-type="string">
            <text:p>A</text:p>
          </table:table-cell>
          <table:table-cell table:formula="of:=[.C440]+[.A441]" office:value-type="float" office:value="1746417" calcext:value-type="float">
            <text:p>1746417</text:p>
          </table:table-cell>
          <table:table-cell table:number-columns-repeated="6"/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string" calcext:value-type="string">
            <text:p>B</text:p>
          </table:table-cell>
          <table:table-cell table:formula="of:=[.C441]+[.A442]" office:value-type="float" office:value="1751389" calcext:value-type="float">
            <text:p>1751389</text:p>
          </table:table-cell>
          <table:table-cell table:number-columns-repeated="6"/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string" calcext:value-type="string">
            <text:p>A</text:p>
          </table:table-cell>
          <table:table-cell table:formula="of:=[.C442]+[.A443]" office:value-type="float" office:value="1756364" calcext:value-type="float">
            <text:p>1756364</text:p>
          </table:table-cell>
          <table:table-cell table:number-columns-repeated="6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string" calcext:value-type="string">
            <text:p>A</text:p>
          </table:table-cell>
          <table:table-cell table:formula="of:=[.C443]+[.A444]" office:value-type="float" office:value="1761346" calcext:value-type="float">
            <text:p>1761346</text:p>
          </table:table-cell>
          <table:table-cell table:number-columns-repeated="6"/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string" calcext:value-type="string">
            <text:p>A</text:p>
          </table:table-cell>
          <table:table-cell table:formula="of:=[.C444]+[.A445]" office:value-type="float" office:value="1766334" calcext:value-type="float">
            <text:p>1766334</text:p>
          </table:table-cell>
          <table:table-cell table:number-columns-repeated="6"/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string" calcext:value-type="string">
            <text:p>A</text:p>
          </table:table-cell>
          <table:table-cell table:formula="of:=[.C445]+[.A446]" office:value-type="float" office:value="1771330" calcext:value-type="float">
            <text:p>1771330</text:p>
          </table:table-cell>
          <table:table-cell table:number-columns-repeated="6"/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string" calcext:value-type="string">
            <text:p>A</text:p>
          </table:table-cell>
          <table:table-cell table:formula="of:=[.C446]+[.A447]" office:value-type="float" office:value="1776327" calcext:value-type="float">
            <text:p>1776327</text:p>
          </table:table-cell>
          <table:table-cell table:number-columns-repeated="6"/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string" calcext:value-type="string">
            <text:p>B</text:p>
          </table:table-cell>
          <table:table-cell table:formula="of:=[.C447]+[.A448]" office:value-type="float" office:value="1781326" calcext:value-type="float">
            <text:p>1781326</text:p>
          </table:table-cell>
          <table:table-cell table:number-columns-repeated="6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A</text:p>
          </table:table-cell>
          <table:table-cell table:formula="of:=[.C448]+[.A449]" office:value-type="float" office:value="1786328" calcext:value-type="float">
            <text:p>1786328</text:p>
          </table:table-cell>
          <table:table-cell table:number-columns-repeated="6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B</text:p>
          </table:table-cell>
          <table:table-cell table:formula="of:=[.C449]+[.A450]" office:value-type="float" office:value="1791331" calcext:value-type="float">
            <text:p>1791331</text:p>
          </table:table-cell>
          <table:table-cell table:number-columns-repeated="6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string" calcext:value-type="string">
            <text:p>B</text:p>
          </table:table-cell>
          <table:table-cell table:formula="of:=[.C450]+[.A451]" office:value-type="float" office:value="1796336" calcext:value-type="float">
            <text:p>1796336</text:p>
          </table:table-cell>
          <table:table-cell table:number-columns-repeated="6"/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A</text:p>
          </table:table-cell>
          <table:table-cell table:formula="of:=[.C451]+[.A452]" office:value-type="float" office:value="1801344" calcext:value-type="float">
            <text:p>1801344</text:p>
          </table:table-cell>
          <table:table-cell table:number-columns-repeated="6"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A</text:p>
          </table:table-cell>
          <table:table-cell table:formula="of:=[.C452]+[.A453]" office:value-type="float" office:value="1806354" calcext:value-type="float">
            <text:p>1806354</text:p>
          </table:table-cell>
          <table:table-cell table:number-columns-repeated="6"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string" calcext:value-type="string">
            <text:p>B</text:p>
          </table:table-cell>
          <table:table-cell table:formula="of:=[.C453]+[.A454]" office:value-type="float" office:value="1811374" calcext:value-type="float">
            <text:p>1811374</text:p>
          </table:table-cell>
          <table:table-cell table:number-columns-repeated="6"/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A</text:p>
          </table:table-cell>
          <table:table-cell table:formula="of:=[.C454]+[.A455]" office:value-type="float" office:value="1816395" calcext:value-type="float">
            <text:p>1816395</text:p>
          </table:table-cell>
          <table:table-cell table:number-columns-repeated="6"/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string" calcext:value-type="string">
            <text:p>A</text:p>
          </table:table-cell>
          <table:table-cell table:formula="of:=[.C455]+[.A456]" office:value-type="float" office:value="1821421" calcext:value-type="float">
            <text:p>1821421</text:p>
          </table:table-cell>
          <table:table-cell table:number-columns-repeated="6"/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string" calcext:value-type="string">
            <text:p>A</text:p>
          </table:table-cell>
          <table:table-cell table:formula="of:=[.C456]+[.A457]" office:value-type="float" office:value="1826449" calcext:value-type="float">
            <text:p>1826449</text:p>
          </table:table-cell>
          <table:table-cell table:number-columns-repeated="6"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string" calcext:value-type="string">
            <text:p>A</text:p>
          </table:table-cell>
          <table:table-cell table:formula="of:=[.C457]+[.A458]" office:value-type="float" office:value="1831485" calcext:value-type="float">
            <text:p>1831485</text:p>
          </table:table-cell>
          <table:table-cell table:number-columns-repeated="6"/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string" calcext:value-type="string">
            <text:p>A</text:p>
          </table:table-cell>
          <table:table-cell table:formula="of:=[.C458]+[.A459]" office:value-type="float" office:value="1836522" calcext:value-type="float">
            <text:p>1836522</text:p>
          </table:table-cell>
          <table:table-cell table:number-columns-repeated="6"/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string" calcext:value-type="string">
            <text:p>A</text:p>
          </table:table-cell>
          <table:table-cell table:formula="of:=[.C459]+[.A460]" office:value-type="float" office:value="1841565" calcext:value-type="float">
            <text:p>1841565</text:p>
          </table:table-cell>
          <table:table-cell table:number-columns-repeated="6"/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string" calcext:value-type="string">
            <text:p>B</text:p>
          </table:table-cell>
          <table:table-cell table:formula="of:=[.C460]+[.A461]" office:value-type="float" office:value="1846608" calcext:value-type="float">
            <text:p>1846608</text:p>
          </table:table-cell>
          <table:table-cell table:number-columns-repeated="6"/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string" calcext:value-type="string">
            <text:p>A</text:p>
          </table:table-cell>
          <table:table-cell table:formula="of:=[.C461]+[.A462]" office:value-type="float" office:value="1851656" calcext:value-type="float">
            <text:p>1851656</text:p>
          </table:table-cell>
          <table:table-cell table:number-columns-repeated="6"/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string" calcext:value-type="string">
            <text:p>B</text:p>
          </table:table-cell>
          <table:table-cell table:formula="of:=[.C462]+[.A463]" office:value-type="float" office:value="1856712" calcext:value-type="float">
            <text:p>1856712</text:p>
          </table:table-cell>
          <table:table-cell table:number-columns-repeated="6"/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string" calcext:value-type="string">
            <text:p>B</text:p>
          </table:table-cell>
          <table:table-cell table:formula="of:=[.C463]+[.A464]" office:value-type="float" office:value="1861770" calcext:value-type="float">
            <text:p>1861770</text:p>
          </table:table-cell>
          <table:table-cell table:number-columns-repeated="6"/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string" calcext:value-type="string">
            <text:p>B</text:p>
          </table:table-cell>
          <table:table-cell table:formula="of:=[.C464]+[.A465]" office:value-type="float" office:value="1866830" calcext:value-type="float">
            <text:p>1866830</text:p>
          </table:table-cell>
          <table:table-cell table:number-columns-repeated="6"/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string" calcext:value-type="string">
            <text:p>B</text:p>
          </table:table-cell>
          <table:table-cell table:formula="of:=[.C465]+[.A466]" office:value-type="float" office:value="1871895" calcext:value-type="float">
            <text:p>1871895</text:p>
          </table:table-cell>
          <table:table-cell table:number-columns-repeated="6"/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string" calcext:value-type="string">
            <text:p>B</text:p>
          </table:table-cell>
          <table:table-cell table:formula="of:=[.C466]+[.A467]" office:value-type="float" office:value="1876963" calcext:value-type="float">
            <text:p>1876963</text:p>
          </table:table-cell>
          <table:table-cell table:number-columns-repeated="6"/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string" calcext:value-type="string">
            <text:p>A</text:p>
          </table:table-cell>
          <table:table-cell table:formula="of:=[.C467]+[.A468]" office:value-type="float" office:value="1882032" calcext:value-type="float">
            <text:p>1882032</text:p>
          </table:table-cell>
          <table:table-cell table:number-columns-repeated="6"/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string" calcext:value-type="string">
            <text:p>A</text:p>
          </table:table-cell>
          <table:table-cell table:formula="of:=[.C468]+[.A469]" office:value-type="float" office:value="1887109" calcext:value-type="float">
            <text:p>1887109</text:p>
          </table:table-cell>
          <table:table-cell table:number-columns-repeated="6"/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string" calcext:value-type="string">
            <text:p>B</text:p>
          </table:table-cell>
          <table:table-cell table:formula="of:=[.C469]+[.A470]" office:value-type="float" office:value="1892190" calcext:value-type="float">
            <text:p>1892190</text:p>
          </table:table-cell>
          <table:table-cell table:number-columns-repeated="6"/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string" calcext:value-type="string">
            <text:p>B</text:p>
          </table:table-cell>
          <table:table-cell table:formula="of:=[.C470]+[.A471]" office:value-type="float" office:value="1897272" calcext:value-type="float">
            <text:p>1897272</text:p>
          </table:table-cell>
          <table:table-cell table:number-columns-repeated="6"/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string" calcext:value-type="string">
            <text:p>A</text:p>
          </table:table-cell>
          <table:table-cell table:formula="of:=[.C471]+[.A472]" office:value-type="float" office:value="1902356" calcext:value-type="float">
            <text:p>1902356</text:p>
          </table:table-cell>
          <table:table-cell table:number-columns-repeated="6"/>
        </table:table-row>
        <table:table-row table:style-name="ro1">
          <table:table-cell office:value-type="float" office:value="5089" calcext:value-type="float">
            <text:p>5089</text:p>
          </table:table-cell>
          <table:table-cell office:value-type="string" calcext:value-type="string">
            <text:p>A</text:p>
          </table:table-cell>
          <table:table-cell table:formula="of:=[.C472]+[.A473]" office:value-type="float" office:value="1907445" calcext:value-type="float">
            <text:p>1907445</text:p>
          </table:table-cell>
          <table:table-cell table:number-columns-repeated="6"/>
        </table:table-row>
        <table:table-row table:style-name="ro1">
          <table:table-cell office:value-type="float" office:value="5092" calcext:value-type="float">
            <text:p>5092</text:p>
          </table:table-cell>
          <table:table-cell office:value-type="string" calcext:value-type="string">
            <text:p>A</text:p>
          </table:table-cell>
          <table:table-cell table:formula="of:=[.C473]+[.A474]" office:value-type="float" office:value="1912537" calcext:value-type="float">
            <text:p>1912537</text:p>
          </table:table-cell>
          <table:table-cell table:number-columns-repeated="6"/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string" calcext:value-type="string">
            <text:p>B</text:p>
          </table:table-cell>
          <table:table-cell table:formula="of:=[.C474]+[.A475]" office:value-type="float" office:value="1917634" calcext:value-type="float">
            <text:p>1917634</text:p>
          </table:table-cell>
          <table:table-cell table:number-columns-repeated="6"/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string" calcext:value-type="string">
            <text:p>A</text:p>
          </table:table-cell>
          <table:table-cell table:formula="of:=[.C475]+[.A476]" office:value-type="float" office:value="1922732" calcext:value-type="float">
            <text:p>1922732</text:p>
          </table:table-cell>
          <table:table-cell table:number-columns-repeated="6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string" calcext:value-type="string">
            <text:p>A</text:p>
          </table:table-cell>
          <table:table-cell table:formula="of:=[.C476]+[.A477]" office:value-type="float" office:value="1927832" calcext:value-type="float">
            <text:p>1927832</text:p>
          </table:table-cell>
          <table:table-cell table:number-columns-repeated="6"/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string" calcext:value-type="string">
            <text:p>B</text:p>
          </table:table-cell>
          <table:table-cell table:formula="of:=[.C477]+[.A478]" office:value-type="float" office:value="1932936" calcext:value-type="float">
            <text:p>1932936</text:p>
          </table:table-cell>
          <table:table-cell table:number-columns-repeated="6"/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string" calcext:value-type="string">
            <text:p>A</text:p>
          </table:table-cell>
          <table:table-cell table:formula="of:=[.C478]+[.A479]" office:value-type="float" office:value="1938046" calcext:value-type="float">
            <text:p>1938046</text:p>
          </table:table-cell>
          <table:table-cell table:number-columns-repeated="6"/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B</text:p>
          </table:table-cell>
          <table:table-cell table:formula="of:=[.C479]+[.A480]" office:value-type="float" office:value="1943159" calcext:value-type="float">
            <text:p>1943159</text:p>
          </table:table-cell>
          <table:table-cell table:number-columns-repeated="6"/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B</text:p>
          </table:table-cell>
          <table:table-cell table:formula="of:=[.C480]+[.A481]" office:value-type="float" office:value="1948272" calcext:value-type="float">
            <text:p>1948272</text:p>
          </table:table-cell>
          <table:table-cell table:number-columns-repeated="6"/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string" calcext:value-type="string">
            <text:p>A</text:p>
          </table:table-cell>
          <table:table-cell table:formula="of:=[.C481]+[.A482]" office:value-type="float" office:value="1953389" calcext:value-type="float">
            <text:p>1953389</text:p>
          </table:table-cell>
          <table:table-cell table:number-columns-repeated="6"/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string" calcext:value-type="string">
            <text:p>B</text:p>
          </table:table-cell>
          <table:table-cell table:formula="of:=[.C482]+[.A483]" office:value-type="float" office:value="1958513" calcext:value-type="float">
            <text:p>1958513</text:p>
          </table:table-cell>
          <table:table-cell table:number-columns-repeated="6"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string" calcext:value-type="string">
            <text:p>B</text:p>
          </table:table-cell>
          <table:table-cell table:formula="of:=[.C483]+[.A484]" office:value-type="float" office:value="1963651" calcext:value-type="float">
            <text:p>1963651</text:p>
          </table:table-cell>
          <table:table-cell table:number-columns-repeated="6"/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B</text:p>
          </table:table-cell>
          <table:table-cell table:formula="of:=[.C484]+[.A485]" office:value-type="float" office:value="1968802" calcext:value-type="float">
            <text:p>1968802</text:p>
          </table:table-cell>
          <table:table-cell table:number-columns-repeated="6"/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string" calcext:value-type="string">
            <text:p>B</text:p>
          </table:table-cell>
          <table:table-cell table:formula="of:=[.C485]+[.A486]" office:value-type="float" office:value="1973954" calcext:value-type="float">
            <text:p>1973954</text:p>
          </table:table-cell>
          <table:table-cell table:number-columns-repeated="6"/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string" calcext:value-type="string">
            <text:p>B</text:p>
          </table:table-cell>
          <table:table-cell table:formula="of:=[.C486]+[.A487]" office:value-type="float" office:value="1979106" calcext:value-type="float">
            <text:p>1979106</text:p>
          </table:table-cell>
          <table:table-cell table:number-columns-repeated="6"/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string" calcext:value-type="string">
            <text:p>B</text:p>
          </table:table-cell>
          <table:table-cell table:formula="of:=[.C487]+[.A488]" office:value-type="float" office:value="1984262" calcext:value-type="float">
            <text:p>1984262</text:p>
          </table:table-cell>
          <table:table-cell table:number-columns-repeated="6"/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string" calcext:value-type="string">
            <text:p>B</text:p>
          </table:table-cell>
          <table:table-cell table:formula="of:=[.C488]+[.A489]" office:value-type="float" office:value="1989419" calcext:value-type="float">
            <text:p>1989419</text:p>
          </table:table-cell>
          <table:table-cell table:number-columns-repeated="6"/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string" calcext:value-type="string">
            <text:p>B</text:p>
          </table:table-cell>
          <table:table-cell table:formula="of:=[.C489]+[.A490]" office:value-type="float" office:value="1994577" calcext:value-type="float">
            <text:p>1994577</text:p>
          </table:table-cell>
          <table:table-cell table:number-columns-repeated="6"/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A</text:p>
          </table:table-cell>
          <table:table-cell table:formula="of:=[.C490]+[.A491]" office:value-type="float" office:value="1999738" calcext:value-type="float">
            <text:p>1999738</text:p>
          </table:table-cell>
          <table:table-cell table:number-columns-repeated="6"/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string" calcext:value-type="string">
            <text:p>B</text:p>
          </table:table-cell>
          <table:table-cell table:formula="of:=[.C491]+[.A492]" office:value-type="float" office:value="2004904" calcext:value-type="float">
            <text:p>2004904</text:p>
          </table:table-cell>
          <table:table-cell table:number-columns-repeated="6"/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string" calcext:value-type="string">
            <text:p>B</text:p>
          </table:table-cell>
          <table:table-cell table:formula="of:=[.C492]+[.A493]" office:value-type="float" office:value="2010071" calcext:value-type="float">
            <text:p>2010071</text:p>
          </table:table-cell>
          <table:table-cell table:number-columns-repeated="6"/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A</text:p>
          </table:table-cell>
          <table:table-cell table:formula="of:=[.C493]+[.A494]" office:value-type="float" office:value="2015240" calcext:value-type="float">
            <text:p>2015240</text:p>
          </table:table-cell>
          <table:table-cell table:number-columns-repeated="6"/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B</text:p>
          </table:table-cell>
          <table:table-cell table:formula="of:=[.C494]+[.A495]" office:value-type="float" office:value="2020409" calcext:value-type="float">
            <text:p>2020409</text:p>
          </table:table-cell>
          <table:table-cell table:number-columns-repeated="6"/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string" calcext:value-type="string">
            <text:p>B</text:p>
          </table:table-cell>
          <table:table-cell table:formula="of:=[.C495]+[.A496]" office:value-type="float" office:value="2025585" calcext:value-type="float">
            <text:p>2025585</text:p>
          </table:table-cell>
          <table:table-cell table:number-columns-repeated="6"/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string" calcext:value-type="string">
            <text:p>A</text:p>
          </table:table-cell>
          <table:table-cell table:formula="of:=[.C496]+[.A497]" office:value-type="float" office:value="2030762" calcext:value-type="float">
            <text:p>2030762</text:p>
          </table:table-cell>
          <table:table-cell table:number-columns-repeated="6"/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string" calcext:value-type="string">
            <text:p>A</text:p>
          </table:table-cell>
          <table:table-cell table:formula="of:=[.C497]+[.A498]" office:value-type="float" office:value="2035939" calcext:value-type="float">
            <text:p>2035939</text:p>
          </table:table-cell>
          <table:table-cell table:number-columns-repeated="6"/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string" calcext:value-type="string">
            <text:p>B</text:p>
          </table:table-cell>
          <table:table-cell table:formula="of:=[.C498]+[.A499]" office:value-type="float" office:value="2041117" calcext:value-type="float">
            <text:p>2041117</text:p>
          </table:table-cell>
          <table:table-cell table:number-columns-repeated="6"/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string" calcext:value-type="string">
            <text:p>A</text:p>
          </table:table-cell>
          <table:table-cell table:formula="of:=[.C499]+[.A500]" office:value-type="float" office:value="2046295" calcext:value-type="float">
            <text:p>2046295</text:p>
          </table:table-cell>
          <table:table-cell table:number-columns-repeated="6"/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string" calcext:value-type="string">
            <text:p>B</text:p>
          </table:table-cell>
          <table:table-cell table:formula="of:=[.C500]+[.A501]" office:value-type="float" office:value="2051480" calcext:value-type="float">
            <text:p>2051480</text:p>
          </table:table-cell>
          <table:table-cell table:number-columns-repeated="6"/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string" calcext:value-type="string">
            <text:p>B</text:p>
          </table:table-cell>
          <table:table-cell table:formula="of:=[.C501]+[.A502]" office:value-type="float" office:value="2056667" calcext:value-type="float">
            <text:p>2056667</text:p>
          </table:table-cell>
          <table:table-cell table:number-columns-repeated="6"/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string" calcext:value-type="string">
            <text:p>A</text:p>
          </table:table-cell>
          <table:table-cell table:formula="of:=[.C502]+[.A503]" office:value-type="float" office:value="2061864" calcext:value-type="float">
            <text:p>2061864</text:p>
          </table:table-cell>
          <table:table-cell table:number-columns-repeated="6"/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A</text:p>
          </table:table-cell>
          <table:table-cell table:formula="of:=[.C503]+[.A504]" office:value-type="float" office:value="2067063" calcext:value-type="float">
            <text:p>2067063</text:p>
          </table:table-cell>
          <table:table-cell table:number-columns-repeated="6"/>
        </table:table-row>
        <table:table-row table:style-name="ro1">
          <table:table-cell office:value-type="float" office:value="5207" calcext:value-type="float">
            <text:p>5207</text:p>
          </table:table-cell>
          <table:table-cell office:value-type="string" calcext:value-type="string">
            <text:p>B</text:p>
          </table:table-cell>
          <table:table-cell table:formula="of:=[.C504]+[.A505]" office:value-type="float" office:value="2072270" calcext:value-type="float">
            <text:p>2072270</text:p>
          </table:table-cell>
          <table:table-cell table:number-columns-repeated="6"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A</text:p>
          </table:table-cell>
          <table:table-cell table:formula="of:=[.C505]+[.A506]" office:value-type="float" office:value="2077493" calcext:value-type="float">
            <text:p>2077493</text:p>
          </table:table-cell>
          <table:table-cell table:number-columns-repeated="6"/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string" calcext:value-type="string">
            <text:p>A</text:p>
          </table:table-cell>
          <table:table-cell table:formula="of:=[.C506]+[.A507]" office:value-type="float" office:value="2082719" calcext:value-type="float">
            <text:p>2082719</text:p>
          </table:table-cell>
          <table:table-cell table:number-columns-repeated="6"/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string" calcext:value-type="string">
            <text:p>A</text:p>
          </table:table-cell>
          <table:table-cell table:formula="of:=[.C507]+[.A508]" office:value-type="float" office:value="2087945" calcext:value-type="float">
            <text:p>2087945</text:p>
          </table:table-cell>
          <table:table-cell table:number-columns-repeated="6"/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string" calcext:value-type="string">
            <text:p>A</text:p>
          </table:table-cell>
          <table:table-cell table:formula="of:=[.C508]+[.A509]" office:value-type="float" office:value="2093171" calcext:value-type="float">
            <text:p>2093171</text:p>
          </table:table-cell>
          <table:table-cell table:number-columns-repeated="6"/>
        </table:table-row>
        <table:table-row table:style-name="ro1">
          <table:table-cell office:value-type="float" office:value="5228" calcext:value-type="float">
            <text:p>5228</text:p>
          </table:table-cell>
          <table:table-cell office:value-type="string" calcext:value-type="string">
            <text:p>A</text:p>
          </table:table-cell>
          <table:table-cell table:formula="of:=[.C509]+[.A510]" office:value-type="float" office:value="2098399" calcext:value-type="float">
            <text:p>2098399</text:p>
          </table:table-cell>
          <table:table-cell table:number-columns-repeated="6"/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string" calcext:value-type="string">
            <text:p>A</text:p>
          </table:table-cell>
          <table:table-cell table:formula="of:=[.C510]+[.A511]" office:value-type="float" office:value="2103633" calcext:value-type="float">
            <text:p>2103633</text:p>
          </table:table-cell>
          <table:table-cell table:number-columns-repeated="6"/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string" calcext:value-type="string">
            <text:p>B</text:p>
          </table:table-cell>
          <table:table-cell table:formula="of:=[.C511]+[.A512]" office:value-type="float" office:value="2108869" calcext:value-type="float">
            <text:p>2108869</text:p>
          </table:table-cell>
          <table:table-cell table:number-columns-repeated="6"/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string" calcext:value-type="string">
            <text:p>A</text:p>
          </table:table-cell>
          <table:table-cell table:formula="of:=[.C512]+[.A513]" office:value-type="float" office:value="2114107" calcext:value-type="float">
            <text:p>2114107</text:p>
          </table:table-cell>
          <table:table-cell table:number-columns-repeated="6"/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string" calcext:value-type="string">
            <text:p>B</text:p>
          </table:table-cell>
          <table:table-cell table:formula="of:=[.C513]+[.A514]" office:value-type="float" office:value="2119352" calcext:value-type="float">
            <text:p>2119352</text:p>
          </table:table-cell>
          <table:table-cell table:number-columns-repeated="6"/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string" calcext:value-type="string">
            <text:p>A</text:p>
          </table:table-cell>
          <table:table-cell table:formula="of:=[.C514]+[.A515]" office:value-type="float" office:value="2124597" calcext:value-type="float">
            <text:p>2124597</text:p>
          </table:table-cell>
          <table:table-cell table:number-columns-repeated="6"/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string" calcext:value-type="string">
            <text:p>B</text:p>
          </table:table-cell>
          <table:table-cell table:formula="of:=[.C515]+[.A516]" office:value-type="float" office:value="2129843" calcext:value-type="float">
            <text:p>2129843</text:p>
          </table:table-cell>
          <table:table-cell table:number-columns-repeated="6"/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string" calcext:value-type="string">
            <text:p>A</text:p>
          </table:table-cell>
          <table:table-cell table:formula="of:=[.C516]+[.A517]" office:value-type="float" office:value="2135091" calcext:value-type="float">
            <text:p>2135091</text:p>
          </table:table-cell>
          <table:table-cell table:number-columns-repeated="6"/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string" calcext:value-type="string">
            <text:p>B</text:p>
          </table:table-cell>
          <table:table-cell table:formula="of:=[.C517]+[.A518]" office:value-type="float" office:value="2140346" calcext:value-type="float">
            <text:p>2140346</text:p>
          </table:table-cell>
          <table:table-cell table:number-columns-repeated="6"/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string" calcext:value-type="string">
            <text:p>A</text:p>
          </table:table-cell>
          <table:table-cell table:formula="of:=[.C518]+[.A519]" office:value-type="float" office:value="2145610" calcext:value-type="float">
            <text:p>2145610</text:p>
          </table:table-cell>
          <table:table-cell table:number-columns-repeated="6"/>
        </table:table-row>
        <table:table-row table:style-name="ro1">
          <table:table-cell office:value-type="float" office:value="5267" calcext:value-type="float">
            <text:p>5267</text:p>
          </table:table-cell>
          <table:table-cell office:value-type="string" calcext:value-type="string">
            <text:p>B</text:p>
          </table:table-cell>
          <table:table-cell table:formula="of:=[.C519]+[.A520]" office:value-type="float" office:value="2150877" calcext:value-type="float">
            <text:p>2150877</text:p>
          </table:table-cell>
          <table:table-cell table:number-columns-repeated="6"/>
        </table:table-row>
        <table:table-row table:style-name="ro1">
          <table:table-cell office:value-type="float" office:value="5269" calcext:value-type="float">
            <text:p>5269</text:p>
          </table:table-cell>
          <table:table-cell office:value-type="string" calcext:value-type="string">
            <text:p>A</text:p>
          </table:table-cell>
          <table:table-cell table:formula="of:=[.C520]+[.A521]" office:value-type="float" office:value="2156146" calcext:value-type="float">
            <text:p>2156146</text:p>
          </table:table-cell>
          <table:table-cell table:number-columns-repeated="6"/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string" calcext:value-type="string">
            <text:p>A</text:p>
          </table:table-cell>
          <table:table-cell table:formula="of:=[.C521]+[.A522]" office:value-type="float" office:value="2161423" calcext:value-type="float">
            <text:p>2161423</text:p>
          </table:table-cell>
          <table:table-cell table:number-columns-repeated="6"/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string" calcext:value-type="string">
            <text:p>B</text:p>
          </table:table-cell>
          <table:table-cell table:formula="of:=[.C522]+[.A523]" office:value-type="float" office:value="2166701" calcext:value-type="float">
            <text:p>2166701</text:p>
          </table:table-cell>
          <table:table-cell table:number-columns-repeated="6"/>
        </table:table-row>
        <table:table-row table:style-name="ro1">
          <table:table-cell office:value-type="float" office:value="5283" calcext:value-type="float">
            <text:p>5283</text:p>
          </table:table-cell>
          <table:table-cell office:value-type="string" calcext:value-type="string">
            <text:p>B</text:p>
          </table:table-cell>
          <table:table-cell table:formula="of:=[.C523]+[.A524]" office:value-type="float" office:value="2171984" calcext:value-type="float">
            <text:p>2171984</text:p>
          </table:table-cell>
          <table:table-cell table:number-columns-repeated="6"/>
        </table:table-row>
        <table:table-row table:style-name="ro1">
          <table:table-cell office:value-type="float" office:value="5286" calcext:value-type="float">
            <text:p>5286</text:p>
          </table:table-cell>
          <table:table-cell office:value-type="string" calcext:value-type="string">
            <text:p>B</text:p>
          </table:table-cell>
          <table:table-cell table:formula="of:=[.C524]+[.A525]" office:value-type="float" office:value="2177270" calcext:value-type="float">
            <text:p>2177270</text:p>
          </table:table-cell>
          <table:table-cell table:number-columns-repeated="6"/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string" calcext:value-type="string">
            <text:p>B</text:p>
          </table:table-cell>
          <table:table-cell table:formula="of:=[.C525]+[.A526]" office:value-type="float" office:value="2182562" calcext:value-type="float">
            <text:p>2182562</text:p>
          </table:table-cell>
          <table:table-cell table:number-columns-repeated="6"/>
        </table:table-row>
        <table:table-row table:style-name="ro1">
          <table:table-cell office:value-type="float" office:value="5296" calcext:value-type="float">
            <text:p>5296</text:p>
          </table:table-cell>
          <table:table-cell office:value-type="string" calcext:value-type="string">
            <text:p>A</text:p>
          </table:table-cell>
          <table:table-cell table:formula="of:=[.C526]+[.A527]" office:value-type="float" office:value="2187858" calcext:value-type="float">
            <text:p>2187858</text:p>
          </table:table-cell>
          <table:table-cell table:number-columns-repeated="6"/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string" calcext:value-type="string">
            <text:p>A</text:p>
          </table:table-cell>
          <table:table-cell table:formula="of:=[.C527]+[.A528]" office:value-type="float" office:value="2193159" calcext:value-type="float">
            <text:p>2193159</text:p>
          </table:table-cell>
          <table:table-cell table:number-columns-repeated="6"/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string" calcext:value-type="string">
            <text:p>A</text:p>
          </table:table-cell>
          <table:table-cell table:formula="of:=[.C528]+[.A529]" office:value-type="float" office:value="2198463" calcext:value-type="float">
            <text:p>2198463</text:p>
          </table:table-cell>
          <table:table-cell table:number-columns-repeated="6"/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string" calcext:value-type="string">
            <text:p>B</text:p>
          </table:table-cell>
          <table:table-cell table:formula="of:=[.C529]+[.A530]" office:value-type="float" office:value="2203770" calcext:value-type="float">
            <text:p>2203770</text:p>
          </table:table-cell>
          <table:table-cell table:number-columns-repeated="6"/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string" calcext:value-type="string">
            <text:p>A</text:p>
          </table:table-cell>
          <table:table-cell table:formula="of:=[.C530]+[.A531]" office:value-type="float" office:value="2209077" calcext:value-type="float">
            <text:p>2209077</text:p>
          </table:table-cell>
          <table:table-cell table:number-columns-repeated="6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string" calcext:value-type="string">
            <text:p>A</text:p>
          </table:table-cell>
          <table:table-cell table:formula="of:=[.C531]+[.A532]" office:value-type="float" office:value="2214388" calcext:value-type="float">
            <text:p>2214388</text:p>
          </table:table-cell>
          <table:table-cell table:number-columns-repeated="6"/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string" calcext:value-type="string">
            <text:p>B</text:p>
          </table:table-cell>
          <table:table-cell table:formula="of:=[.C532]+[.A533]" office:value-type="float" office:value="2219706" calcext:value-type="float">
            <text:p>2219706</text:p>
          </table:table-cell>
          <table:table-cell table:number-columns-repeated="6"/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string" calcext:value-type="string">
            <text:p>A</text:p>
          </table:table-cell>
          <table:table-cell table:formula="of:=[.C533]+[.A534]" office:value-type="float" office:value="2225025" calcext:value-type="float">
            <text:p>2225025</text:p>
          </table:table-cell>
          <table:table-cell table:number-columns-repeated="6"/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string" calcext:value-type="string">
            <text:p>B</text:p>
          </table:table-cell>
          <table:table-cell table:formula="of:=[.C534]+[.A535]" office:value-type="float" office:value="2230347" calcext:value-type="float">
            <text:p>2230347</text:p>
          </table:table-cell>
          <table:table-cell table:number-columns-repeated="6"/>
        </table:table-row>
        <table:table-row table:style-name="ro1">
          <table:table-cell office:value-type="float" office:value="5337" calcext:value-type="float">
            <text:p>5337</text:p>
          </table:table-cell>
          <table:table-cell office:value-type="string" calcext:value-type="string">
            <text:p>A</text:p>
          </table:table-cell>
          <table:table-cell table:formula="of:=[.C535]+[.A536]" office:value-type="float" office:value="2235684" calcext:value-type="float">
            <text:p>2235684</text:p>
          </table:table-cell>
          <table:table-cell table:number-columns-repeated="6"/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string" calcext:value-type="string">
            <text:p>B</text:p>
          </table:table-cell>
          <table:table-cell table:formula="of:=[.C536]+[.A537]" office:value-type="float" office:value="2241023" calcext:value-type="float">
            <text:p>2241023</text:p>
          </table:table-cell>
          <table:table-cell table:number-columns-repeated="6"/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string" calcext:value-type="string">
            <text:p>A</text:p>
          </table:table-cell>
          <table:table-cell table:formula="of:=[.C537]+[.A538]" office:value-type="float" office:value="2246365" calcext:value-type="float">
            <text:p>2246365</text:p>
          </table:table-cell>
          <table:table-cell table:number-columns-repeated="6"/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string" calcext:value-type="string">
            <text:p>A</text:p>
          </table:table-cell>
          <table:table-cell table:formula="of:=[.C538]+[.A539]" office:value-type="float" office:value="2251708" calcext:value-type="float">
            <text:p>2251708</text:p>
          </table:table-cell>
          <table:table-cell table:number-columns-repeated="6"/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string" calcext:value-type="string">
            <text:p>A</text:p>
          </table:table-cell>
          <table:table-cell table:formula="of:=[.C539]+[.A540]" office:value-type="float" office:value="2257054" calcext:value-type="float">
            <text:p>2257054</text:p>
          </table:table-cell>
          <table:table-cell table:number-columns-repeated="6"/>
        </table:table-row>
        <table:table-row table:style-name="ro1">
          <table:table-cell office:value-type="float" office:value="5349" calcext:value-type="float">
            <text:p>5349</text:p>
          </table:table-cell>
          <table:table-cell office:value-type="string" calcext:value-type="string">
            <text:p>A</text:p>
          </table:table-cell>
          <table:table-cell table:formula="of:=[.C540]+[.A541]" office:value-type="float" office:value="2262403" calcext:value-type="float">
            <text:p>2262403</text:p>
          </table:table-cell>
          <table:table-cell table:number-columns-repeated="6"/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string" calcext:value-type="string">
            <text:p>A</text:p>
          </table:table-cell>
          <table:table-cell table:formula="of:=[.C541]+[.A542]" office:value-type="float" office:value="2267755" calcext:value-type="float">
            <text:p>2267755</text:p>
          </table:table-cell>
          <table:table-cell table:number-columns-repeated="6"/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string" calcext:value-type="string">
            <text:p>A</text:p>
          </table:table-cell>
          <table:table-cell table:formula="of:=[.C542]+[.A543]" office:value-type="float" office:value="2273109" calcext:value-type="float">
            <text:p>2273109</text:p>
          </table:table-cell>
          <table:table-cell table:number-columns-repeated="6"/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string" calcext:value-type="string">
            <text:p>A</text:p>
          </table:table-cell>
          <table:table-cell table:formula="of:=[.C543]+[.A544]" office:value-type="float" office:value="2278468" calcext:value-type="float">
            <text:p>2278468</text:p>
          </table:table-cell>
          <table:table-cell table:number-columns-repeated="6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string" calcext:value-type="string">
            <text:p>B</text:p>
          </table:table-cell>
          <table:table-cell table:formula="of:=[.C544]+[.A545]" office:value-type="float" office:value="2283828" calcext:value-type="float">
            <text:p>2283828</text:p>
          </table:table-cell>
          <table:table-cell table:number-columns-repeated="6"/>
        </table:table-row>
        <table:table-row table:style-name="ro1">
          <table:table-cell office:value-type="float" office:value="5372" calcext:value-type="float">
            <text:p>5372</text:p>
          </table:table-cell>
          <table:table-cell office:value-type="string" calcext:value-type="string">
            <text:p>A</text:p>
          </table:table-cell>
          <table:table-cell table:formula="of:=[.C545]+[.A546]" office:value-type="float" office:value="2289200" calcext:value-type="float">
            <text:p>2289200</text:p>
          </table:table-cell>
          <table:table-cell table:number-columns-repeated="6"/>
        </table:table-row>
        <table:table-row table:style-name="ro1">
          <table:table-cell office:value-type="float" office:value="5375" calcext:value-type="float">
            <text:p>5375</text:p>
          </table:table-cell>
          <table:table-cell office:value-type="string" calcext:value-type="string">
            <text:p>A</text:p>
          </table:table-cell>
          <table:table-cell table:formula="of:=[.C546]+[.A547]" office:value-type="float" office:value="2294575" calcext:value-type="float">
            <text:p>2294575</text:p>
          </table:table-cell>
          <table:table-cell table:number-columns-repeated="6"/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string" calcext:value-type="string">
            <text:p>B</text:p>
          </table:table-cell>
          <table:table-cell table:formula="of:=[.C547]+[.A548]" office:value-type="float" office:value="2299951" calcext:value-type="float">
            <text:p>2299951</text:p>
          </table:table-cell>
          <table:table-cell table:number-columns-repeated="6"/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string" calcext:value-type="string">
            <text:p>A</text:p>
          </table:table-cell>
          <table:table-cell table:formula="of:=[.C548]+[.A549]" office:value-type="float" office:value="2305332" calcext:value-type="float">
            <text:p>2305332</text:p>
          </table:table-cell>
          <table:table-cell table:number-columns-repeated="6"/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string" calcext:value-type="string">
            <text:p>B</text:p>
          </table:table-cell>
          <table:table-cell table:formula="of:=[.C549]+[.A550]" office:value-type="float" office:value="2310715" calcext:value-type="float">
            <text:p>2310715</text:p>
          </table:table-cell>
          <table:table-cell table:number-columns-repeated="6"/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string" calcext:value-type="string">
            <text:p>A</text:p>
          </table:table-cell>
          <table:table-cell table:formula="of:=[.C550]+[.A551]" office:value-type="float" office:value="2316108" calcext:value-type="float">
            <text:p>2316108</text:p>
          </table:table-cell>
          <table:table-cell table:number-columns-repeated="6"/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string" calcext:value-type="string">
            <text:p>B</text:p>
          </table:table-cell>
          <table:table-cell table:formula="of:=[.C551]+[.A552]" office:value-type="float" office:value="2321502" calcext:value-type="float">
            <text:p>2321502</text:p>
          </table:table-cell>
          <table:table-cell table:number-columns-repeated="6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string" calcext:value-type="string">
            <text:p>B</text:p>
          </table:table-cell>
          <table:table-cell table:formula="of:=[.C552]+[.A553]" office:value-type="float" office:value="2326902" calcext:value-type="float">
            <text:p>2326902</text:p>
          </table:table-cell>
          <table:table-cell table:number-columns-repeated="6"/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string" calcext:value-type="string">
            <text:p>A</text:p>
          </table:table-cell>
          <table:table-cell table:formula="of:=[.C553]+[.A554]" office:value-type="float" office:value="2332310" calcext:value-type="float">
            <text:p>2332310</text:p>
          </table:table-cell>
          <table:table-cell table:number-columns-repeated="6"/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string" calcext:value-type="string">
            <text:p>A</text:p>
          </table:table-cell>
          <table:table-cell table:formula="of:=[.C554]+[.A555]" office:value-type="float" office:value="2337720" calcext:value-type="float">
            <text:p>2337720</text:p>
          </table:table-cell>
          <table:table-cell table:number-columns-repeated="6"/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string" calcext:value-type="string">
            <text:p>B</text:p>
          </table:table-cell>
          <table:table-cell table:formula="of:=[.C555]+[.A556]" office:value-type="float" office:value="2343132" calcext:value-type="float">
            <text:p>2343132</text:p>
          </table:table-cell>
          <table:table-cell table:number-columns-repeated="6"/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string" calcext:value-type="string">
            <text:p>B</text:p>
          </table:table-cell>
          <table:table-cell table:formula="of:=[.C556]+[.A557]" office:value-type="float" office:value="2348553" calcext:value-type="float">
            <text:p>2348553</text:p>
          </table:table-cell>
          <table:table-cell table:number-columns-repeated="6"/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string" calcext:value-type="string">
            <text:p>A</text:p>
          </table:table-cell>
          <table:table-cell table:formula="of:=[.C557]+[.A558]" office:value-type="float" office:value="2353987" calcext:value-type="float">
            <text:p>2353987</text:p>
          </table:table-cell>
          <table:table-cell table:number-columns-repeated="6"/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string" calcext:value-type="string">
            <text:p>B</text:p>
          </table:table-cell>
          <table:table-cell table:formula="of:=[.C558]+[.A559]" office:value-type="float" office:value="2359426" calcext:value-type="float">
            <text:p>2359426</text:p>
          </table:table-cell>
          <table:table-cell table:number-columns-repeated="6"/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string" calcext:value-type="string">
            <text:p>B</text:p>
          </table:table-cell>
          <table:table-cell table:formula="of:=[.C559]+[.A560]" office:value-type="float" office:value="2364868" calcext:value-type="float">
            <text:p>2364868</text:p>
          </table:table-cell>
          <table:table-cell table:number-columns-repeated="6"/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string" calcext:value-type="string">
            <text:p>A</text:p>
          </table:table-cell>
          <table:table-cell table:formula="of:=[.C560]+[.A561]" office:value-type="float" office:value="2370311" calcext:value-type="float">
            <text:p>2370311</text:p>
          </table:table-cell>
          <table:table-cell table:number-columns-repeated="6"/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string" calcext:value-type="string">
            <text:p>B</text:p>
          </table:table-cell>
          <table:table-cell table:formula="of:=[.C561]+[.A562]" office:value-type="float" office:value="2375763" calcext:value-type="float">
            <text:p>2375763</text:p>
          </table:table-cell>
          <table:table-cell table:number-columns-repeated="6"/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string" calcext:value-type="string">
            <text:p>A</text:p>
          </table:table-cell>
          <table:table-cell table:formula="of:=[.C562]+[.A563]" office:value-type="float" office:value="2381217" calcext:value-type="float">
            <text:p>2381217</text:p>
          </table:table-cell>
          <table:table-cell table:number-columns-repeated="6"/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string" calcext:value-type="string">
            <text:p>B</text:p>
          </table:table-cell>
          <table:table-cell table:formula="of:=[.C563]+[.A564]" office:value-type="float" office:value="2386677" calcext:value-type="float">
            <text:p>2386677</text:p>
          </table:table-cell>
          <table:table-cell table:number-columns-repeated="6"/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string" calcext:value-type="string">
            <text:p>B</text:p>
          </table:table-cell>
          <table:table-cell table:formula="of:=[.C564]+[.A565]" office:value-type="float" office:value="2392145" calcext:value-type="float">
            <text:p>2392145</text:p>
          </table:table-cell>
          <table:table-cell table:number-columns-repeated="6"/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string" calcext:value-type="string">
            <text:p>B</text:p>
          </table:table-cell>
          <table:table-cell table:formula="of:=[.C565]+[.A566]" office:value-type="float" office:value="2397614" calcext:value-type="float">
            <text:p>2397614</text:p>
          </table:table-cell>
          <table:table-cell table:number-columns-repeated="6"/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string" calcext:value-type="string">
            <text:p>A</text:p>
          </table:table-cell>
          <table:table-cell table:formula="of:=[.C566]+[.A567]" office:value-type="float" office:value="2403085" calcext:value-type="float">
            <text:p>2403085</text:p>
          </table:table-cell>
          <table:table-cell table:number-columns-repeated="6"/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string" calcext:value-type="string">
            <text:p>B</text:p>
          </table:table-cell>
          <table:table-cell table:formula="of:=[.C567]+[.A568]" office:value-type="float" office:value="2408559" calcext:value-type="float">
            <text:p>2408559</text:p>
          </table:table-cell>
          <table:table-cell table:number-columns-repeated="6"/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string" calcext:value-type="string">
            <text:p>B</text:p>
          </table:table-cell>
          <table:table-cell table:formula="of:=[.C568]+[.A569]" office:value-type="float" office:value="2414038" calcext:value-type="float">
            <text:p>2414038</text:p>
          </table:table-cell>
          <table:table-cell table:number-columns-repeated="6"/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string" calcext:value-type="string">
            <text:p>B</text:p>
          </table:table-cell>
          <table:table-cell table:formula="of:=[.C569]+[.A570]" office:value-type="float" office:value="2419517" calcext:value-type="float">
            <text:p>2419517</text:p>
          </table:table-cell>
          <table:table-cell table:number-columns-repeated="6"/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string" calcext:value-type="string">
            <text:p>B</text:p>
          </table:table-cell>
          <table:table-cell table:formula="of:=[.C570]+[.A571]" office:value-type="float" office:value="2425001" calcext:value-type="float">
            <text:p>2425001</text:p>
          </table:table-cell>
          <table:table-cell table:number-columns-repeated="6"/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string" calcext:value-type="string">
            <text:p>B</text:p>
          </table:table-cell>
          <table:table-cell table:formula="of:=[.C571]+[.A572]" office:value-type="float" office:value="2430487" calcext:value-type="float">
            <text:p>2430487</text:p>
          </table:table-cell>
          <table:table-cell table:number-columns-repeated="6"/>
        </table:table-row>
        <table:table-row table:style-name="ro1">
          <table:table-cell office:value-type="float" office:value="5488" calcext:value-type="float">
            <text:p>5488</text:p>
          </table:table-cell>
          <table:table-cell office:value-type="string" calcext:value-type="string">
            <text:p>A</text:p>
          </table:table-cell>
          <table:table-cell table:formula="of:=[.C572]+[.A573]" office:value-type="float" office:value="2435975" calcext:value-type="float">
            <text:p>2435975</text:p>
          </table:table-cell>
          <table:table-cell table:number-columns-repeated="6"/>
        </table:table-row>
        <table:table-row table:style-name="ro1">
          <table:table-cell office:value-type="float" office:value="5488" calcext:value-type="float">
            <text:p>5488</text:p>
          </table:table-cell>
          <table:table-cell office:value-type="string" calcext:value-type="string">
            <text:p>B</text:p>
          </table:table-cell>
          <table:table-cell table:formula="of:=[.C573]+[.A574]" office:value-type="float" office:value="2441463" calcext:value-type="float">
            <text:p>2441463</text:p>
          </table:table-cell>
          <table:table-cell table:number-columns-repeated="6"/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string" calcext:value-type="string">
            <text:p>A</text:p>
          </table:table-cell>
          <table:table-cell table:formula="of:=[.C574]+[.A575]" office:value-type="float" office:value="2446953" calcext:value-type="float">
            <text:p>2446953</text:p>
          </table:table-cell>
          <table:table-cell table:number-columns-repeated="6"/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string" calcext:value-type="string">
            <text:p>A</text:p>
          </table:table-cell>
          <table:table-cell table:formula="of:=[.C575]+[.A576]" office:value-type="float" office:value="2452451" calcext:value-type="float">
            <text:p>2452451</text:p>
          </table:table-cell>
          <table:table-cell table:number-columns-repeated="6"/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string" calcext:value-type="string">
            <text:p>B</text:p>
          </table:table-cell>
          <table:table-cell table:formula="of:=[.C576]+[.A577]" office:value-type="float" office:value="2457952" calcext:value-type="float">
            <text:p>2457952</text:p>
          </table:table-cell>
          <table:table-cell table:number-columns-repeated="6"/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string" calcext:value-type="string">
            <text:p>A</text:p>
          </table:table-cell>
          <table:table-cell table:formula="of:=[.C577]+[.A578]" office:value-type="float" office:value="2463453" calcext:value-type="float">
            <text:p>2463453</text:p>
          </table:table-cell>
          <table:table-cell table:number-columns-repeated="6"/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string" calcext:value-type="string">
            <text:p>A</text:p>
          </table:table-cell>
          <table:table-cell table:formula="of:=[.C578]+[.A579]" office:value-type="float" office:value="2468958" calcext:value-type="float">
            <text:p>2468958</text:p>
          </table:table-cell>
          <table:table-cell table:number-columns-repeated="6"/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string" calcext:value-type="string">
            <text:p>A</text:p>
          </table:table-cell>
          <table:table-cell table:formula="of:=[.C579]+[.A580]" office:value-type="float" office:value="2474464" calcext:value-type="float">
            <text:p>2474464</text:p>
          </table:table-cell>
          <table:table-cell table:number-columns-repeated="6"/>
        </table:table-row>
        <table:table-row table:style-name="ro1">
          <table:table-cell office:value-type="float" office:value="5509" calcext:value-type="float">
            <text:p>5509</text:p>
          </table:table-cell>
          <table:table-cell office:value-type="string" calcext:value-type="string">
            <text:p>A</text:p>
          </table:table-cell>
          <table:table-cell table:formula="of:=[.C580]+[.A581]" office:value-type="float" office:value="2479973" calcext:value-type="float">
            <text:p>2479973</text:p>
          </table:table-cell>
          <table:table-cell table:number-columns-repeated="6"/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string" calcext:value-type="string">
            <text:p>B</text:p>
          </table:table-cell>
          <table:table-cell table:formula="of:=[.C581]+[.A582]" office:value-type="float" office:value="2485489" calcext:value-type="float">
            <text:p>2485489</text:p>
          </table:table-cell>
          <table:table-cell table:number-columns-repeated="6"/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string" calcext:value-type="string">
            <text:p>A</text:p>
          </table:table-cell>
          <table:table-cell table:formula="of:=[.C582]+[.A583]" office:value-type="float" office:value="2491017" calcext:value-type="float">
            <text:p>2491017</text:p>
          </table:table-cell>
          <table:table-cell table:number-columns-repeated="6"/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string" calcext:value-type="string">
            <text:p>B</text:p>
          </table:table-cell>
          <table:table-cell table:formula="of:=[.C583]+[.A584]" office:value-type="float" office:value="2496545" calcext:value-type="float">
            <text:p>2496545</text:p>
          </table:table-cell>
          <table:table-cell table:number-columns-repeated="6"/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string" calcext:value-type="string">
            <text:p>A</text:p>
          </table:table-cell>
          <table:table-cell table:formula="of:=[.C584]+[.A585]" office:value-type="float" office:value="2502076" calcext:value-type="float">
            <text:p>2502076</text:p>
          </table:table-cell>
          <table:table-cell table:number-columns-repeated="6"/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string" calcext:value-type="string">
            <text:p>A</text:p>
          </table:table-cell>
          <table:table-cell table:formula="of:=[.C585]+[.A586]" office:value-type="float" office:value="2507619" calcext:value-type="float">
            <text:p>2507619</text:p>
          </table:table-cell>
          <table:table-cell table:number-columns-repeated="6"/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string" calcext:value-type="string">
            <text:p>A</text:p>
          </table:table-cell>
          <table:table-cell table:formula="of:=[.C586]+[.A587]" office:value-type="float" office:value="2513165" calcext:value-type="float">
            <text:p>2513165</text:p>
          </table:table-cell>
          <table:table-cell table:number-columns-repeated="6"/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string" calcext:value-type="string">
            <text:p>B</text:p>
          </table:table-cell>
          <table:table-cell table:formula="of:=[.C587]+[.A588]" office:value-type="float" office:value="2518721" calcext:value-type="float">
            <text:p>2518721</text:p>
          </table:table-cell>
          <table:table-cell table:number-columns-repeated="6"/>
        </table:table-row>
        <table:table-row table:style-name="ro1">
          <table:table-cell office:value-type="float" office:value="5557" calcext:value-type="float">
            <text:p>5557</text:p>
          </table:table-cell>
          <table:table-cell office:value-type="string" calcext:value-type="string">
            <text:p>A</text:p>
          </table:table-cell>
          <table:table-cell table:formula="of:=[.C588]+[.A589]" office:value-type="float" office:value="2524278" calcext:value-type="float">
            <text:p>2524278</text:p>
          </table:table-cell>
          <table:table-cell table:number-columns-repeated="6"/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string" calcext:value-type="string">
            <text:p>A</text:p>
          </table:table-cell>
          <table:table-cell table:formula="of:=[.C589]+[.A590]" office:value-type="float" office:value="2529844" calcext:value-type="float">
            <text:p>2529844</text:p>
          </table:table-cell>
          <table:table-cell table:number-columns-repeated="6"/>
        </table:table-row>
        <table:table-row table:style-name="ro1">
          <table:table-cell office:value-type="float" office:value="5569" calcext:value-type="float">
            <text:p>5569</text:p>
          </table:table-cell>
          <table:table-cell office:value-type="string" calcext:value-type="string">
            <text:p>B</text:p>
          </table:table-cell>
          <table:table-cell table:formula="of:=[.C590]+[.A591]" office:value-type="float" office:value="2535413" calcext:value-type="float">
            <text:p>2535413</text:p>
          </table:table-cell>
          <table:table-cell table:number-columns-repeated="6"/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string" calcext:value-type="string">
            <text:p>A</text:p>
          </table:table-cell>
          <table:table-cell table:formula="of:=[.C591]+[.A592]" office:value-type="float" office:value="2540989" calcext:value-type="float">
            <text:p>2540989</text:p>
          </table:table-cell>
          <table:table-cell table:number-columns-repeated="6"/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string" calcext:value-type="string">
            <text:p>A</text:p>
          </table:table-cell>
          <table:table-cell table:formula="of:=[.C592]+[.A593]" office:value-type="float" office:value="2546568" calcext:value-type="float">
            <text:p>2546568</text:p>
          </table:table-cell>
          <table:table-cell table:number-columns-repeated="6"/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string" calcext:value-type="string">
            <text:p>B</text:p>
          </table:table-cell>
          <table:table-cell table:formula="of:=[.C593]+[.A594]" office:value-type="float" office:value="2552153" calcext:value-type="float">
            <text:p>2552153</text:p>
          </table:table-cell>
          <table:table-cell table:number-columns-repeated="6"/>
        </table:table-row>
        <table:table-row table:style-name="ro1">
          <table:table-cell office:value-type="float" office:value="5587" calcext:value-type="float">
            <text:p>5587</text:p>
          </table:table-cell>
          <table:table-cell office:value-type="string" calcext:value-type="string">
            <text:p>A</text:p>
          </table:table-cell>
          <table:table-cell table:formula="of:=[.C594]+[.A595]" office:value-type="float" office:value="2557740" calcext:value-type="float">
            <text:p>2557740</text:p>
          </table:table-cell>
          <table:table-cell table:number-columns-repeated="6"/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string" calcext:value-type="string">
            <text:p>B</text:p>
          </table:table-cell>
          <table:table-cell table:formula="of:=[.C595]+[.A596]" office:value-type="float" office:value="2563332" calcext:value-type="float">
            <text:p>2563332</text:p>
          </table:table-cell>
          <table:table-cell table:number-columns-repeated="6"/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string" calcext:value-type="string">
            <text:p>B</text:p>
          </table:table-cell>
          <table:table-cell table:formula="of:=[.C596]+[.A597]" office:value-type="float" office:value="2568927" calcext:value-type="float">
            <text:p>2568927</text:p>
          </table:table-cell>
          <table:table-cell table:number-columns-repeated="6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string" calcext:value-type="string">
            <text:p>A</text:p>
          </table:table-cell>
          <table:table-cell table:formula="of:=[.C597]+[.A598]" office:value-type="float" office:value="2574527" calcext:value-type="float">
            <text:p>2574527</text:p>
          </table:table-cell>
          <table:table-cell table:number-columns-repeated="6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string" calcext:value-type="string">
            <text:p>A</text:p>
          </table:table-cell>
          <table:table-cell table:formula="of:=[.C598]+[.A599]" office:value-type="float" office:value="2580127" calcext:value-type="float">
            <text:p>2580127</text:p>
          </table:table-cell>
          <table:table-cell table:number-columns-repeated="6"/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string" calcext:value-type="string">
            <text:p>A</text:p>
          </table:table-cell>
          <table:table-cell table:formula="of:=[.C599]+[.A600]" office:value-type="float" office:value="2585733" calcext:value-type="float">
            <text:p>2585733</text:p>
          </table:table-cell>
          <table:table-cell table:number-columns-repeated="6"/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string" calcext:value-type="string">
            <text:p>B</text:p>
          </table:table-cell>
          <table:table-cell table:formula="of:=[.C600]+[.A601]" office:value-type="float" office:value="2591342" calcext:value-type="float">
            <text:p>2591342</text:p>
          </table:table-cell>
          <table:table-cell table:number-columns-repeated="6"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A</text:p>
          </table:table-cell>
          <table:table-cell table:formula="of:=[.C601]+[.A602]" office:value-type="float" office:value="2596955" calcext:value-type="float">
            <text:p>2596955</text:p>
          </table:table-cell>
          <table:table-cell table:number-columns-repeated="6"/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string" calcext:value-type="string">
            <text:p>A</text:p>
          </table:table-cell>
          <table:table-cell table:formula="of:=[.C602]+[.A603]" office:value-type="float" office:value="2602574" calcext:value-type="float">
            <text:p>2602574</text:p>
          </table:table-cell>
          <table:table-cell table:number-columns-repeated="6"/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string" calcext:value-type="string">
            <text:p>A</text:p>
          </table:table-cell>
          <table:table-cell table:formula="of:=[.C603]+[.A604]" office:value-type="float" office:value="2608195" calcext:value-type="float">
            <text:p>2608195</text:p>
          </table:table-cell>
          <table:table-cell table:number-columns-repeated="6"/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string" calcext:value-type="string">
            <text:p>B</text:p>
          </table:table-cell>
          <table:table-cell table:formula="of:=[.C604]+[.A605]" office:value-type="float" office:value="2613820" calcext:value-type="float">
            <text:p>2613820</text:p>
          </table:table-cell>
          <table:table-cell table:number-columns-repeated="6"/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string" calcext:value-type="string">
            <text:p>B</text:p>
          </table:table-cell>
          <table:table-cell table:formula="of:=[.C605]+[.A606]" office:value-type="float" office:value="2619453" calcext:value-type="float">
            <text:p>2619453</text:p>
          </table:table-cell>
          <table:table-cell table:number-columns-repeated="6"/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string" calcext:value-type="string">
            <text:p>A</text:p>
          </table:table-cell>
          <table:table-cell table:formula="of:=[.C606]+[.A607]" office:value-type="float" office:value="2625089" calcext:value-type="float">
            <text:p>2625089</text:p>
          </table:table-cell>
          <table:table-cell table:number-columns-repeated="6"/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string" calcext:value-type="string">
            <text:p>A</text:p>
          </table:table-cell>
          <table:table-cell table:formula="of:=[.C607]+[.A608]" office:value-type="float" office:value="2630727" calcext:value-type="float">
            <text:p>2630727</text:p>
          </table:table-cell>
          <table:table-cell table:number-columns-repeated="6"/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string" calcext:value-type="string">
            <text:p>A</text:p>
          </table:table-cell>
          <table:table-cell table:formula="of:=[.C608]+[.A609]" office:value-type="float" office:value="2636365" calcext:value-type="float">
            <text:p>2636365</text:p>
          </table:table-cell>
          <table:table-cell table:number-columns-repeated="6"/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string" calcext:value-type="string">
            <text:p>B</text:p>
          </table:table-cell>
          <table:table-cell table:formula="of:=[.C609]+[.A610]" office:value-type="float" office:value="2642004" calcext:value-type="float">
            <text:p>2642004</text:p>
          </table:table-cell>
          <table:table-cell table:number-columns-repeated="6"/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string" calcext:value-type="string">
            <text:p>A</text:p>
          </table:table-cell>
          <table:table-cell table:formula="of:=[.C610]+[.A611]" office:value-type="float" office:value="2647644" calcext:value-type="float">
            <text:p>2647644</text:p>
          </table:table-cell>
          <table:table-cell table:number-columns-repeated="6"/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string" calcext:value-type="string">
            <text:p>A</text:p>
          </table:table-cell>
          <table:table-cell table:formula="of:=[.C611]+[.A612]" office:value-type="float" office:value="2653287" calcext:value-type="float">
            <text:p>2653287</text:p>
          </table:table-cell>
          <table:table-cell table:number-columns-repeated="6"/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string" calcext:value-type="string">
            <text:p>A</text:p>
          </table:table-cell>
          <table:table-cell table:formula="of:=[.C612]+[.A613]" office:value-type="float" office:value="2658930" calcext:value-type="float">
            <text:p>2658930</text:p>
          </table:table-cell>
          <table:table-cell table:number-columns-repeated="6"/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string" calcext:value-type="string">
            <text:p>B</text:p>
          </table:table-cell>
          <table:table-cell table:formula="of:=[.C613]+[.A614]" office:value-type="float" office:value="2664579" calcext:value-type="float">
            <text:p>2664579</text:p>
          </table:table-cell>
          <table:table-cell table:number-columns-repeated="6"/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string" calcext:value-type="string">
            <text:p>B</text:p>
          </table:table-cell>
          <table:table-cell table:formula="of:=[.C614]+[.A615]" office:value-type="float" office:value="2670235" calcext:value-type="float">
            <text:p>2670235</text:p>
          </table:table-cell>
          <table:table-cell table:number-columns-repeated="6"/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string" calcext:value-type="string">
            <text:p>A</text:p>
          </table:table-cell>
          <table:table-cell table:formula="of:=[.C615]+[.A616]" office:value-type="float" office:value="2675894" calcext:value-type="float">
            <text:p>2675894</text:p>
          </table:table-cell>
          <table:table-cell table:number-columns-repeated="6"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string" calcext:value-type="string">
            <text:p>B</text:p>
          </table:table-cell>
          <table:table-cell table:formula="of:=[.C616]+[.A617]" office:value-type="float" office:value="2681558" calcext:value-type="float">
            <text:p>2681558</text:p>
          </table:table-cell>
          <table:table-cell table:number-columns-repeated="6"/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string" calcext:value-type="string">
            <text:p>A</text:p>
          </table:table-cell>
          <table:table-cell table:formula="of:=[.C617]+[.A618]" office:value-type="float" office:value="2687224" calcext:value-type="float">
            <text:p>2687224</text:p>
          </table:table-cell>
          <table:table-cell table:number-columns-repeated="6"/>
        </table:table-row>
        <table:table-row table:style-name="ro1">
          <table:table-cell office:value-type="float" office:value="5677" calcext:value-type="float">
            <text:p>5677</text:p>
          </table:table-cell>
          <table:table-cell office:value-type="string" calcext:value-type="string">
            <text:p>A</text:p>
          </table:table-cell>
          <table:table-cell table:formula="of:=[.C618]+[.A619]" office:value-type="float" office:value="2692901" calcext:value-type="float">
            <text:p>2692901</text:p>
          </table:table-cell>
          <table:table-cell table:number-columns-repeated="6"/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string" calcext:value-type="string">
            <text:p>A</text:p>
          </table:table-cell>
          <table:table-cell table:formula="of:=[.C619]+[.A620]" office:value-type="float" office:value="2698581" calcext:value-type="float">
            <text:p>2698581</text:p>
          </table:table-cell>
          <table:table-cell table:number-columns-repeated="6"/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string" calcext:value-type="string">
            <text:p>A</text:p>
          </table:table-cell>
          <table:table-cell table:formula="of:=[.C620]+[.A621]" office:value-type="float" office:value="2704265" calcext:value-type="float">
            <text:p>2704265</text:p>
          </table:table-cell>
          <table:table-cell table:number-columns-repeated="6"/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string" calcext:value-type="string">
            <text:p>B</text:p>
          </table:table-cell>
          <table:table-cell table:formula="of:=[.C621]+[.A622]" office:value-type="float" office:value="2709949" calcext:value-type="float">
            <text:p>2709949</text:p>
          </table:table-cell>
          <table:table-cell table:number-columns-repeated="6"/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string" calcext:value-type="string">
            <text:p>A</text:p>
          </table:table-cell>
          <table:table-cell table:formula="of:=[.C622]+[.A623]" office:value-type="float" office:value="2715636" calcext:value-type="float">
            <text:p>2715636</text:p>
          </table:table-cell>
          <table:table-cell table:number-columns-repeated="6"/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string" calcext:value-type="string">
            <text:p>A</text:p>
          </table:table-cell>
          <table:table-cell table:formula="of:=[.C623]+[.A624]" office:value-type="float" office:value="2721323" calcext:value-type="float">
            <text:p>2721323</text:p>
          </table:table-cell>
          <table:table-cell table:number-columns-repeated="6"/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string" calcext:value-type="string">
            <text:p>B</text:p>
          </table:table-cell>
          <table:table-cell table:formula="of:=[.C624]+[.A625]" office:value-type="float" office:value="2727011" calcext:value-type="float">
            <text:p>2727011</text:p>
          </table:table-cell>
          <table:table-cell table:number-columns-repeated="6"/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string" calcext:value-type="string">
            <text:p>B</text:p>
          </table:table-cell>
          <table:table-cell table:formula="of:=[.C625]+[.A626]" office:value-type="float" office:value="2732705" calcext:value-type="float">
            <text:p>2732705</text:p>
          </table:table-cell>
          <table:table-cell table:number-columns-repeated="6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string" calcext:value-type="string">
            <text:p>B</text:p>
          </table:table-cell>
          <table:table-cell table:formula="of:=[.C626]+[.A627]" office:value-type="float" office:value="2738405" calcext:value-type="float">
            <text:p>2738405</text:p>
          </table:table-cell>
          <table:table-cell table:number-columns-repeated="6"/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string" calcext:value-type="string">
            <text:p>A</text:p>
          </table:table-cell>
          <table:table-cell table:formula="of:=[.C627]+[.A628]" office:value-type="float" office:value="2744121" calcext:value-type="float">
            <text:p>2744121</text:p>
          </table:table-cell>
          <table:table-cell table:number-columns-repeated="6"/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string" calcext:value-type="string">
            <text:p>B</text:p>
          </table:table-cell>
          <table:table-cell table:formula="of:=[.C628]+[.A629]" office:value-type="float" office:value="2749845" calcext:value-type="float">
            <text:p>2749845</text:p>
          </table:table-cell>
          <table:table-cell table:number-columns-repeated="6"/>
        </table:table-row>
        <table:table-row table:style-name="ro1">
          <table:table-cell office:value-type="float" office:value="5726" calcext:value-type="float">
            <text:p>5726</text:p>
          </table:table-cell>
          <table:table-cell office:value-type="string" calcext:value-type="string">
            <text:p>A</text:p>
          </table:table-cell>
          <table:table-cell table:formula="of:=[.C629]+[.A630]" office:value-type="float" office:value="2755571" calcext:value-type="float">
            <text:p>2755571</text:p>
          </table:table-cell>
          <table:table-cell table:number-columns-repeated="6"/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string" calcext:value-type="string">
            <text:p>A</text:p>
          </table:table-cell>
          <table:table-cell table:formula="of:=[.C630]+[.A631]" office:value-type="float" office:value="2761308" calcext:value-type="float">
            <text:p>2761308</text:p>
          </table:table-cell>
          <table:table-cell table:number-columns-repeated="6"/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string" calcext:value-type="string">
            <text:p>A</text:p>
          </table:table-cell>
          <table:table-cell table:formula="of:=[.C631]+[.A632]" office:value-type="float" office:value="2767050" calcext:value-type="float">
            <text:p>2767050</text:p>
          </table:table-cell>
          <table:table-cell table:number-columns-repeated="6"/>
        </table:table-row>
        <table:table-row table:style-name="ro1">
          <table:table-cell office:value-type="float" office:value="5743" calcext:value-type="float">
            <text:p>5743</text:p>
          </table:table-cell>
          <table:table-cell office:value-type="string" calcext:value-type="string">
            <text:p>A</text:p>
          </table:table-cell>
          <table:table-cell table:formula="of:=[.C632]+[.A633]" office:value-type="float" office:value="2772793" calcext:value-type="float">
            <text:p>2772793</text:p>
          </table:table-cell>
          <table:table-cell table:number-columns-repeated="6"/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string" calcext:value-type="string">
            <text:p>A</text:p>
          </table:table-cell>
          <table:table-cell table:formula="of:=[.C633]+[.A634]" office:value-type="float" office:value="2778539" calcext:value-type="float">
            <text:p>2778539</text:p>
          </table:table-cell>
          <table:table-cell table:number-columns-repeated="6"/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string" calcext:value-type="string">
            <text:p>A</text:p>
          </table:table-cell>
          <table:table-cell table:formula="of:=[.C634]+[.A635]" office:value-type="float" office:value="2784288" calcext:value-type="float">
            <text:p>2784288</text:p>
          </table:table-cell>
          <table:table-cell table:number-columns-repeated="6"/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string" calcext:value-type="string">
            <text:p>A</text:p>
          </table:table-cell>
          <table:table-cell table:formula="of:=[.C635]+[.A636]" office:value-type="float" office:value="2790040" calcext:value-type="float">
            <text:p>2790040</text:p>
          </table:table-cell>
          <table:table-cell table:number-columns-repeated="6"/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string" calcext:value-type="string">
            <text:p>B</text:p>
          </table:table-cell>
          <table:table-cell table:formula="of:=[.C636]+[.A637]" office:value-type="float" office:value="2795795" calcext:value-type="float">
            <text:p>2795795</text:p>
          </table:table-cell>
          <table:table-cell table:number-columns-repeated="6"/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string" calcext:value-type="string">
            <text:p>B</text:p>
          </table:table-cell>
          <table:table-cell table:formula="of:=[.C637]+[.A638]" office:value-type="float" office:value="2801551" calcext:value-type="float">
            <text:p>2801551</text:p>
          </table:table-cell>
          <table:table-cell table:number-columns-repeated="6"/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string" calcext:value-type="string">
            <text:p>A</text:p>
          </table:table-cell>
          <table:table-cell table:formula="of:=[.C638]+[.A639]" office:value-type="float" office:value="2807310" calcext:value-type="float">
            <text:p>2807310</text:p>
          </table:table-cell>
          <table:table-cell table:number-columns-repeated="6"/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string" calcext:value-type="string">
            <text:p>B</text:p>
          </table:table-cell>
          <table:table-cell table:formula="of:=[.C639]+[.A640]" office:value-type="float" office:value="2813070" calcext:value-type="float">
            <text:p>2813070</text:p>
          </table:table-cell>
          <table:table-cell table:number-columns-repeated="6"/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string" calcext:value-type="string">
            <text:p>B</text:p>
          </table:table-cell>
          <table:table-cell table:formula="of:=[.C640]+[.A641]" office:value-type="float" office:value="2818832" calcext:value-type="float">
            <text:p>2818832</text:p>
          </table:table-cell>
          <table:table-cell table:number-columns-repeated="6"/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string" calcext:value-type="string">
            <text:p>B</text:p>
          </table:table-cell>
          <table:table-cell table:formula="of:=[.C641]+[.A642]" office:value-type="float" office:value="2824597" calcext:value-type="float">
            <text:p>2824597</text:p>
          </table:table-cell>
          <table:table-cell table:number-columns-repeated="6"/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string" calcext:value-type="string">
            <text:p>A</text:p>
          </table:table-cell>
          <table:table-cell table:formula="of:=[.C642]+[.A643]" office:value-type="float" office:value="2830365" calcext:value-type="float">
            <text:p>2830365</text:p>
          </table:table-cell>
          <table:table-cell table:number-columns-repeated="6"/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string" calcext:value-type="string">
            <text:p>A</text:p>
          </table:table-cell>
          <table:table-cell table:formula="of:=[.C643]+[.A644]" office:value-type="float" office:value="2836137" calcext:value-type="float">
            <text:p>2836137</text:p>
          </table:table-cell>
          <table:table-cell table:number-columns-repeated="6"/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string" calcext:value-type="string">
            <text:p>B</text:p>
          </table:table-cell>
          <table:table-cell table:formula="of:=[.C644]+[.A645]" office:value-type="float" office:value="2841919" calcext:value-type="float">
            <text:p>2841919</text:p>
          </table:table-cell>
          <table:table-cell table:number-columns-repeated="6"/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string" calcext:value-type="string">
            <text:p>B</text:p>
          </table:table-cell>
          <table:table-cell table:formula="of:=[.C645]+[.A646]" office:value-type="float" office:value="2847702" calcext:value-type="float">
            <text:p>2847702</text:p>
          </table:table-cell>
          <table:table-cell table:number-columns-repeated="6"/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string" calcext:value-type="string">
            <text:p>B</text:p>
          </table:table-cell>
          <table:table-cell table:formula="of:=[.C646]+[.A647]" office:value-type="float" office:value="2853485" calcext:value-type="float">
            <text:p>2853485</text:p>
          </table:table-cell>
          <table:table-cell table:number-columns-repeated="6"/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string" calcext:value-type="string">
            <text:p>B</text:p>
          </table:table-cell>
          <table:table-cell table:formula="of:=[.C647]+[.A648]" office:value-type="float" office:value="2859277" calcext:value-type="float">
            <text:p>2859277</text:p>
          </table:table-cell>
          <table:table-cell table:number-columns-repeated="6"/>
        </table:table-row>
        <table:table-row table:style-name="ro1">
          <table:table-cell office:value-type="float" office:value="5797" calcext:value-type="float">
            <text:p>5797</text:p>
          </table:table-cell>
          <table:table-cell office:value-type="string" calcext:value-type="string">
            <text:p>A</text:p>
          </table:table-cell>
          <table:table-cell table:formula="of:=[.C648]+[.A649]" office:value-type="float" office:value="2865074" calcext:value-type="float">
            <text:p>2865074</text:p>
          </table:table-cell>
          <table:table-cell table:number-columns-repeated="6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table:formula="of:=[.C649]+[.A650]" office:value-type="float" office:value="2870874" calcext:value-type="float">
            <text:p>2870874</text:p>
          </table:table-cell>
          <table:table-cell table:number-columns-repeated="6"/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string" calcext:value-type="string">
            <text:p>A</text:p>
          </table:table-cell>
          <table:table-cell table:formula="of:=[.C650]+[.A651]" office:value-type="float" office:value="2876689" calcext:value-type="float">
            <text:p>2876689</text:p>
          </table:table-cell>
          <table:table-cell table:number-columns-repeated="6"/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string" calcext:value-type="string">
            <text:p>A</text:p>
          </table:table-cell>
          <table:table-cell table:formula="of:=[.C651]+[.A652]" office:value-type="float" office:value="2882506" calcext:value-type="float">
            <text:p>2882506</text:p>
          </table:table-cell>
          <table:table-cell table:number-columns-repeated="6"/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string" calcext:value-type="string">
            <text:p>A</text:p>
          </table:table-cell>
          <table:table-cell table:formula="of:=[.C652]+[.A653]" office:value-type="float" office:value="2888324" calcext:value-type="float">
            <text:p>2888324</text:p>
          </table:table-cell>
          <table:table-cell table:number-columns-repeated="6"/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string" calcext:value-type="string">
            <text:p>B</text:p>
          </table:table-cell>
          <table:table-cell table:formula="of:=[.C653]+[.A654]" office:value-type="float" office:value="2894163" calcext:value-type="float">
            <text:p>2894163</text:p>
          </table:table-cell>
          <table:table-cell table:number-columns-repeated="6"/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string" calcext:value-type="string">
            <text:p>B</text:p>
          </table:table-cell>
          <table:table-cell table:formula="of:=[.C654]+[.A655]" office:value-type="float" office:value="2900005" calcext:value-type="float">
            <text:p>2900005</text:p>
          </table:table-cell>
          <table:table-cell table:number-columns-repeated="6"/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string" calcext:value-type="string">
            <text:p>B</text:p>
          </table:table-cell>
          <table:table-cell table:formula="of:=[.C655]+[.A656]" office:value-type="float" office:value="2905853" calcext:value-type="float">
            <text:p>2905853</text:p>
          </table:table-cell>
          <table:table-cell table:number-columns-repeated="6"/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table:formula="of:=[.C656]+[.A657]" office:value-type="float" office:value="2911703" calcext:value-type="float">
            <text:p>2911703</text:p>
          </table:table-cell>
          <table:table-cell table:number-columns-repeated="6"/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string" calcext:value-type="string">
            <text:p>A</text:p>
          </table:table-cell>
          <table:table-cell table:formula="of:=[.C657]+[.A658]" office:value-type="float" office:value="2917558" calcext:value-type="float">
            <text:p>2917558</text:p>
          </table:table-cell>
          <table:table-cell table:number-columns-repeated="6"/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string" calcext:value-type="string">
            <text:p>A</text:p>
          </table:table-cell>
          <table:table-cell table:formula="of:=[.C658]+[.A659]" office:value-type="float" office:value="2923417" calcext:value-type="float">
            <text:p>2923417</text:p>
          </table:table-cell>
          <table:table-cell table:number-columns-repeated="6"/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string" calcext:value-type="string">
            <text:p>B</text:p>
          </table:table-cell>
          <table:table-cell table:formula="of:=[.C659]+[.A660]" office:value-type="float" office:value="2929281" calcext:value-type="float">
            <text:p>2929281</text:p>
          </table:table-cell>
          <table:table-cell table:number-columns-repeated="6"/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string" calcext:value-type="string">
            <text:p>A</text:p>
          </table:table-cell>
          <table:table-cell table:formula="of:=[.C660]+[.A661]" office:value-type="float" office:value="2935152" calcext:value-type="float">
            <text:p>2935152</text:p>
          </table:table-cell>
          <table:table-cell table:number-columns-repeated="6"/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string" calcext:value-type="string">
            <text:p>A</text:p>
          </table:table-cell>
          <table:table-cell table:formula="of:=[.C661]+[.A662]" office:value-type="float" office:value="2941027" calcext:value-type="float">
            <text:p>2941027</text:p>
          </table:table-cell>
          <table:table-cell table:number-columns-repeated="6"/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string" calcext:value-type="string">
            <text:p>B</text:p>
          </table:table-cell>
          <table:table-cell table:formula="of:=[.C662]+[.A663]" office:value-type="float" office:value="2946910" calcext:value-type="float">
            <text:p>2946910</text:p>
          </table:table-cell>
          <table:table-cell table:number-columns-repeated="6"/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string" calcext:value-type="string">
            <text:p>B</text:p>
          </table:table-cell>
          <table:table-cell table:formula="of:=[.C663]+[.A664]" office:value-type="float" office:value="2952793" calcext:value-type="float">
            <text:p>2952793</text:p>
          </table:table-cell>
          <table:table-cell table:number-columns-repeated="6"/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string" calcext:value-type="string">
            <text:p>B</text:p>
          </table:table-cell>
          <table:table-cell table:formula="of:=[.C664]+[.A665]" office:value-type="float" office:value="2958676" calcext:value-type="float">
            <text:p>2958676</text:p>
          </table:table-cell>
          <table:table-cell table:number-columns-repeated="6"/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string" calcext:value-type="string">
            <text:p>B</text:p>
          </table:table-cell>
          <table:table-cell table:formula="of:=[.C665]+[.A666]" office:value-type="float" office:value="2964560" calcext:value-type="float">
            <text:p>2964560</text:p>
          </table:table-cell>
          <table:table-cell table:number-columns-repeated="6"/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string" calcext:value-type="string">
            <text:p>B</text:p>
          </table:table-cell>
          <table:table-cell table:formula="of:=[.C666]+[.A667]" office:value-type="float" office:value="2970447" calcext:value-type="float">
            <text:p>2970447</text:p>
          </table:table-cell>
          <table:table-cell table:number-columns-repeated="6"/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string" calcext:value-type="string">
            <text:p>A</text:p>
          </table:table-cell>
          <table:table-cell table:formula="of:=[.C667]+[.A668]" office:value-type="float" office:value="2976335" calcext:value-type="float">
            <text:p>2976335</text:p>
          </table:table-cell>
          <table:table-cell table:number-columns-repeated="6"/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string" calcext:value-type="string">
            <text:p>B</text:p>
          </table:table-cell>
          <table:table-cell table:formula="of:=[.C668]+[.A669]" office:value-type="float" office:value="2982224" calcext:value-type="float">
            <text:p>2982224</text:p>
          </table:table-cell>
          <table:table-cell table:number-columns-repeated="6"/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string" calcext:value-type="string">
            <text:p>B</text:p>
          </table:table-cell>
          <table:table-cell table:formula="of:=[.C669]+[.A670]" office:value-type="float" office:value="2988114" calcext:value-type="float">
            <text:p>2988114</text:p>
          </table:table-cell>
          <table:table-cell table:number-columns-repeated="6"/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string" calcext:value-type="string">
            <text:p>A</text:p>
          </table:table-cell>
          <table:table-cell table:formula="of:=[.C670]+[.A671]" office:value-type="float" office:value="2994007" calcext:value-type="float">
            <text:p>2994007</text:p>
          </table:table-cell>
          <table:table-cell table:number-columns-repeated="6"/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string" calcext:value-type="string">
            <text:p>A</text:p>
          </table:table-cell>
          <table:table-cell table:formula="of:=[.C671]+[.A672]" office:value-type="float" office:value="2999902" calcext:value-type="float">
            <text:p>2999902</text:p>
          </table:table-cell>
          <table:table-cell table:number-columns-repeated="6"/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string" calcext:value-type="string">
            <text:p>B</text:p>
          </table:table-cell>
          <table:table-cell table:formula="of:=[.C672]+[.A673]" office:value-type="float" office:value="3005800" calcext:value-type="float">
            <text:p>3005800</text:p>
          </table:table-cell>
          <table:table-cell table:number-columns-repeated="6"/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string" calcext:value-type="string">
            <text:p>A</text:p>
          </table:table-cell>
          <table:table-cell table:formula="of:=[.C673]+[.A674]" office:value-type="float" office:value="3011702" calcext:value-type="float">
            <text:p>3011702</text:p>
          </table:table-cell>
          <table:table-cell table:number-columns-repeated="6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string" calcext:value-type="string">
            <text:p>B</text:p>
          </table:table-cell>
          <table:table-cell table:formula="of:=[.C674]+[.A675]" office:value-type="float" office:value="3017605" calcext:value-type="float">
            <text:p>3017605</text:p>
          </table:table-cell>
          <table:table-cell table:number-columns-repeated="6"/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string" calcext:value-type="string">
            <text:p>B</text:p>
          </table:table-cell>
          <table:table-cell table:formula="of:=[.C675]+[.A676]" office:value-type="float" office:value="3023511" calcext:value-type="float">
            <text:p>3023511</text:p>
          </table:table-cell>
          <table:table-cell table:number-columns-repeated="6"/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string" calcext:value-type="string">
            <text:p>A</text:p>
          </table:table-cell>
          <table:table-cell table:formula="of:=[.C676]+[.A677]" office:value-type="float" office:value="3029429" calcext:value-type="float">
            <text:p>3029429</text:p>
          </table:table-cell>
          <table:table-cell table:number-columns-repeated="6"/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string" calcext:value-type="string">
            <text:p>B</text:p>
          </table:table-cell>
          <table:table-cell table:formula="of:=[.C677]+[.A678]" office:value-type="float" office:value="3035351" calcext:value-type="float">
            <text:p>3035351</text:p>
          </table:table-cell>
          <table:table-cell table:number-columns-repeated="6"/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string" calcext:value-type="string">
            <text:p>B</text:p>
          </table:table-cell>
          <table:table-cell table:formula="of:=[.C678]+[.A679]" office:value-type="float" office:value="3041283" calcext:value-type="float">
            <text:p>3041283</text:p>
          </table:table-cell>
          <table:table-cell table:number-columns-repeated="6"/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string" calcext:value-type="string">
            <text:p>A</text:p>
          </table:table-cell>
          <table:table-cell table:formula="of:=[.C679]+[.A680]" office:value-type="float" office:value="3047221" calcext:value-type="float">
            <text:p>3047221</text:p>
          </table:table-cell>
          <table:table-cell table:number-columns-repeated="6"/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string" calcext:value-type="string">
            <text:p>B</text:p>
          </table:table-cell>
          <table:table-cell table:formula="of:=[.C680]+[.A681]" office:value-type="float" office:value="3053162" calcext:value-type="float">
            <text:p>3053162</text:p>
          </table:table-cell>
          <table:table-cell table:number-columns-repeated="6"/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string" calcext:value-type="string">
            <text:p>A</text:p>
          </table:table-cell>
          <table:table-cell table:formula="of:=[.C681]+[.A682]" office:value-type="float" office:value="3059106" calcext:value-type="float">
            <text:p>3059106</text:p>
          </table:table-cell>
          <table:table-cell table:number-columns-repeated="6"/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string" calcext:value-type="string">
            <text:p>A</text:p>
          </table:table-cell>
          <table:table-cell table:formula="of:=[.C682]+[.A683]" office:value-type="float" office:value="3065059" calcext:value-type="float">
            <text:p>3065059</text:p>
          </table:table-cell>
          <table:table-cell table:number-columns-repeated="6"/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string" calcext:value-type="string">
            <text:p>B</text:p>
          </table:table-cell>
          <table:table-cell table:formula="of:=[.C683]+[.A684]" office:value-type="float" office:value="3071025" calcext:value-type="float">
            <text:p>3071025</text:p>
          </table:table-cell>
          <table:table-cell table:number-columns-repeated="6"/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string" calcext:value-type="string">
            <text:p>A</text:p>
          </table:table-cell>
          <table:table-cell table:formula="of:=[.C684]+[.A685]" office:value-type="float" office:value="3076991" calcext:value-type="float">
            <text:p>3076991</text:p>
          </table:table-cell>
          <table:table-cell table:number-columns-repeated="6"/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string" calcext:value-type="string">
            <text:p>B</text:p>
          </table:table-cell>
          <table:table-cell table:formula="of:=[.C685]+[.A686]" office:value-type="float" office:value="3082961" calcext:value-type="float">
            <text:p>3082961</text:p>
          </table:table-cell>
          <table:table-cell table:number-columns-repeated="6"/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string" calcext:value-type="string">
            <text:p>A</text:p>
          </table:table-cell>
          <table:table-cell table:formula="of:=[.C686]+[.A687]" office:value-type="float" office:value="3088931" calcext:value-type="float">
            <text:p>3088931</text:p>
          </table:table-cell>
          <table:table-cell table:number-columns-repeated="6"/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string" calcext:value-type="string">
            <text:p>B</text:p>
          </table:table-cell>
          <table:table-cell table:formula="of:=[.C687]+[.A688]" office:value-type="float" office:value="3094905" calcext:value-type="float">
            <text:p>3094905</text:p>
          </table:table-cell>
          <table:table-cell table:number-columns-repeated="6"/>
        </table:table-row>
        <table:table-row table:style-name="ro1">
          <table:table-cell office:value-type="float" office:value="5979" calcext:value-type="float">
            <text:p>5979</text:p>
          </table:table-cell>
          <table:table-cell office:value-type="string" calcext:value-type="string">
            <text:p>A</text:p>
          </table:table-cell>
          <table:table-cell table:formula="of:=[.C688]+[.A689]" office:value-type="float" office:value="3100884" calcext:value-type="float">
            <text:p>3100884</text:p>
          </table:table-cell>
          <table:table-cell table:number-columns-repeated="6"/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string" calcext:value-type="string">
            <text:p>B</text:p>
          </table:table-cell>
          <table:table-cell table:formula="of:=[.C689]+[.A690]" office:value-type="float" office:value="3106864" calcext:value-type="float">
            <text:p>3106864</text:p>
          </table:table-cell>
          <table:table-cell table:number-columns-repeated="6"/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string" calcext:value-type="string">
            <text:p>B</text:p>
          </table:table-cell>
          <table:table-cell table:formula="of:=[.C690]+[.A691]" office:value-type="float" office:value="3112859" calcext:value-type="float">
            <text:p>3112859</text:p>
          </table:table-cell>
          <table:table-cell table:number-columns-repeated="6"/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string" calcext:value-type="string">
            <text:p>A</text:p>
          </table:table-cell>
          <table:table-cell table:formula="of:=[.C691]+[.A692]" office:value-type="float" office:value="3118863" calcext:value-type="float">
            <text:p>3118863</text:p>
          </table:table-cell>
          <table:table-cell table:number-columns-repeated="6"/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string" calcext:value-type="string">
            <text:p>A</text:p>
          </table:table-cell>
          <table:table-cell table:formula="of:=[.C692]+[.A693]" office:value-type="float" office:value="3124869" calcext:value-type="float">
            <text:p>3124869</text:p>
          </table:table-cell>
          <table:table-cell table:number-columns-repeated="6"/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string" calcext:value-type="string">
            <text:p>A</text:p>
          </table:table-cell>
          <table:table-cell table:formula="of:=[.C693]+[.A694]" office:value-type="float" office:value="3130884" calcext:value-type="float">
            <text:p>3130884</text:p>
          </table:table-cell>
          <table:table-cell table:number-columns-repeated="6"/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string" calcext:value-type="string">
            <text:p>A</text:p>
          </table:table-cell>
          <table:table-cell table:formula="of:=[.C694]+[.A695]" office:value-type="float" office:value="3136903" calcext:value-type="float">
            <text:p>3136903</text:p>
          </table:table-cell>
          <table:table-cell table:number-columns-repeated="6"/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string" calcext:value-type="string">
            <text:p>A</text:p>
          </table:table-cell>
          <table:table-cell table:formula="of:=[.C695]+[.A696]" office:value-type="float" office:value="3142926" calcext:value-type="float">
            <text:p>3142926</text:p>
          </table:table-cell>
          <table:table-cell table:number-columns-repeated="6"/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string" calcext:value-type="string">
            <text:p>A</text:p>
          </table:table-cell>
          <table:table-cell table:formula="of:=[.C696]+[.A697]" office:value-type="float" office:value="3148950" calcext:value-type="float">
            <text:p>3148950</text:p>
          </table:table-cell>
          <table:table-cell table:number-columns-repeated="6"/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string" calcext:value-type="string">
            <text:p>A</text:p>
          </table:table-cell>
          <table:table-cell table:formula="of:=[.C697]+[.A698]" office:value-type="float" office:value="3154981" calcext:value-type="float">
            <text:p>3154981</text:p>
          </table:table-cell>
          <table:table-cell table:number-columns-repeated="6"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string" calcext:value-type="string">
            <text:p>B</text:p>
          </table:table-cell>
          <table:table-cell table:formula="of:=[.C698]+[.A699]" office:value-type="float" office:value="3161013" calcext:value-type="float">
            <text:p>3161013</text:p>
          </table:table-cell>
          <table:table-cell table:number-columns-repeated="6"/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string" calcext:value-type="string">
            <text:p>A</text:p>
          </table:table-cell>
          <table:table-cell table:formula="of:=[.C699]+[.A700]" office:value-type="float" office:value="3167046" calcext:value-type="float">
            <text:p>3167046</text:p>
          </table:table-cell>
          <table:table-cell table:number-columns-repeated="6"/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string" calcext:value-type="string">
            <text:p>A</text:p>
          </table:table-cell>
          <table:table-cell table:formula="of:=[.C700]+[.A701]" office:value-type="float" office:value="3173083" calcext:value-type="float">
            <text:p>3173083</text:p>
          </table:table-cell>
          <table:table-cell table:number-columns-repeated="6"/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string" calcext:value-type="string">
            <text:p>A</text:p>
          </table:table-cell>
          <table:table-cell table:formula="of:=[.C701]+[.A702]" office:value-type="float" office:value="3179124" calcext:value-type="float">
            <text:p>3179124</text:p>
          </table:table-cell>
          <table:table-cell table:number-columns-repeated="6"/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string" calcext:value-type="string">
            <text:p>A</text:p>
          </table:table-cell>
          <table:table-cell table:formula="of:=[.C702]+[.A703]" office:value-type="float" office:value="3185171" calcext:value-type="float">
            <text:p>3185171</text:p>
          </table:table-cell>
          <table:table-cell table:number-columns-repeated="6"/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string" calcext:value-type="string">
            <text:p>A</text:p>
          </table:table-cell>
          <table:table-cell table:formula="of:=[.C703]+[.A704]" office:value-type="float" office:value="3191222" calcext:value-type="float">
            <text:p>3191222</text:p>
          </table:table-cell>
          <table:table-cell table:number-columns-repeated="6"/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string" calcext:value-type="string">
            <text:p>A</text:p>
          </table:table-cell>
          <table:table-cell table:formula="of:=[.C704]+[.A705]" office:value-type="float" office:value="3197274" calcext:value-type="float">
            <text:p>3197274</text:p>
          </table:table-cell>
          <table:table-cell table:number-columns-repeated="6"/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string" calcext:value-type="string">
            <text:p>A</text:p>
          </table:table-cell>
          <table:table-cell table:formula="of:=[.C705]+[.A706]" office:value-type="float" office:value="3203329" calcext:value-type="float">
            <text:p>3203329</text:p>
          </table:table-cell>
          <table:table-cell table:number-columns-repeated="6"/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string" calcext:value-type="string">
            <text:p>A</text:p>
          </table:table-cell>
          <table:table-cell table:formula="of:=[.C706]+[.A707]" office:value-type="float" office:value="3209385" calcext:value-type="float">
            <text:p>3209385</text:p>
          </table:table-cell>
          <table:table-cell table:number-columns-repeated="6"/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string" calcext:value-type="string">
            <text:p>A</text:p>
          </table:table-cell>
          <table:table-cell table:formula="of:=[.C707]+[.A708]" office:value-type="float" office:value="3215442" calcext:value-type="float">
            <text:p>3215442</text:p>
          </table:table-cell>
          <table:table-cell table:number-columns-repeated="6"/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string" calcext:value-type="string">
            <text:p>A</text:p>
          </table:table-cell>
          <table:table-cell table:formula="of:=[.C708]+[.A709]" office:value-type="float" office:value="3221503" calcext:value-type="float">
            <text:p>3221503</text:p>
          </table:table-cell>
          <table:table-cell table:number-columns-repeated="6"/>
        </table:table-row>
        <table:table-row table:style-name="ro1">
          <table:table-cell office:value-type="float" office:value="6065" calcext:value-type="float">
            <text:p>6065</text:p>
          </table:table-cell>
          <table:table-cell office:value-type="string" calcext:value-type="string">
            <text:p>B</text:p>
          </table:table-cell>
          <table:table-cell table:formula="of:=[.C709]+[.A710]" office:value-type="float" office:value="3227568" calcext:value-type="float">
            <text:p>3227568</text:p>
          </table:table-cell>
          <table:table-cell table:number-columns-repeated="6"/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string" calcext:value-type="string">
            <text:p>A</text:p>
          </table:table-cell>
          <table:table-cell table:formula="of:=[.C710]+[.A711]" office:value-type="float" office:value="3233647" calcext:value-type="float">
            <text:p>3233647</text:p>
          </table:table-cell>
          <table:table-cell table:number-columns-repeated="6"/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string" calcext:value-type="string">
            <text:p>A</text:p>
          </table:table-cell>
          <table:table-cell table:formula="of:=[.C711]+[.A712]" office:value-type="float" office:value="3239728" calcext:value-type="float">
            <text:p>3239728</text:p>
          </table:table-cell>
          <table:table-cell table:number-columns-repeated="6"/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string" calcext:value-type="string">
            <text:p>B</text:p>
          </table:table-cell>
          <table:table-cell table:formula="of:=[.C712]+[.A713]" office:value-type="float" office:value="3245811" calcext:value-type="float">
            <text:p>3245811</text:p>
          </table:table-cell>
          <table:table-cell table:number-columns-repeated="6"/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string" calcext:value-type="string">
            <text:p>A</text:p>
          </table:table-cell>
          <table:table-cell table:formula="of:=[.C713]+[.A714]" office:value-type="float" office:value="3251902" calcext:value-type="float">
            <text:p>3251902</text:p>
          </table:table-cell>
          <table:table-cell table:number-columns-repeated="6"/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string" calcext:value-type="string">
            <text:p>A</text:p>
          </table:table-cell>
          <table:table-cell table:formula="of:=[.C714]+[.A715]" office:value-type="float" office:value="3258000" calcext:value-type="float">
            <text:p>3258000</text:p>
          </table:table-cell>
          <table:table-cell table:number-columns-repeated="6"/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string" calcext:value-type="string">
            <text:p>A</text:p>
          </table:table-cell>
          <table:table-cell table:formula="of:=[.C715]+[.A716]" office:value-type="float" office:value="3264098" calcext:value-type="float">
            <text:p>3264098</text:p>
          </table:table-cell>
          <table:table-cell table:number-columns-repeated="6"/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string" calcext:value-type="string">
            <text:p>A</text:p>
          </table:table-cell>
          <table:table-cell table:formula="of:=[.C716]+[.A717]" office:value-type="float" office:value="3270197" calcext:value-type="float">
            <text:p>3270197</text:p>
          </table:table-cell>
          <table:table-cell table:number-columns-repeated="6"/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string" calcext:value-type="string">
            <text:p>B</text:p>
          </table:table-cell>
          <table:table-cell table:formula="of:=[.C717]+[.A718]" office:value-type="float" office:value="3276298" calcext:value-type="float">
            <text:p>3276298</text:p>
          </table:table-cell>
          <table:table-cell table:number-columns-repeated="6"/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string" calcext:value-type="string">
            <text:p>A</text:p>
          </table:table-cell>
          <table:table-cell table:formula="of:=[.C718]+[.A719]" office:value-type="float" office:value="3282401" calcext:value-type="float">
            <text:p>3282401</text:p>
          </table:table-cell>
          <table:table-cell table:number-columns-repeated="6"/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string" calcext:value-type="string">
            <text:p>A</text:p>
          </table:table-cell>
          <table:table-cell table:formula="of:=[.C719]+[.A720]" office:value-type="float" office:value="3288510" calcext:value-type="float">
            <text:p>3288510</text:p>
          </table:table-cell>
          <table:table-cell table:number-columns-repeated="6"/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string" calcext:value-type="string">
            <text:p>A</text:p>
          </table:table-cell>
          <table:table-cell table:formula="of:=[.C720]+[.A721]" office:value-type="float" office:value="3294621" calcext:value-type="float">
            <text:p>3294621</text:p>
          </table:table-cell>
          <table:table-cell table:number-columns-repeated="6"/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A</text:p>
          </table:table-cell>
          <table:table-cell table:formula="of:=[.C721]+[.A722]" office:value-type="float" office:value="3300734" calcext:value-type="float">
            <text:p>3300734</text:p>
          </table:table-cell>
          <table:table-cell table:number-columns-repeated="6"/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string" calcext:value-type="string">
            <text:p>A</text:p>
          </table:table-cell>
          <table:table-cell table:formula="of:=[.C722]+[.A723]" office:value-type="float" office:value="3306848" calcext:value-type="float">
            <text:p>3306848</text:p>
          </table:table-cell>
          <table:table-cell table:number-columns-repeated="6"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string" calcext:value-type="string">
            <text:p>B</text:p>
          </table:table-cell>
          <table:table-cell table:formula="of:=[.C723]+[.A724]" office:value-type="float" office:value="3312963" calcext:value-type="float">
            <text:p>3312963</text:p>
          </table:table-cell>
          <table:table-cell table:number-columns-repeated="6"/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string" calcext:value-type="string">
            <text:p>B</text:p>
          </table:table-cell>
          <table:table-cell table:formula="of:=[.C724]+[.A725]" office:value-type="float" office:value="3319079" calcext:value-type="float">
            <text:p>3319079</text:p>
          </table:table-cell>
          <table:table-cell table:number-columns-repeated="6"/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string" calcext:value-type="string">
            <text:p>B</text:p>
          </table:table-cell>
          <table:table-cell table:formula="of:=[.C725]+[.A726]" office:value-type="float" office:value="3325195" calcext:value-type="float">
            <text:p>3325195</text:p>
          </table:table-cell>
          <table:table-cell table:number-columns-repeated="6"/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A</text:p>
          </table:table-cell>
          <table:table-cell table:formula="of:=[.C726]+[.A727]" office:value-type="float" office:value="3331317" calcext:value-type="float">
            <text:p>3331317</text:p>
          </table:table-cell>
          <table:table-cell table:number-columns-repeated="6"/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string" calcext:value-type="string">
            <text:p>B</text:p>
          </table:table-cell>
          <table:table-cell table:formula="of:=[.C727]+[.A728]" office:value-type="float" office:value="3337441" calcext:value-type="float">
            <text:p>3337441</text:p>
          </table:table-cell>
          <table:table-cell table:number-columns-repeated="6"/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string" calcext:value-type="string">
            <text:p>B</text:p>
          </table:table-cell>
          <table:table-cell table:formula="of:=[.C728]+[.A729]" office:value-type="float" office:value="3343565" calcext:value-type="float">
            <text:p>3343565</text:p>
          </table:table-cell>
          <table:table-cell table:number-columns-repeated="6"/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string" calcext:value-type="string">
            <text:p>A</text:p>
          </table:table-cell>
          <table:table-cell table:formula="of:=[.C729]+[.A730]" office:value-type="float" office:value="3349692" calcext:value-type="float">
            <text:p>3349692</text:p>
          </table:table-cell>
          <table:table-cell table:number-columns-repeated="6"/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string" calcext:value-type="string">
            <text:p>A</text:p>
          </table:table-cell>
          <table:table-cell table:formula="of:=[.C730]+[.A731]" office:value-type="float" office:value="3355829" calcext:value-type="float">
            <text:p>3355829</text:p>
          </table:table-cell>
          <table:table-cell table:number-columns-repeated="6"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string" calcext:value-type="string">
            <text:p>B</text:p>
          </table:table-cell>
          <table:table-cell table:formula="of:=[.C731]+[.A732]" office:value-type="float" office:value="3361978" calcext:value-type="float">
            <text:p>3361978</text:p>
          </table:table-cell>
          <table:table-cell table:number-columns-repeated="6"/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string" calcext:value-type="string">
            <text:p>A</text:p>
          </table:table-cell>
          <table:table-cell table:formula="of:=[.C732]+[.A733]" office:value-type="float" office:value="3368132" calcext:value-type="float">
            <text:p>3368132</text:p>
          </table:table-cell>
          <table:table-cell table:number-columns-repeated="6"/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string" calcext:value-type="string">
            <text:p>B</text:p>
          </table:table-cell>
          <table:table-cell table:formula="of:=[.C733]+[.A734]" office:value-type="float" office:value="3374288" calcext:value-type="float">
            <text:p>3374288</text:p>
          </table:table-cell>
          <table:table-cell table:number-columns-repeated="6"/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string" calcext:value-type="string">
            <text:p>A</text:p>
          </table:table-cell>
          <table:table-cell table:formula="of:=[.C734]+[.A735]" office:value-type="float" office:value="3380445" calcext:value-type="float">
            <text:p>3380445</text:p>
          </table:table-cell>
          <table:table-cell table:number-columns-repeated="6"/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string" calcext:value-type="string">
            <text:p>B</text:p>
          </table:table-cell>
          <table:table-cell table:formula="of:=[.C735]+[.A736]" office:value-type="float" office:value="3386603" calcext:value-type="float">
            <text:p>3386603</text:p>
          </table:table-cell>
          <table:table-cell table:number-columns-repeated="6"/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string" calcext:value-type="string">
            <text:p>A</text:p>
          </table:table-cell>
          <table:table-cell table:formula="of:=[.C736]+[.A737]" office:value-type="float" office:value="3392761" calcext:value-type="float">
            <text:p>3392761</text:p>
          </table:table-cell>
          <table:table-cell table:number-columns-repeated="6"/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string" calcext:value-type="string">
            <text:p>A</text:p>
          </table:table-cell>
          <table:table-cell table:formula="of:=[.C737]+[.A738]" office:value-type="float" office:value="3398925" calcext:value-type="float">
            <text:p>3398925</text:p>
          </table:table-cell>
          <table:table-cell table:number-columns-repeated="6"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string" calcext:value-type="string">
            <text:p>A</text:p>
          </table:table-cell>
          <table:table-cell table:formula="of:=[.C738]+[.A739]" office:value-type="float" office:value="3405098" calcext:value-type="float">
            <text:p>3405098</text:p>
          </table:table-cell>
          <table:table-cell table:number-columns-repeated="6"/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string" calcext:value-type="string">
            <text:p>B</text:p>
          </table:table-cell>
          <table:table-cell table:formula="of:=[.C739]+[.A740]" office:value-type="float" office:value="3411273" calcext:value-type="float">
            <text:p>3411273</text:p>
          </table:table-cell>
          <table:table-cell table:number-columns-repeated="6"/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string" calcext:value-type="string">
            <text:p>A</text:p>
          </table:table-cell>
          <table:table-cell table:formula="of:=[.C740]+[.A741]" office:value-type="float" office:value="3417454" calcext:value-type="float">
            <text:p>3417454</text:p>
          </table:table-cell>
          <table:table-cell table:number-columns-repeated="6"/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string" calcext:value-type="string">
            <text:p>A</text:p>
          </table:table-cell>
          <table:table-cell table:formula="of:=[.C741]+[.A742]" office:value-type="float" office:value="3423639" calcext:value-type="float">
            <text:p>3423639</text:p>
          </table:table-cell>
          <table:table-cell table:number-columns-repeated="6"/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string" calcext:value-type="string">
            <text:p>A</text:p>
          </table:table-cell>
          <table:table-cell table:formula="of:=[.C742]+[.A743]" office:value-type="float" office:value="3429825" calcext:value-type="float">
            <text:p>3429825</text:p>
          </table:table-cell>
          <table:table-cell table:number-columns-repeated="6"/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string" calcext:value-type="string">
            <text:p>B</text:p>
          </table:table-cell>
          <table:table-cell table:formula="of:=[.C743]+[.A744]" office:value-type="float" office:value="3436012" calcext:value-type="float">
            <text:p>3436012</text:p>
          </table:table-cell>
          <table:table-cell table:number-columns-repeated="6"/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string" calcext:value-type="string">
            <text:p>A</text:p>
          </table:table-cell>
          <table:table-cell table:formula="of:=[.C744]+[.A745]" office:value-type="float" office:value="3442223" calcext:value-type="float">
            <text:p>3442223</text:p>
          </table:table-cell>
          <table:table-cell table:number-columns-repeated="6"/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string" calcext:value-type="string">
            <text:p>B</text:p>
          </table:table-cell>
          <table:table-cell table:formula="of:=[.C745]+[.A746]" office:value-type="float" office:value="3448435" calcext:value-type="float">
            <text:p>3448435</text:p>
          </table:table-cell>
          <table:table-cell table:number-columns-repeated="6"/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string" calcext:value-type="string">
            <text:p>A</text:p>
          </table:table-cell>
          <table:table-cell table:formula="of:=[.C746]+[.A747]" office:value-type="float" office:value="3454648" calcext:value-type="float">
            <text:p>3454648</text:p>
          </table:table-cell>
          <table:table-cell table:number-columns-repeated="6"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string" calcext:value-type="string">
            <text:p>A</text:p>
          </table:table-cell>
          <table:table-cell table:formula="of:=[.C747]+[.A748]" office:value-type="float" office:value="3460865" calcext:value-type="float">
            <text:p>3460865</text:p>
          </table:table-cell>
          <table:table-cell table:number-columns-repeated="6"/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string" calcext:value-type="string">
            <text:p>A</text:p>
          </table:table-cell>
          <table:table-cell table:formula="of:=[.C748]+[.A749]" office:value-type="float" office:value="3467086" calcext:value-type="float">
            <text:p>3467086</text:p>
          </table:table-cell>
          <table:table-cell table:number-columns-repeated="6"/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string" calcext:value-type="string">
            <text:p>A</text:p>
          </table:table-cell>
          <table:table-cell table:formula="of:=[.C749]+[.A750]" office:value-type="float" office:value="3473310" calcext:value-type="float">
            <text:p>3473310</text:p>
          </table:table-cell>
          <table:table-cell table:number-columns-repeated="6"/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string" calcext:value-type="string">
            <text:p>A</text:p>
          </table:table-cell>
          <table:table-cell table:formula="of:=[.C750]+[.A751]" office:value-type="float" office:value="3479537" calcext:value-type="float">
            <text:p>3479537</text:p>
          </table:table-cell>
          <table:table-cell table:number-columns-repeated="6"/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string" calcext:value-type="string">
            <text:p>A</text:p>
          </table:table-cell>
          <table:table-cell table:formula="of:=[.C751]+[.A752]" office:value-type="float" office:value="3485765" calcext:value-type="float">
            <text:p>3485765</text:p>
          </table:table-cell>
          <table:table-cell table:number-columns-repeated="6"/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string" calcext:value-type="string">
            <text:p>A</text:p>
          </table:table-cell>
          <table:table-cell table:formula="of:=[.C752]+[.A753]" office:value-type="float" office:value="3491995" calcext:value-type="float">
            <text:p>3491995</text:p>
          </table:table-cell>
          <table:table-cell table:number-columns-repeated="6"/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string" calcext:value-type="string">
            <text:p>B</text:p>
          </table:table-cell>
          <table:table-cell table:formula="of:=[.C753]+[.A754]" office:value-type="float" office:value="3498226" calcext:value-type="float">
            <text:p>3498226</text:p>
          </table:table-cell>
          <table:table-cell table:number-columns-repeated="6"/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string" calcext:value-type="string">
            <text:p>A</text:p>
          </table:table-cell>
          <table:table-cell table:formula="of:=[.C754]+[.A755]" office:value-type="float" office:value="3504464" calcext:value-type="float">
            <text:p>3504464</text:p>
          </table:table-cell>
          <table:table-cell table:number-columns-repeated="6"/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A</text:p>
          </table:table-cell>
          <table:table-cell table:formula="of:=[.C755]+[.A756]" office:value-type="float" office:value="3510703" calcext:value-type="float">
            <text:p>3510703</text:p>
          </table:table-cell>
          <table:table-cell table:number-columns-repeated="6"/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string" calcext:value-type="string">
            <text:p>A</text:p>
          </table:table-cell>
          <table:table-cell table:formula="of:=[.C756]+[.A757]" office:value-type="float" office:value="3516946" calcext:value-type="float">
            <text:p>3516946</text:p>
          </table:table-cell>
          <table:table-cell table:number-columns-repeated="6"/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string" calcext:value-type="string">
            <text:p>A</text:p>
          </table:table-cell>
          <table:table-cell table:formula="of:=[.C757]+[.A758]" office:value-type="float" office:value="3523190" calcext:value-type="float">
            <text:p>3523190</text:p>
          </table:table-cell>
          <table:table-cell table:number-columns-repeated="6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string" calcext:value-type="string">
            <text:p>A</text:p>
          </table:table-cell>
          <table:table-cell table:formula="of:=[.C758]+[.A759]" office:value-type="float" office:value="3529440" calcext:value-type="float">
            <text:p>3529440</text:p>
          </table:table-cell>
          <table:table-cell table:number-columns-repeated="6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string" calcext:value-type="string">
            <text:p>B</text:p>
          </table:table-cell>
          <table:table-cell table:formula="of:=[.C759]+[.A760]" office:value-type="float" office:value="3535690" calcext:value-type="float">
            <text:p>3535690</text:p>
          </table:table-cell>
          <table:table-cell table:number-columns-repeated="6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string" calcext:value-type="string">
            <text:p>A</text:p>
          </table:table-cell>
          <table:table-cell table:formula="of:=[.C760]+[.A761]" office:value-type="float" office:value="3541940" calcext:value-type="float">
            <text:p>3541940</text:p>
          </table:table-cell>
          <table:table-cell table:number-columns-repeated="6"/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string" calcext:value-type="string">
            <text:p>B</text:p>
          </table:table-cell>
          <table:table-cell table:formula="of:=[.C761]+[.A762]" office:value-type="float" office:value="3548194" calcext:value-type="float">
            <text:p>3548194</text:p>
          </table:table-cell>
          <table:table-cell table:number-columns-repeated="6"/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string" calcext:value-type="string">
            <text:p>A</text:p>
          </table:table-cell>
          <table:table-cell table:formula="of:=[.C762]+[.A763]" office:value-type="float" office:value="3554450" calcext:value-type="float">
            <text:p>3554450</text:p>
          </table:table-cell>
          <table:table-cell table:number-columns-repeated="6"/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string" calcext:value-type="string">
            <text:p>A</text:p>
          </table:table-cell>
          <table:table-cell table:formula="of:=[.C763]+[.A764]" office:value-type="float" office:value="3560708" calcext:value-type="float">
            <text:p>3560708</text:p>
          </table:table-cell>
          <table:table-cell table:number-columns-repeated="6"/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string" calcext:value-type="string">
            <text:p>A</text:p>
          </table:table-cell>
          <table:table-cell table:formula="of:=[.C764]+[.A765]" office:value-type="float" office:value="3566977" calcext:value-type="float">
            <text:p>3566977</text:p>
          </table:table-cell>
          <table:table-cell table:number-columns-repeated="6"/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string" calcext:value-type="string">
            <text:p>B</text:p>
          </table:table-cell>
          <table:table-cell table:formula="of:=[.C765]+[.A766]" office:value-type="float" office:value="3573249" calcext:value-type="float">
            <text:p>3573249</text:p>
          </table:table-cell>
          <table:table-cell table:number-columns-repeated="6"/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string" calcext:value-type="string">
            <text:p>B</text:p>
          </table:table-cell>
          <table:table-cell table:formula="of:=[.C766]+[.A767]" office:value-type="float" office:value="3579524" calcext:value-type="float">
            <text:p>3579524</text:p>
          </table:table-cell>
          <table:table-cell table:number-columns-repeated="6"/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string" calcext:value-type="string">
            <text:p>B</text:p>
          </table:table-cell>
          <table:table-cell table:formula="of:=[.C767]+[.A768]" office:value-type="float" office:value="3585801" calcext:value-type="float">
            <text:p>3585801</text:p>
          </table:table-cell>
          <table:table-cell table:number-columns-repeated="6"/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string" calcext:value-type="string">
            <text:p>A</text:p>
          </table:table-cell>
          <table:table-cell table:formula="of:=[.C768]+[.A769]" office:value-type="float" office:value="3592079" calcext:value-type="float">
            <text:p>3592079</text:p>
          </table:table-cell>
          <table:table-cell table:number-columns-repeated="6"/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string" calcext:value-type="string">
            <text:p>A</text:p>
          </table:table-cell>
          <table:table-cell table:formula="of:=[.C769]+[.A770]" office:value-type="float" office:value="3598360" calcext:value-type="float">
            <text:p>3598360</text:p>
          </table:table-cell>
          <table:table-cell table:number-columns-repeated="6"/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string" calcext:value-type="string">
            <text:p>A</text:p>
          </table:table-cell>
          <table:table-cell table:formula="of:=[.C770]+[.A771]" office:value-type="float" office:value="3604644" calcext:value-type="float">
            <text:p>3604644</text:p>
          </table:table-cell>
          <table:table-cell table:number-columns-repeated="6"/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string" calcext:value-type="string">
            <text:p>A</text:p>
          </table:table-cell>
          <table:table-cell table:formula="of:=[.C771]+[.A772]" office:value-type="float" office:value="3610937" calcext:value-type="float">
            <text:p>3610937</text:p>
          </table:table-cell>
          <table:table-cell table:number-columns-repeated="6"/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string" calcext:value-type="string">
            <text:p>B</text:p>
          </table:table-cell>
          <table:table-cell table:formula="of:=[.C772]+[.A773]" office:value-type="float" office:value="3617232" calcext:value-type="float">
            <text:p>3617232</text:p>
          </table:table-cell>
          <table:table-cell table:number-columns-repeated="6"/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string" calcext:value-type="string">
            <text:p>B</text:p>
          </table:table-cell>
          <table:table-cell table:formula="of:=[.C773]+[.A774]" office:value-type="float" office:value="3623528" calcext:value-type="float">
            <text:p>3623528</text:p>
          </table:table-cell>
          <table:table-cell table:number-columns-repeated="6"/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string" calcext:value-type="string">
            <text:p>A</text:p>
          </table:table-cell>
          <table:table-cell table:formula="of:=[.C774]+[.A775]" office:value-type="float" office:value="3629827" calcext:value-type="float">
            <text:p>3629827</text:p>
          </table:table-cell>
          <table:table-cell table:number-columns-repeated="6"/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string" calcext:value-type="string">
            <text:p>B</text:p>
          </table:table-cell>
          <table:table-cell table:formula="of:=[.C775]+[.A776]" office:value-type="float" office:value="3636144" calcext:value-type="float">
            <text:p>3636144</text:p>
          </table:table-cell>
          <table:table-cell table:number-columns-repeated="6"/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B</text:p>
          </table:table-cell>
          <table:table-cell table:formula="of:=[.C776]+[.A777]" office:value-type="float" office:value="3642463" calcext:value-type="float">
            <text:p>3642463</text:p>
          </table:table-cell>
          <table:table-cell table:number-columns-repeated="6"/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string" calcext:value-type="string">
            <text:p>B</text:p>
          </table:table-cell>
          <table:table-cell table:formula="of:=[.C777]+[.A778]" office:value-type="float" office:value="3648788" calcext:value-type="float">
            <text:p>3648788</text:p>
          </table:table-cell>
          <table:table-cell table:number-columns-repeated="6"/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string" calcext:value-type="string">
            <text:p>B</text:p>
          </table:table-cell>
          <table:table-cell table:formula="of:=[.C778]+[.A779]" office:value-type="float" office:value="3655121" calcext:value-type="float">
            <text:p>3655121</text:p>
          </table:table-cell>
          <table:table-cell table:number-columns-repeated="6"/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string" calcext:value-type="string">
            <text:p>B</text:p>
          </table:table-cell>
          <table:table-cell table:formula="of:=[.C779]+[.A780]" office:value-type="float" office:value="3661464" calcext:value-type="float">
            <text:p>3661464</text:p>
          </table:table-cell>
          <table:table-cell table:number-columns-repeated="6"/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string" calcext:value-type="string">
            <text:p>B</text:p>
          </table:table-cell>
          <table:table-cell table:formula="of:=[.C780]+[.A781]" office:value-type="float" office:value="3667808" calcext:value-type="float">
            <text:p>3667808</text:p>
          </table:table-cell>
          <table:table-cell table:number-columns-repeated="6"/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string" calcext:value-type="string">
            <text:p>B</text:p>
          </table:table-cell>
          <table:table-cell table:formula="of:=[.C781]+[.A782]" office:value-type="float" office:value="3674154" calcext:value-type="float">
            <text:p>3674154</text:p>
          </table:table-cell>
          <table:table-cell table:number-columns-repeated="6"/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string" calcext:value-type="string">
            <text:p>A</text:p>
          </table:table-cell>
          <table:table-cell table:formula="of:=[.C782]+[.A783]" office:value-type="float" office:value="3680507" calcext:value-type="float">
            <text:p>3680507</text:p>
          </table:table-cell>
          <table:table-cell table:number-columns-repeated="6"/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string" calcext:value-type="string">
            <text:p>B</text:p>
          </table:table-cell>
          <table:table-cell table:formula="of:=[.C783]+[.A784]" office:value-type="float" office:value="3686865" calcext:value-type="float">
            <text:p>3686865</text:p>
          </table:table-cell>
          <table:table-cell table:number-columns-repeated="6"/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string" calcext:value-type="string">
            <text:p>A</text:p>
          </table:table-cell>
          <table:table-cell table:formula="of:=[.C784]+[.A785]" office:value-type="float" office:value="3693225" calcext:value-type="float">
            <text:p>3693225</text:p>
          </table:table-cell>
          <table:table-cell table:number-columns-repeated="6"/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string" calcext:value-type="string">
            <text:p>B</text:p>
          </table:table-cell>
          <table:table-cell table:formula="of:=[.C785]+[.A786]" office:value-type="float" office:value="3699593" calcext:value-type="float">
            <text:p>3699593</text:p>
          </table:table-cell>
          <table:table-cell table:number-columns-repeated="6"/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string" calcext:value-type="string">
            <text:p>B</text:p>
          </table:table-cell>
          <table:table-cell table:formula="of:=[.C786]+[.A787]" office:value-type="float" office:value="3705962" calcext:value-type="float">
            <text:p>3705962</text:p>
          </table:table-cell>
          <table:table-cell table:number-columns-repeated="6"/>
        </table:table-row>
        <table:table-row table:style-name="ro1">
          <table:table-cell office:value-type="float" office:value="6371" calcext:value-type="float">
            <text:p>6371</text:p>
          </table:table-cell>
          <table:table-cell office:value-type="string" calcext:value-type="string">
            <text:p>B</text:p>
          </table:table-cell>
          <table:table-cell table:formula="of:=[.C787]+[.A788]" office:value-type="float" office:value="3712333" calcext:value-type="float">
            <text:p>3712333</text:p>
          </table:table-cell>
          <table:table-cell table:number-columns-repeated="6"/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string" calcext:value-type="string">
            <text:p>B</text:p>
          </table:table-cell>
          <table:table-cell table:formula="of:=[.C788]+[.A789]" office:value-type="float" office:value="3718717" calcext:value-type="float">
            <text:p>3718717</text:p>
          </table:table-cell>
          <table:table-cell table:number-columns-repeated="6"/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string" calcext:value-type="string">
            <text:p>B</text:p>
          </table:table-cell>
          <table:table-cell table:formula="of:=[.C789]+[.A790]" office:value-type="float" office:value="3725109" calcext:value-type="float">
            <text:p>3725109</text:p>
          </table:table-cell>
          <table:table-cell table:number-columns-repeated="6"/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string" calcext:value-type="string">
            <text:p>A</text:p>
          </table:table-cell>
          <table:table-cell table:formula="of:=[.C790]+[.A791]" office:value-type="float" office:value="3731516" calcext:value-type="float">
            <text:p>3731516</text:p>
          </table:table-cell>
          <table:table-cell table:number-columns-repeated="6"/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string" calcext:value-type="string">
            <text:p>A</text:p>
          </table:table-cell>
          <table:table-cell table:formula="of:=[.C791]+[.A792]" office:value-type="float" office:value="3737923" calcext:value-type="float">
            <text:p>3737923</text:p>
          </table:table-cell>
          <table:table-cell table:number-columns-repeated="6"/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string" calcext:value-type="string">
            <text:p>B</text:p>
          </table:table-cell>
          <table:table-cell table:formula="of:=[.C792]+[.A793]" office:value-type="float" office:value="3744341" calcext:value-type="float">
            <text:p>3744341</text:p>
          </table:table-cell>
          <table:table-cell table:number-columns-repeated="6"/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string" calcext:value-type="string">
            <text:p>A</text:p>
          </table:table-cell>
          <table:table-cell table:formula="of:=[.C793]+[.A794]" office:value-type="float" office:value="3750759" calcext:value-type="float">
            <text:p>3750759</text:p>
          </table:table-cell>
          <table:table-cell table:number-columns-repeated="6"/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string" calcext:value-type="string">
            <text:p>A</text:p>
          </table:table-cell>
          <table:table-cell table:formula="of:=[.C794]+[.A795]" office:value-type="float" office:value="3757182" calcext:value-type="float">
            <text:p>3757182</text:p>
          </table:table-cell>
          <table:table-cell table:number-columns-repeated="6"/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string" calcext:value-type="string">
            <text:p>A</text:p>
          </table:table-cell>
          <table:table-cell table:formula="of:=[.C795]+[.A796]" office:value-type="float" office:value="3763609" calcext:value-type="float">
            <text:p>3763609</text:p>
          </table:table-cell>
          <table:table-cell table:number-columns-repeated="6"/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string" calcext:value-type="string">
            <text:p>B</text:p>
          </table:table-cell>
          <table:table-cell table:formula="of:=[.C796]+[.A797]" office:value-type="float" office:value="3770037" calcext:value-type="float">
            <text:p>3770037</text:p>
          </table:table-cell>
          <table:table-cell table:number-columns-repeated="6"/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string" calcext:value-type="string">
            <text:p>A</text:p>
          </table:table-cell>
          <table:table-cell table:formula="of:=[.C797]+[.A798]" office:value-type="float" office:value="3776478" calcext:value-type="float">
            <text:p>3776478</text:p>
          </table:table-cell>
          <table:table-cell table:number-columns-repeated="6"/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string" calcext:value-type="string">
            <text:p>B</text:p>
          </table:table-cell>
          <table:table-cell table:formula="of:=[.C798]+[.A799]" office:value-type="float" office:value="3782920" calcext:value-type="float">
            <text:p>3782920</text:p>
          </table:table-cell>
          <table:table-cell table:number-columns-repeated="6"/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string" calcext:value-type="string">
            <text:p>A</text:p>
          </table:table-cell>
          <table:table-cell table:formula="of:=[.C799]+[.A800]" office:value-type="float" office:value="3789362" calcext:value-type="float">
            <text:p>3789362</text:p>
          </table:table-cell>
          <table:table-cell table:number-columns-repeated="6"/>
        </table:table-row>
        <table:table-row table:style-name="ro1">
          <table:table-cell office:value-type="float" office:value="6449" calcext:value-type="float">
            <text:p>6449</text:p>
          </table:table-cell>
          <table:table-cell office:value-type="string" calcext:value-type="string">
            <text:p>A</text:p>
          </table:table-cell>
          <table:table-cell table:formula="of:=[.C800]+[.A801]" office:value-type="float" office:value="3795811" calcext:value-type="float">
            <text:p>3795811</text:p>
          </table:table-cell>
          <table:table-cell table:number-columns-repeated="6"/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string" calcext:value-type="string">
            <text:p>A</text:p>
          </table:table-cell>
          <table:table-cell table:formula="of:=[.C801]+[.A802]" office:value-type="float" office:value="3802283" calcext:value-type="float">
            <text:p>3802283</text:p>
          </table:table-cell>
          <table:table-cell table:number-columns-repeated="6"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string" calcext:value-type="string">
            <text:p>A</text:p>
          </table:table-cell>
          <table:table-cell table:formula="of:=[.C802]+[.A803]" office:value-type="float" office:value="3808756" calcext:value-type="float">
            <text:p>3808756</text:p>
          </table:table-cell>
          <table:table-cell table:number-columns-repeated="6"/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string" calcext:value-type="string">
            <text:p>A</text:p>
          </table:table-cell>
          <table:table-cell table:formula="of:=[.C803]+[.A804]" office:value-type="float" office:value="3815230" calcext:value-type="float">
            <text:p>3815230</text:p>
          </table:table-cell>
          <table:table-cell table:number-columns-repeated="6"/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string" calcext:value-type="string">
            <text:p>A</text:p>
          </table:table-cell>
          <table:table-cell table:formula="of:=[.C804]+[.A805]" office:value-type="float" office:value="3821705" calcext:value-type="float">
            <text:p>3821705</text:p>
          </table:table-cell>
          <table:table-cell table:number-columns-repeated="6"/>
        </table:table-row>
        <table:table-row table:style-name="ro1">
          <table:table-cell office:value-type="float" office:value="6478" calcext:value-type="float">
            <text:p>6478</text:p>
          </table:table-cell>
          <table:table-cell office:value-type="string" calcext:value-type="string">
            <text:p>B</text:p>
          </table:table-cell>
          <table:table-cell table:formula="of:=[.C805]+[.A806]" office:value-type="float" office:value="3828183" calcext:value-type="float">
            <text:p>3828183</text:p>
          </table:table-cell>
          <table:table-cell table:number-columns-repeated="6"/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string" calcext:value-type="string">
            <text:p>B</text:p>
          </table:table-cell>
          <table:table-cell table:formula="of:=[.C806]+[.A807]" office:value-type="float" office:value="3834663" calcext:value-type="float">
            <text:p>3834663</text:p>
          </table:table-cell>
          <table:table-cell table:number-columns-repeated="6"/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string" calcext:value-type="string">
            <text:p>B</text:p>
          </table:table-cell>
          <table:table-cell table:formula="of:=[.C807]+[.A808]" office:value-type="float" office:value="3841149" calcext:value-type="float">
            <text:p>3841149</text:p>
          </table:table-cell>
          <table:table-cell table:number-columns-repeated="6"/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string" calcext:value-type="string">
            <text:p>A</text:p>
          </table:table-cell>
          <table:table-cell table:formula="of:=[.C808]+[.A809]" office:value-type="float" office:value="3847648" calcext:value-type="float">
            <text:p>3847648</text:p>
          </table:table-cell>
          <table:table-cell table:number-columns-repeated="6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string" calcext:value-type="string">
            <text:p>B</text:p>
          </table:table-cell>
          <table:table-cell table:formula="of:=[.C809]+[.A810]" office:value-type="float" office:value="3854148" calcext:value-type="float">
            <text:p>3854148</text:p>
          </table:table-cell>
          <table:table-cell table:number-columns-repeated="6"/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string" calcext:value-type="string">
            <text:p>B</text:p>
          </table:table-cell>
          <table:table-cell table:formula="of:=[.C810]+[.A811]" office:value-type="float" office:value="3860649" calcext:value-type="float">
            <text:p>3860649</text:p>
          </table:table-cell>
          <table:table-cell table:number-columns-repeated="6"/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string" calcext:value-type="string">
            <text:p>A</text:p>
          </table:table-cell>
          <table:table-cell table:formula="of:=[.C811]+[.A812]" office:value-type="float" office:value="3867152" calcext:value-type="float">
            <text:p>3867152</text:p>
          </table:table-cell>
          <table:table-cell table:number-columns-repeated="6"/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string" calcext:value-type="string">
            <text:p>B</text:p>
          </table:table-cell>
          <table:table-cell table:formula="of:=[.C812]+[.A813]" office:value-type="float" office:value="3873660" calcext:value-type="float">
            <text:p>3873660</text:p>
          </table:table-cell>
          <table:table-cell table:number-columns-repeated="6"/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string" calcext:value-type="string">
            <text:p>A</text:p>
          </table:table-cell>
          <table:table-cell table:formula="of:=[.C813]+[.A814]" office:value-type="float" office:value="3880170" calcext:value-type="float">
            <text:p>3880170</text:p>
          </table:table-cell>
          <table:table-cell table:number-columns-repeated="6"/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string" calcext:value-type="string">
            <text:p>B</text:p>
          </table:table-cell>
          <table:table-cell table:formula="of:=[.C814]+[.A815]" office:value-type="float" office:value="3886685" calcext:value-type="float">
            <text:p>3886685</text:p>
          </table:table-cell>
          <table:table-cell table:number-columns-repeated="6"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string" calcext:value-type="string">
            <text:p>A</text:p>
          </table:table-cell>
          <table:table-cell table:formula="of:=[.C815]+[.A816]" office:value-type="float" office:value="3893208" calcext:value-type="float">
            <text:p>3893208</text:p>
          </table:table-cell>
          <table:table-cell table:number-columns-repeated="6"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string" calcext:value-type="string">
            <text:p>A</text:p>
          </table:table-cell>
          <table:table-cell table:formula="of:=[.C816]+[.A817]" office:value-type="float" office:value="3899731" calcext:value-type="float">
            <text:p>3899731</text:p>
          </table:table-cell>
          <table:table-cell table:number-columns-repeated="6"/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string" calcext:value-type="string">
            <text:p>B</text:p>
          </table:table-cell>
          <table:table-cell table:formula="of:=[.C817]+[.A818]" office:value-type="float" office:value="3906257" calcext:value-type="float">
            <text:p>3906257</text:p>
          </table:table-cell>
          <table:table-cell table:number-columns-repeated="6"/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string" calcext:value-type="string">
            <text:p>B</text:p>
          </table:table-cell>
          <table:table-cell table:formula="of:=[.C818]+[.A819]" office:value-type="float" office:value="3912791" calcext:value-type="float">
            <text:p>3912791</text:p>
          </table:table-cell>
          <table:table-cell table:number-columns-repeated="6"/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string" calcext:value-type="string">
            <text:p>B</text:p>
          </table:table-cell>
          <table:table-cell table:formula="of:=[.C819]+[.A820]" office:value-type="float" office:value="3919326" calcext:value-type="float">
            <text:p>3919326</text:p>
          </table:table-cell>
          <table:table-cell table:number-columns-repeated="6"/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string" calcext:value-type="string">
            <text:p>B</text:p>
          </table:table-cell>
          <table:table-cell table:formula="of:=[.C820]+[.A821]" office:value-type="float" office:value="3925862" calcext:value-type="float">
            <text:p>3925862</text:p>
          </table:table-cell>
          <table:table-cell table:number-columns-repeated="6"/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string" calcext:value-type="string">
            <text:p>B</text:p>
          </table:table-cell>
          <table:table-cell table:formula="of:=[.C821]+[.A822]" office:value-type="float" office:value="3932402" calcext:value-type="float">
            <text:p>3932402</text:p>
          </table:table-cell>
          <table:table-cell table:number-columns-repeated="6"/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string" calcext:value-type="string">
            <text:p>B</text:p>
          </table:table-cell>
          <table:table-cell table:formula="of:=[.C822]+[.A823]" office:value-type="float" office:value="3938953" calcext:value-type="float">
            <text:p>3938953</text:p>
          </table:table-cell>
          <table:table-cell table:number-columns-repeated="6"/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string" calcext:value-type="string">
            <text:p>A</text:p>
          </table:table-cell>
          <table:table-cell table:formula="of:=[.C823]+[.A824]" office:value-type="float" office:value="3945507" calcext:value-type="float">
            <text:p>3945507</text:p>
          </table:table-cell>
          <table:table-cell table:number-columns-repeated="6"/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string" calcext:value-type="string">
            <text:p>B</text:p>
          </table:table-cell>
          <table:table-cell table:formula="of:=[.C824]+[.A825]" office:value-type="float" office:value="3952068" calcext:value-type="float">
            <text:p>3952068</text:p>
          </table:table-cell>
          <table:table-cell table:number-columns-repeated="6"/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string" calcext:value-type="string">
            <text:p>A</text:p>
          </table:table-cell>
          <table:table-cell table:formula="of:=[.C825]+[.A826]" office:value-type="float" office:value="3958639" calcext:value-type="float">
            <text:p>3958639</text:p>
          </table:table-cell>
          <table:table-cell table:number-columns-repeated="6"/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string" calcext:value-type="string">
            <text:p>B</text:p>
          </table:table-cell>
          <table:table-cell table:formula="of:=[.C826]+[.A827]" office:value-type="float" office:value="3965215" calcext:value-type="float">
            <text:p>3965215</text:p>
          </table:table-cell>
          <table:table-cell table:number-columns-repeated="6"/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string" calcext:value-type="string">
            <text:p>A</text:p>
          </table:table-cell>
          <table:table-cell table:formula="of:=[.C827]+[.A828]" office:value-type="float" office:value="3971793" calcext:value-type="float">
            <text:p>3971793</text:p>
          </table:table-cell>
          <table:table-cell table:number-columns-repeated="6"/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string" calcext:value-type="string">
            <text:p>A</text:p>
          </table:table-cell>
          <table:table-cell table:formula="of:=[.C828]+[.A829]" office:value-type="float" office:value="3978378" calcext:value-type="float">
            <text:p>3978378</text:p>
          </table:table-cell>
          <table:table-cell table:number-columns-repeated="6"/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string" calcext:value-type="string">
            <text:p>B</text:p>
          </table:table-cell>
          <table:table-cell table:formula="of:=[.C829]+[.A830]" office:value-type="float" office:value="3984965" calcext:value-type="float">
            <text:p>3984965</text:p>
          </table:table-cell>
          <table:table-cell table:number-columns-repeated="6"/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string" calcext:value-type="string">
            <text:p>B</text:p>
          </table:table-cell>
          <table:table-cell table:formula="of:=[.C830]+[.A831]" office:value-type="float" office:value="3991554" calcext:value-type="float">
            <text:p>3991554</text:p>
          </table:table-cell>
          <table:table-cell table:number-columns-repeated="6"/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string" calcext:value-type="string">
            <text:p>A</text:p>
          </table:table-cell>
          <table:table-cell table:formula="of:=[.C831]+[.A832]" office:value-type="float" office:value="3998146" calcext:value-type="float">
            <text:p>3998146</text:p>
          </table:table-cell>
          <table:table-cell table:number-columns-repeated="6"/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string" calcext:value-type="string">
            <text:p>A</text:p>
          </table:table-cell>
          <table:table-cell table:formula="of:=[.C832]+[.A833]" office:value-type="float" office:value="4004744" calcext:value-type="float">
            <text:p>4004744</text:p>
          </table:table-cell>
          <table:table-cell table:number-columns-repeated="6"/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string" calcext:value-type="string">
            <text:p>A</text:p>
          </table:table-cell>
          <table:table-cell table:formula="of:=[.C833]+[.A834]" office:value-type="float" office:value="4011347" calcext:value-type="float">
            <text:p>4011347</text:p>
          </table:table-cell>
          <table:table-cell table:number-columns-repeated="6"/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string" calcext:value-type="string">
            <text:p>B</text:p>
          </table:table-cell>
          <table:table-cell table:formula="of:=[.C834]+[.A835]" office:value-type="float" office:value="4017961" calcext:value-type="float">
            <text:p>4017961</text:p>
          </table:table-cell>
          <table:table-cell table:number-columns-repeated="6"/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string" calcext:value-type="string">
            <text:p>B</text:p>
          </table:table-cell>
          <table:table-cell table:formula="of:=[.C835]+[.A836]" office:value-type="float" office:value="4024575" calcext:value-type="float">
            <text:p>4024575</text:p>
          </table:table-cell>
          <table:table-cell table:number-columns-repeated="6"/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string" calcext:value-type="string">
            <text:p>A</text:p>
          </table:table-cell>
          <table:table-cell table:formula="of:=[.C836]+[.A837]" office:value-type="float" office:value="4031192" calcext:value-type="float">
            <text:p>4031192</text:p>
          </table:table-cell>
          <table:table-cell table:number-columns-repeated="6"/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string" calcext:value-type="string">
            <text:p>A</text:p>
          </table:table-cell>
          <table:table-cell table:formula="of:=[.C837]+[.A838]" office:value-type="float" office:value="4037812" calcext:value-type="float">
            <text:p>4037812</text:p>
          </table:table-cell>
          <table:table-cell table:number-columns-repeated="6"/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B</text:p>
          </table:table-cell>
          <table:table-cell table:formula="of:=[.C838]+[.A839]" office:value-type="float" office:value="4044435" calcext:value-type="float">
            <text:p>4044435</text:p>
          </table:table-cell>
          <table:table-cell table:number-columns-repeated="6"/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string" calcext:value-type="string">
            <text:p>B</text:p>
          </table:table-cell>
          <table:table-cell table:formula="of:=[.C839]+[.A840]" office:value-type="float" office:value="4051068" calcext:value-type="float">
            <text:p>4051068</text:p>
          </table:table-cell>
          <table:table-cell table:number-columns-repeated="6"/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string" calcext:value-type="string">
            <text:p>A</text:p>
          </table:table-cell>
          <table:table-cell table:formula="of:=[.C840]+[.A841]" office:value-type="float" office:value="4057702" calcext:value-type="float">
            <text:p>4057702</text:p>
          </table:table-cell>
          <table:table-cell table:number-columns-repeated="6"/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string" calcext:value-type="string">
            <text:p>A</text:p>
          </table:table-cell>
          <table:table-cell table:formula="of:=[.C841]+[.A842]" office:value-type="float" office:value="4064336" calcext:value-type="float">
            <text:p>4064336</text:p>
          </table:table-cell>
          <table:table-cell table:number-columns-repeated="6"/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string" calcext:value-type="string">
            <text:p>B</text:p>
          </table:table-cell>
          <table:table-cell table:formula="of:=[.C842]+[.A843]" office:value-type="float" office:value="4070974" calcext:value-type="float">
            <text:p>4070974</text:p>
          </table:table-cell>
          <table:table-cell table:number-columns-repeated="6"/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string" calcext:value-type="string">
            <text:p>A</text:p>
          </table:table-cell>
          <table:table-cell table:formula="of:=[.C843]+[.A844]" office:value-type="float" office:value="4077626" calcext:value-type="float">
            <text:p>4077626</text:p>
          </table:table-cell>
          <table:table-cell table:number-columns-repeated="6"/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string" calcext:value-type="string">
            <text:p>A</text:p>
          </table:table-cell>
          <table:table-cell table:formula="of:=[.C844]+[.A845]" office:value-type="float" office:value="4084279" calcext:value-type="float">
            <text:p>4084279</text:p>
          </table:table-cell>
          <table:table-cell table:number-columns-repeated="6"/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B</text:p>
          </table:table-cell>
          <table:table-cell table:formula="of:=[.C845]+[.A846]" office:value-type="float" office:value="4090934" calcext:value-type="float">
            <text:p>4090934</text:p>
          </table:table-cell>
          <table:table-cell table:number-columns-repeated="6"/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string" calcext:value-type="string">
            <text:p>A</text:p>
          </table:table-cell>
          <table:table-cell table:formula="of:=[.C846]+[.A847]" office:value-type="float" office:value="4097591" calcext:value-type="float">
            <text:p>4097591</text:p>
          </table:table-cell>
          <table:table-cell table:number-columns-repeated="6"/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string" calcext:value-type="string">
            <text:p>A</text:p>
          </table:table-cell>
          <table:table-cell table:formula="of:=[.C847]+[.A848]" office:value-type="float" office:value="4104260" calcext:value-type="float">
            <text:p>4104260</text:p>
          </table:table-cell>
          <table:table-cell table:number-columns-repeated="6"/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string" calcext:value-type="string">
            <text:p>A</text:p>
          </table:table-cell>
          <table:table-cell table:formula="of:=[.C848]+[.A849]" office:value-type="float" office:value="4110936" calcext:value-type="float">
            <text:p>4110936</text:p>
          </table:table-cell>
          <table:table-cell table:number-columns-repeated="6"/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string" calcext:value-type="string">
            <text:p>A</text:p>
          </table:table-cell>
          <table:table-cell table:formula="of:=[.C849]+[.A850]" office:value-type="float" office:value="4117613" calcext:value-type="float">
            <text:p>4117613</text:p>
          </table:table-cell>
          <table:table-cell table:number-columns-repeated="6"/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string" calcext:value-type="string">
            <text:p>A</text:p>
          </table:table-cell>
          <table:table-cell table:formula="of:=[.C850]+[.A851]" office:value-type="float" office:value="4124296" calcext:value-type="float">
            <text:p>4124296</text:p>
          </table:table-cell>
          <table:table-cell table:number-columns-repeated="6"/>
        </table:table-row>
        <table:table-row table:style-name="ro1">
          <table:table-cell office:value-type="float" office:value="6684" calcext:value-type="float">
            <text:p>6684</text:p>
          </table:table-cell>
          <table:table-cell office:value-type="string" calcext:value-type="string">
            <text:p>A</text:p>
          </table:table-cell>
          <table:table-cell table:formula="of:=[.C851]+[.A852]" office:value-type="float" office:value="4130980" calcext:value-type="float">
            <text:p>4130980</text:p>
          </table:table-cell>
          <table:table-cell table:number-columns-repeated="6"/>
        </table:table-row>
        <table:table-row table:style-name="ro1">
          <table:table-cell office:value-type="float" office:value="6686" calcext:value-type="float">
            <text:p>6686</text:p>
          </table:table-cell>
          <table:table-cell office:value-type="string" calcext:value-type="string">
            <text:p>B</text:p>
          </table:table-cell>
          <table:table-cell table:formula="of:=[.C852]+[.A853]" office:value-type="float" office:value="4137666" calcext:value-type="float">
            <text:p>4137666</text:p>
          </table:table-cell>
          <table:table-cell table:number-columns-repeated="6"/>
        </table:table-row>
        <table:table-row table:style-name="ro1">
          <table:table-cell office:value-type="float" office:value="6688" calcext:value-type="float">
            <text:p>6688</text:p>
          </table:table-cell>
          <table:table-cell office:value-type="string" calcext:value-type="string">
            <text:p>A</text:p>
          </table:table-cell>
          <table:table-cell table:formula="of:=[.C853]+[.A854]" office:value-type="float" office:value="4144354" calcext:value-type="float">
            <text:p>4144354</text:p>
          </table:table-cell>
          <table:table-cell table:number-columns-repeated="6"/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string" calcext:value-type="string">
            <text:p>B</text:p>
          </table:table-cell>
          <table:table-cell table:formula="of:=[.C854]+[.A855]" office:value-type="float" office:value="4151049" calcext:value-type="float">
            <text:p>4151049</text:p>
          </table:table-cell>
          <table:table-cell table:number-columns-repeated="6"/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string" calcext:value-type="string">
            <text:p>B</text:p>
          </table:table-cell>
          <table:table-cell table:formula="of:=[.C855]+[.A856]" office:value-type="float" office:value="4157753" calcext:value-type="float">
            <text:p>4157753</text:p>
          </table:table-cell>
          <table:table-cell table:number-columns-repeated="6"/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string" calcext:value-type="string">
            <text:p>B</text:p>
          </table:table-cell>
          <table:table-cell table:formula="of:=[.C856]+[.A857]" office:value-type="float" office:value="4164457" calcext:value-type="float">
            <text:p>4164457</text:p>
          </table:table-cell>
          <table:table-cell table:number-columns-repeated="6"/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string" calcext:value-type="string">
            <text:p>A</text:p>
          </table:table-cell>
          <table:table-cell table:formula="of:=[.C857]+[.A858]" office:value-type="float" office:value="4171162" calcext:value-type="float">
            <text:p>4171162</text:p>
          </table:table-cell>
          <table:table-cell table:number-columns-repeated="6"/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string" calcext:value-type="string">
            <text:p>B</text:p>
          </table:table-cell>
          <table:table-cell table:formula="of:=[.C858]+[.A859]" office:value-type="float" office:value="4177868" calcext:value-type="float">
            <text:p>4177868</text:p>
          </table:table-cell>
          <table:table-cell table:number-columns-repeated="6"/>
        </table:table-row>
        <table:table-row table:style-name="ro1">
          <table:table-cell office:value-type="float" office:value="6707" calcext:value-type="float">
            <text:p>6707</text:p>
          </table:table-cell>
          <table:table-cell office:value-type="string" calcext:value-type="string">
            <text:p>A</text:p>
          </table:table-cell>
          <table:table-cell table:formula="of:=[.C859]+[.A860]" office:value-type="float" office:value="4184575" calcext:value-type="float">
            <text:p>4184575</text:p>
          </table:table-cell>
          <table:table-cell table:number-columns-repeated="6"/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string" calcext:value-type="string">
            <text:p>A</text:p>
          </table:table-cell>
          <table:table-cell table:formula="of:=[.C860]+[.A861]" office:value-type="float" office:value="4191284" calcext:value-type="float">
            <text:p>4191284</text:p>
          </table:table-cell>
          <table:table-cell table:number-columns-repeated="6"/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string" calcext:value-type="string">
            <text:p>A</text:p>
          </table:table-cell>
          <table:table-cell table:formula="of:=[.C861]+[.A862]" office:value-type="float" office:value="4198001" calcext:value-type="float">
            <text:p>4198001</text:p>
          </table:table-cell>
          <table:table-cell table:number-columns-repeated="6"/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string" calcext:value-type="string">
            <text:p>A</text:p>
          </table:table-cell>
          <table:table-cell table:formula="of:=[.C862]+[.A863]" office:value-type="float" office:value="4204729" calcext:value-type="float">
            <text:p>4204729</text:p>
          </table:table-cell>
          <table:table-cell table:number-columns-repeated="6"/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string" calcext:value-type="string">
            <text:p>A</text:p>
          </table:table-cell>
          <table:table-cell table:formula="of:=[.C863]+[.A864]" office:value-type="float" office:value="4211457" calcext:value-type="float">
            <text:p>4211457</text:p>
          </table:table-cell>
          <table:table-cell table:number-columns-repeated="6"/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string" calcext:value-type="string">
            <text:p>A</text:p>
          </table:table-cell>
          <table:table-cell table:formula="of:=[.C864]+[.A865]" office:value-type="float" office:value="4218186" calcext:value-type="float">
            <text:p>4218186</text:p>
          </table:table-cell>
          <table:table-cell table:number-columns-repeated="6"/>
        </table:table-row>
        <table:table-row table:style-name="ro1">
          <table:table-cell office:value-type="float" office:value="6731" calcext:value-type="float">
            <text:p>6731</text:p>
          </table:table-cell>
          <table:table-cell office:value-type="string" calcext:value-type="string">
            <text:p>B</text:p>
          </table:table-cell>
          <table:table-cell table:formula="of:=[.C865]+[.A866]" office:value-type="float" office:value="4224917" calcext:value-type="float">
            <text:p>4224917</text:p>
          </table:table-cell>
          <table:table-cell table:number-columns-repeated="6"/>
        </table:table-row>
        <table:table-row table:style-name="ro1">
          <table:table-cell office:value-type="float" office:value="6733" calcext:value-type="float">
            <text:p>6733</text:p>
          </table:table-cell>
          <table:table-cell office:value-type="string" calcext:value-type="string">
            <text:p>B</text:p>
          </table:table-cell>
          <table:table-cell table:formula="of:=[.C866]+[.A867]" office:value-type="float" office:value="4231650" calcext:value-type="float">
            <text:p>4231650</text:p>
          </table:table-cell>
          <table:table-cell table:number-columns-repeated="6"/>
        </table:table-row>
        <table:table-row table:style-name="ro1">
          <table:table-cell office:value-type="float" office:value="6736" calcext:value-type="float">
            <text:p>6736</text:p>
          </table:table-cell>
          <table:table-cell office:value-type="string" calcext:value-type="string">
            <text:p>B</text:p>
          </table:table-cell>
          <table:table-cell table:formula="of:=[.C867]+[.A868]" office:value-type="float" office:value="4238386" calcext:value-type="float">
            <text:p>4238386</text:p>
          </table:table-cell>
          <table:table-cell table:number-columns-repeated="6"/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string" calcext:value-type="string">
            <text:p>B</text:p>
          </table:table-cell>
          <table:table-cell table:formula="of:=[.C868]+[.A869]" office:value-type="float" office:value="4245123" calcext:value-type="float">
            <text:p>4245123</text:p>
          </table:table-cell>
          <table:table-cell table:number-columns-repeated="6"/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string" calcext:value-type="string">
            <text:p>A</text:p>
          </table:table-cell>
          <table:table-cell table:formula="of:=[.C869]+[.A870]" office:value-type="float" office:value="4251868" calcext:value-type="float">
            <text:p>4251868</text:p>
          </table:table-cell>
          <table:table-cell table:number-columns-repeated="6"/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string" calcext:value-type="string">
            <text:p>A</text:p>
          </table:table-cell>
          <table:table-cell table:formula="of:=[.C870]+[.A871]" office:value-type="float" office:value="4258615" calcext:value-type="float">
            <text:p>4258615</text:p>
          </table:table-cell>
          <table:table-cell table:number-columns-repeated="6"/>
        </table:table-row>
        <table:table-row table:style-name="ro1">
          <table:table-cell office:value-type="float" office:value="6753" calcext:value-type="float">
            <text:p>6753</text:p>
          </table:table-cell>
          <table:table-cell office:value-type="string" calcext:value-type="string">
            <text:p>B</text:p>
          </table:table-cell>
          <table:table-cell table:formula="of:=[.C871]+[.A872]" office:value-type="float" office:value="4265368" calcext:value-type="float">
            <text:p>4265368</text:p>
          </table:table-cell>
          <table:table-cell table:number-columns-repeated="6"/>
        </table:table-row>
        <table:table-row table:style-name="ro1">
          <table:table-cell office:value-type="float" office:value="6768" calcext:value-type="float">
            <text:p>6768</text:p>
          </table:table-cell>
          <table:table-cell office:value-type="string" calcext:value-type="string">
            <text:p>B</text:p>
          </table:table-cell>
          <table:table-cell table:formula="of:=[.C872]+[.A873]" office:value-type="float" office:value="4272136" calcext:value-type="float">
            <text:p>4272136</text:p>
          </table:table-cell>
          <table:table-cell table:number-columns-repeated="6"/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string" calcext:value-type="string">
            <text:p>B</text:p>
          </table:table-cell>
          <table:table-cell table:formula="of:=[.C873]+[.A874]" office:value-type="float" office:value="4278906" calcext:value-type="float">
            <text:p>4278906</text:p>
          </table:table-cell>
          <table:table-cell table:number-columns-repeated="6"/>
        </table:table-row>
        <table:table-row table:style-name="ro1">
          <table:table-cell office:value-type="float" office:value="6792" calcext:value-type="float">
            <text:p>6792</text:p>
          </table:table-cell>
          <table:table-cell office:value-type="string" calcext:value-type="string">
            <text:p>A</text:p>
          </table:table-cell>
          <table:table-cell table:formula="of:=[.C874]+[.A875]" office:value-type="float" office:value="4285698" calcext:value-type="float">
            <text:p>4285698</text:p>
          </table:table-cell>
          <table:table-cell table:number-columns-repeated="6"/>
        </table:table-row>
        <table:table-row table:style-name="ro1">
          <table:table-cell office:value-type="float" office:value="6795" calcext:value-type="float">
            <text:p>6795</text:p>
          </table:table-cell>
          <table:table-cell office:value-type="string" calcext:value-type="string">
            <text:p>B</text:p>
          </table:table-cell>
          <table:table-cell table:formula="of:=[.C875]+[.A876]" office:value-type="float" office:value="4292493" calcext:value-type="float">
            <text:p>4292493</text:p>
          </table:table-cell>
          <table:table-cell table:number-columns-repeated="6"/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string" calcext:value-type="string">
            <text:p>A</text:p>
          </table:table-cell>
          <table:table-cell table:formula="of:=[.C876]+[.A877]" office:value-type="float" office:value="4299292" calcext:value-type="float">
            <text:p>4299292</text:p>
          </table:table-cell>
          <table:table-cell table:number-columns-repeated="6"/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string" calcext:value-type="string">
            <text:p>A</text:p>
          </table:table-cell>
          <table:table-cell table:formula="of:=[.C877]+[.A878]" office:value-type="float" office:value="4306093" calcext:value-type="float">
            <text:p>4306093</text:p>
          </table:table-cell>
          <table:table-cell table:number-columns-repeated="6"/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string" calcext:value-type="string">
            <text:p>B</text:p>
          </table:table-cell>
          <table:table-cell table:formula="of:=[.C878]+[.A879]" office:value-type="float" office:value="4312901" calcext:value-type="float">
            <text:p>4312901</text:p>
          </table:table-cell>
          <table:table-cell table:number-columns-repeated="6"/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string" calcext:value-type="string">
            <text:p>B</text:p>
          </table:table-cell>
          <table:table-cell table:formula="of:=[.C879]+[.A880]" office:value-type="float" office:value="4319715" calcext:value-type="float">
            <text:p>4319715</text:p>
          </table:table-cell>
          <table:table-cell table:number-columns-repeated="6"/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string" calcext:value-type="string">
            <text:p>A</text:p>
          </table:table-cell>
          <table:table-cell table:formula="of:=[.C880]+[.A881]" office:value-type="float" office:value="4326540" calcext:value-type="float">
            <text:p>4326540</text:p>
          </table:table-cell>
          <table:table-cell table:number-columns-repeated="6"/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string" calcext:value-type="string">
            <text:p>A</text:p>
          </table:table-cell>
          <table:table-cell table:formula="of:=[.C881]+[.A882]" office:value-type="float" office:value="4333379" calcext:value-type="float">
            <text:p>4333379</text:p>
          </table:table-cell>
          <table:table-cell table:number-columns-repeated="6"/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string" calcext:value-type="string">
            <text:p>B</text:p>
          </table:table-cell>
          <table:table-cell table:formula="of:=[.C882]+[.A883]" office:value-type="float" office:value="4340218" calcext:value-type="float">
            <text:p>4340218</text:p>
          </table:table-cell>
          <table:table-cell table:number-columns-repeated="6"/>
        </table:table-row>
        <table:table-row table:style-name="ro1">
          <table:table-cell office:value-type="float" office:value="6852" calcext:value-type="float">
            <text:p>6852</text:p>
          </table:table-cell>
          <table:table-cell office:value-type="string" calcext:value-type="string">
            <text:p>A</text:p>
          </table:table-cell>
          <table:table-cell table:formula="of:=[.C883]+[.A884]" office:value-type="float" office:value="4347070" calcext:value-type="float">
            <text:p>4347070</text:p>
          </table:table-cell>
          <table:table-cell table:number-columns-repeated="6"/>
        </table:table-row>
        <table:table-row table:style-name="ro1">
          <table:table-cell office:value-type="float" office:value="6855" calcext:value-type="float">
            <text:p>6855</text:p>
          </table:table-cell>
          <table:table-cell office:value-type="string" calcext:value-type="string">
            <text:p>A</text:p>
          </table:table-cell>
          <table:table-cell table:formula="of:=[.C884]+[.A885]" office:value-type="float" office:value="4353925" calcext:value-type="float">
            <text:p>4353925</text:p>
          </table:table-cell>
          <table:table-cell table:number-columns-repeated="6"/>
        </table:table-row>
        <table:table-row table:style-name="ro1">
          <table:table-cell office:value-type="float" office:value="6869" calcext:value-type="float">
            <text:p>6869</text:p>
          </table:table-cell>
          <table:table-cell office:value-type="string" calcext:value-type="string">
            <text:p>B</text:p>
          </table:table-cell>
          <table:table-cell table:formula="of:=[.C885]+[.A886]" office:value-type="float" office:value="4360794" calcext:value-type="float">
            <text:p>4360794</text:p>
          </table:table-cell>
          <table:table-cell table:number-columns-repeated="6"/>
        </table:table-row>
        <table:table-row table:style-name="ro1">
          <table:table-cell office:value-type="float" office:value="6869" calcext:value-type="float">
            <text:p>6869</text:p>
          </table:table-cell>
          <table:table-cell office:value-type="string" calcext:value-type="string">
            <text:p>B</text:p>
          </table:table-cell>
          <table:table-cell table:formula="of:=[.C886]+[.A887]" office:value-type="float" office:value="4367663" calcext:value-type="float">
            <text:p>4367663</text:p>
          </table:table-cell>
          <table:table-cell table:number-columns-repeated="6"/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string" calcext:value-type="string">
            <text:p>B</text:p>
          </table:table-cell>
          <table:table-cell table:formula="of:=[.C887]+[.A888]" office:value-type="float" office:value="4374533" calcext:value-type="float">
            <text:p>4374533</text:p>
          </table:table-cell>
          <table:table-cell table:number-columns-repeated="6"/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string" calcext:value-type="string">
            <text:p>B</text:p>
          </table:table-cell>
          <table:table-cell table:formula="of:=[.C888]+[.A889]" office:value-type="float" office:value="4381412" calcext:value-type="float">
            <text:p>4381412</text:p>
          </table:table-cell>
          <table:table-cell table:number-columns-repeated="6"/>
        </table:table-row>
        <table:table-row table:style-name="ro1">
          <table:table-cell office:value-type="float" office:value="6884" calcext:value-type="float">
            <text:p>6884</text:p>
          </table:table-cell>
          <table:table-cell office:value-type="string" calcext:value-type="string">
            <text:p>A</text:p>
          </table:table-cell>
          <table:table-cell table:formula="of:=[.C889]+[.A890]" office:value-type="float" office:value="4388296" calcext:value-type="float">
            <text:p>4388296</text:p>
          </table:table-cell>
          <table:table-cell table:number-columns-repeated="6"/>
        </table:table-row>
        <table:table-row table:style-name="ro1">
          <table:table-cell office:value-type="float" office:value="6885" calcext:value-type="float">
            <text:p>6885</text:p>
          </table:table-cell>
          <table:table-cell office:value-type="string" calcext:value-type="string">
            <text:p>A</text:p>
          </table:table-cell>
          <table:table-cell table:formula="of:=[.C890]+[.A891]" office:value-type="float" office:value="4395181" calcext:value-type="float">
            <text:p>4395181</text:p>
          </table:table-cell>
          <table:table-cell table:number-columns-repeated="6"/>
        </table:table-row>
        <table:table-row table:style-name="ro1">
          <table:table-cell office:value-type="float" office:value="6887" calcext:value-type="float">
            <text:p>6887</text:p>
          </table:table-cell>
          <table:table-cell office:value-type="string" calcext:value-type="string">
            <text:p>B</text:p>
          </table:table-cell>
          <table:table-cell table:formula="of:=[.C891]+[.A892]" office:value-type="float" office:value="4402068" calcext:value-type="float">
            <text:p>4402068</text:p>
          </table:table-cell>
          <table:table-cell table:number-columns-repeated="6"/>
        </table:table-row>
        <table:table-row table:style-name="ro1">
          <table:table-cell office:value-type="float" office:value="6891" calcext:value-type="float">
            <text:p>6891</text:p>
          </table:table-cell>
          <table:table-cell office:value-type="string" calcext:value-type="string">
            <text:p>A</text:p>
          </table:table-cell>
          <table:table-cell table:formula="of:=[.C892]+[.A893]" office:value-type="float" office:value="4408959" calcext:value-type="float">
            <text:p>4408959</text:p>
          </table:table-cell>
          <table:table-cell table:number-columns-repeated="6"/>
        </table:table-row>
        <table:table-row table:style-name="ro1">
          <table:table-cell office:value-type="float" office:value="6893" calcext:value-type="float">
            <text:p>6893</text:p>
          </table:table-cell>
          <table:table-cell office:value-type="string" calcext:value-type="string">
            <text:p>A</text:p>
          </table:table-cell>
          <table:table-cell table:formula="of:=[.C893]+[.A894]" office:value-type="float" office:value="4415852" calcext:value-type="float">
            <text:p>4415852</text:p>
          </table:table-cell>
          <table:table-cell table:number-columns-repeated="6"/>
        </table:table-row>
        <table:table-row table:style-name="ro1">
          <table:table-cell office:value-type="float" office:value="6895" calcext:value-type="float">
            <text:p>6895</text:p>
          </table:table-cell>
          <table:table-cell office:value-type="string" calcext:value-type="string">
            <text:p>A</text:p>
          </table:table-cell>
          <table:table-cell table:formula="of:=[.C894]+[.A895]" office:value-type="float" office:value="4422747" calcext:value-type="float">
            <text:p>4422747</text:p>
          </table:table-cell>
          <table:table-cell table:number-columns-repeated="6"/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string" calcext:value-type="string">
            <text:p>B</text:p>
          </table:table-cell>
          <table:table-cell table:formula="of:=[.C895]+[.A896]" office:value-type="float" office:value="4429645" calcext:value-type="float">
            <text:p>4429645</text:p>
          </table:table-cell>
          <table:table-cell table:number-columns-repeated="6"/>
        </table:table-row>
        <table:table-row table:style-name="ro1">
          <table:table-cell office:value-type="float" office:value="6899" calcext:value-type="float">
            <text:p>6899</text:p>
          </table:table-cell>
          <table:table-cell office:value-type="string" calcext:value-type="string">
            <text:p>B</text:p>
          </table:table-cell>
          <table:table-cell table:formula="of:=[.C896]+[.A897]" office:value-type="float" office:value="4436544" calcext:value-type="float">
            <text:p>4436544</text:p>
          </table:table-cell>
          <table:table-cell table:number-columns-repeated="6"/>
        </table:table-row>
        <table:table-row table:style-name="ro1">
          <table:table-cell office:value-type="float" office:value="6907" calcext:value-type="float">
            <text:p>6907</text:p>
          </table:table-cell>
          <table:table-cell office:value-type="string" calcext:value-type="string">
            <text:p>B</text:p>
          </table:table-cell>
          <table:table-cell table:formula="of:=[.C897]+[.A898]" office:value-type="float" office:value="4443451" calcext:value-type="float">
            <text:p>4443451</text:p>
          </table:table-cell>
          <table:table-cell table:number-columns-repeated="6"/>
        </table:table-row>
        <table:table-row table:style-name="ro1">
          <table:table-cell office:value-type="float" office:value="6907" calcext:value-type="float">
            <text:p>6907</text:p>
          </table:table-cell>
          <table:table-cell office:value-type="string" calcext:value-type="string">
            <text:p>B</text:p>
          </table:table-cell>
          <table:table-cell table:formula="of:=[.C898]+[.A899]" office:value-type="float" office:value="4450358" calcext:value-type="float">
            <text:p>4450358</text:p>
          </table:table-cell>
          <table:table-cell table:number-columns-repeated="6"/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string" calcext:value-type="string">
            <text:p>B</text:p>
          </table:table-cell>
          <table:table-cell table:formula="of:=[.C899]+[.A900]" office:value-type="float" office:value="4457274" calcext:value-type="float">
            <text:p>4457274</text:p>
          </table:table-cell>
          <table:table-cell table:number-columns-repeated="6"/>
        </table:table-row>
        <table:table-row table:style-name="ro1">
          <table:table-cell office:value-type="float" office:value="6921" calcext:value-type="float">
            <text:p>6921</text:p>
          </table:table-cell>
          <table:table-cell office:value-type="string" calcext:value-type="string">
            <text:p>A</text:p>
          </table:table-cell>
          <table:table-cell table:formula="of:=[.C900]+[.A901]" office:value-type="float" office:value="4464195" calcext:value-type="float">
            <text:p>4464195</text:p>
          </table:table-cell>
          <table:table-cell table:number-columns-repeated="6"/>
        </table:table-row>
        <table:table-row table:style-name="ro1">
          <table:table-cell office:value-type="float" office:value="6922" calcext:value-type="float">
            <text:p>6922</text:p>
          </table:table-cell>
          <table:table-cell office:value-type="string" calcext:value-type="string">
            <text:p>B</text:p>
          </table:table-cell>
          <table:table-cell table:formula="of:=[.C901]+[.A902]" office:value-type="float" office:value="4471117" calcext:value-type="float">
            <text:p>4471117</text:p>
          </table:table-cell>
          <table:table-cell table:number-columns-repeated="6"/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string" calcext:value-type="string">
            <text:p>A</text:p>
          </table:table-cell>
          <table:table-cell table:formula="of:=[.C902]+[.A903]" office:value-type="float" office:value="4478045" calcext:value-type="float">
            <text:p>4478045</text:p>
          </table:table-cell>
          <table:table-cell table:number-columns-repeated="6"/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string" calcext:value-type="string">
            <text:p>A</text:p>
          </table:table-cell>
          <table:table-cell table:formula="of:=[.C903]+[.A904]" office:value-type="float" office:value="4484979" calcext:value-type="float">
            <text:p>4484979</text:p>
          </table:table-cell>
          <table:table-cell table:number-columns-repeated="6"/>
        </table:table-row>
        <table:table-row table:style-name="ro1">
          <table:table-cell office:value-type="float" office:value="6935" calcext:value-type="float">
            <text:p>6935</text:p>
          </table:table-cell>
          <table:table-cell office:value-type="string" calcext:value-type="string">
            <text:p>B</text:p>
          </table:table-cell>
          <table:table-cell table:formula="of:=[.C904]+[.A905]" office:value-type="float" office:value="4491914" calcext:value-type="float">
            <text:p>4491914</text:p>
          </table:table-cell>
          <table:table-cell table:number-columns-repeated="6"/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string" calcext:value-type="string">
            <text:p>A</text:p>
          </table:table-cell>
          <table:table-cell table:formula="of:=[.C905]+[.A906]" office:value-type="float" office:value="4498858" calcext:value-type="float">
            <text:p>4498858</text:p>
          </table:table-cell>
          <table:table-cell table:number-columns-repeated="6"/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string" calcext:value-type="string">
            <text:p>B</text:p>
          </table:table-cell>
          <table:table-cell table:formula="of:=[.C906]+[.A907]" office:value-type="float" office:value="4505810" calcext:value-type="float">
            <text:p>4505810</text:p>
          </table:table-cell>
          <table:table-cell table:number-columns-repeated="6"/>
        </table:table-row>
        <table:table-row table:style-name="ro1">
          <table:table-cell office:value-type="float" office:value="6956" calcext:value-type="float">
            <text:p>6956</text:p>
          </table:table-cell>
          <table:table-cell office:value-type="string" calcext:value-type="string">
            <text:p>A</text:p>
          </table:table-cell>
          <table:table-cell table:formula="of:=[.C907]+[.A908]" office:value-type="float" office:value="4512766" calcext:value-type="float">
            <text:p>4512766</text:p>
          </table:table-cell>
          <table:table-cell table:number-columns-repeated="6"/>
        </table:table-row>
        <table:table-row table:style-name="ro1">
          <table:table-cell office:value-type="float" office:value="6961" calcext:value-type="float">
            <text:p>6961</text:p>
          </table:table-cell>
          <table:table-cell office:value-type="string" calcext:value-type="string">
            <text:p>A</text:p>
          </table:table-cell>
          <table:table-cell table:formula="of:=[.C908]+[.A909]" office:value-type="float" office:value="4519727" calcext:value-type="float">
            <text:p>4519727</text:p>
          </table:table-cell>
          <table:table-cell table:number-columns-repeated="6"/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string" calcext:value-type="string">
            <text:p>A</text:p>
          </table:table-cell>
          <table:table-cell table:formula="of:=[.C909]+[.A910]" office:value-type="float" office:value="4526690" calcext:value-type="float">
            <text:p>4526690</text:p>
          </table:table-cell>
          <table:table-cell table:number-columns-repeated="6"/>
        </table:table-row>
        <table:table-row table:style-name="ro1">
          <table:table-cell office:value-type="float" office:value="6974" calcext:value-type="float">
            <text:p>6974</text:p>
          </table:table-cell>
          <table:table-cell office:value-type="string" calcext:value-type="string">
            <text:p>B</text:p>
          </table:table-cell>
          <table:table-cell table:formula="of:=[.C910]+[.A911]" office:value-type="float" office:value="4533664" calcext:value-type="float">
            <text:p>4533664</text:p>
          </table:table-cell>
          <table:table-cell table:number-columns-repeated="6"/>
        </table:table-row>
        <table:table-row table:style-name="ro1">
          <table:table-cell office:value-type="float" office:value="6977" calcext:value-type="float">
            <text:p>6977</text:p>
          </table:table-cell>
          <table:table-cell office:value-type="string" calcext:value-type="string">
            <text:p>B</text:p>
          </table:table-cell>
          <table:table-cell table:formula="of:=[.C911]+[.A912]" office:value-type="float" office:value="4540641" calcext:value-type="float">
            <text:p>4540641</text:p>
          </table:table-cell>
          <table:table-cell table:number-columns-repeated="6"/>
        </table:table-row>
        <table:table-row table:style-name="ro1">
          <table:table-cell office:value-type="float" office:value="6978" calcext:value-type="float">
            <text:p>6978</text:p>
          </table:table-cell>
          <table:table-cell office:value-type="string" calcext:value-type="string">
            <text:p>B</text:p>
          </table:table-cell>
          <table:table-cell table:formula="of:=[.C912]+[.A913]" office:value-type="float" office:value="4547619" calcext:value-type="float">
            <text:p>4547619</text:p>
          </table:table-cell>
          <table:table-cell table:number-columns-repeated="6"/>
        </table:table-row>
        <table:table-row table:style-name="ro1">
          <table:table-cell office:value-type="float" office:value="6983" calcext:value-type="float">
            <text:p>6983</text:p>
          </table:table-cell>
          <table:table-cell office:value-type="string" calcext:value-type="string">
            <text:p>A</text:p>
          </table:table-cell>
          <table:table-cell table:formula="of:=[.C913]+[.A914]" office:value-type="float" office:value="4554602" calcext:value-type="float">
            <text:p>4554602</text:p>
          </table:table-cell>
          <table:table-cell table:number-columns-repeated="6"/>
        </table:table-row>
        <table:table-row table:style-name="ro1">
          <table:table-cell office:value-type="float" office:value="6987" calcext:value-type="float">
            <text:p>6987</text:p>
          </table:table-cell>
          <table:table-cell office:value-type="string" calcext:value-type="string">
            <text:p>B</text:p>
          </table:table-cell>
          <table:table-cell table:formula="of:=[.C914]+[.A915]" office:value-type="float" office:value="4561589" calcext:value-type="float">
            <text:p>4561589</text:p>
          </table:table-cell>
          <table:table-cell table:number-columns-repeated="6"/>
        </table:table-row>
        <table:table-row table:style-name="ro1">
          <table:table-cell office:value-type="float" office:value="6989" calcext:value-type="float">
            <text:p>6989</text:p>
          </table:table-cell>
          <table:table-cell office:value-type="string" calcext:value-type="string">
            <text:p>A</text:p>
          </table:table-cell>
          <table:table-cell table:formula="of:=[.C915]+[.A916]" office:value-type="float" office:value="4568578" calcext:value-type="float">
            <text:p>4568578</text:p>
          </table:table-cell>
          <table:table-cell table:number-columns-repeated="6"/>
        </table:table-row>
        <table:table-row table:style-name="ro1" table:number-rows-repeated="1047659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'26-38960'.C1:'26-38960'.C1048576">
            <calcext:condition calcext:apply-style-name="Error" calcext:value="&gt;982000" calcext:base-cell-address="'26-38960'.C1"/>
          </calcext:conditional-format>
        </calcext:conditional-formats>
      </table:table>
      <table:named-expressions/>
      <table:database-ranges>
        <table:database-range table:name="__Anonymous_Sheet_DB__0" table:target-range-address="'26-38960'.A1:'26-38960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9T20:22:39.942000000</dc:date>
    <meta:editing-duration>PT2M28S</meta:editing-duration>
    <meta:editing-cycles>1</meta:editing-cycles>
    <meta:document-statistic meta:table-count="1" meta:cell-count="2714" meta:object-count="0"/>
    <meta:generator>LibreOffice/7.3.2.2$Windows_X86_64 LibreOffice_project/49f2b1bff42cfccbd8f788c8dc32c1c309559be0</meta:generator>
  </office:meta>
</office:document-meta>
</file>